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522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361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1.4689in"/>
    </style:style>
    <style:style style:name="co20" style:family="table-column">
      <style:table-column-properties fo:break-before="auto" style:column-width="1.6402in"/>
    </style:style>
    <style:style style:name="co21" style:family="table-column">
      <style:table-column-properties fo:break-before="auto" style:column-width="1.5866in"/>
    </style:style>
    <style:style style:name="co22" style:family="table-column">
      <style:table-column-properties fo:break-before="auto" style:column-width="1.3291in"/>
    </style:style>
    <style:style style:name="co23" style:family="table-column">
      <style:table-column-properties fo:break-before="auto" style:column-width="1.2862in"/>
    </style:style>
    <style:style style:name="co24" style:family="table-column">
      <style:table-column-properties fo:break-before="auto" style:column-width="1.211in"/>
    </style:style>
    <style:style style:name="co25" style:family="table-column">
      <style:table-column-properties fo:break-before="auto" style:column-width="1.2646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1.4154in"/>
    </style:style>
    <style:style style:name="co28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4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e6194b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e6194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6194b" fo:border="0.06pt solid #000000"/>
    </style:style>
    <style:style style:name="ce6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3cb44b" fo:border="0.06pt solid #000000"/>
    </style:style>
    <style:style style:name="ce6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6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19" fo:border="0.06pt solid #000000"/>
    </style:style>
    <style:style style:name="ce69" style:family="table-cell" style:parent-style-name="Default">
      <style:table-cell-properties fo:background-color="#e6e6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70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82c8" fo:border="0.06pt solid #000000"/>
    </style:style>
    <style:style style:name="ce73" style:family="table-cell" style:parent-style-name="Default">
      <style:table-cell-properties fo:background-color="#80ff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58230" fo:border="0.06pt solid #000000"/>
    </style:style>
    <style:style style:name="ce77" style:family="table-cell" style:parent-style-name="Default">
      <style:table-cell-properties fo:background-color="#00e6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11eb4" fo:border="0.06pt solid #000000"/>
    </style:style>
    <style:style style:name="ce81" style:family="table-cell" style:parent-style-name="Default" style:data-style-name="N61">
      <style:table-cell-properties fo:background-color="#911eb4" fo:border="0.06pt solid #000000"/>
    </style:style>
    <style:style style:name="ce82" style:family="table-cell" style:parent-style-name="Default">
      <style:table-cell-properties fo:background-color="#00ff8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46f0f0" fo:border="0.06pt solid #000000"/>
    </style:style>
    <style:style style:name="ce86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87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61">
      <style:table-cell-properties fo:background-color="#f032e6" fo:border="0.06pt solid #000000"/>
    </style:style>
    <style:style style:name="ce89" style:family="table-cell" style:parent-style-name="Default">
      <style:table-cell-properties fo:background-color="#f032e6" fo:border="0.06pt solid #000000"/>
    </style:style>
    <style:style style:name="ce90" style:family="table-cell" style:parent-style-name="Default">
      <style:table-cell-properties fo:background-color="#0080ff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91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92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800000" fo:border="0.06pt solid #000000"/>
    </style:style>
    <style:style style:name="ce94" style:family="table-cell" style:parent-style-name="Default" style:data-style-name="N61">
      <style:table-cell-properties fo:background-color="#800000" fo:border="0.06pt solid #000000"/>
    </style:style>
    <style:style style:name="ce95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96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61">
      <style:table-cell-properties fo:background-color="#fabed4" fo:border="0.06pt solid #000000"/>
    </style:style>
    <style:style style:name="ce99" style:family="table-cell" style:parent-style-name="Default">
      <style:table-cell-properties fo:background-color="#fabed4" fo:border="0.06pt solid #000000"/>
    </style:style>
    <style:style style:name="ce100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01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61">
      <style:table-cell-properties fo:background-color="#008080" fo:border="0.06pt solid #000000"/>
    </style:style>
    <style:style style:name="ce104" style:family="table-cell" style:parent-style-name="Default">
      <style:table-cell-properties fo:background-color="#008080" fo:border="0.06pt solid #000000"/>
    </style:style>
    <style:style style:name="ce106" style:family="table-cell" style:parent-style-name="Default">
      <style:table-cell-properties fo:background-color="#e600e6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07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108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aa6e28" fo:border="0.06pt solid #000000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0" table:default-cell-style-name="ce68"/>
        <table:table-column table:style-name="co11" table:default-cell-style-name="ce68"/>
        <table:table-column table:style-name="co8" table:default-cell-style-name="ce68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9" table:default-cell-style-name="ce72"/>
        <table:table-column table:style-name="co6" table:default-cell-style-name="ce72"/>
        <table:table-column table:style-name="co15" table:default-cell-style-name="ce76"/>
        <table:table-column table:style-name="co12" table:number-columns-repeated="2" table:default-cell-style-name="ce76"/>
        <table:table-column table:style-name="co16" table:default-cell-style-name="ce76"/>
        <table:table-column table:style-name="co17" table:default-cell-style-name="ce80"/>
        <table:table-column table:style-name="co18" table:default-cell-style-name="ce80"/>
        <table:table-column table:style-name="co10" table:default-cell-style-name="ce80"/>
        <table:table-column table:style-name="co19" table:number-columns-repeated="2" table:default-cell-style-name="ce80"/>
        <table:table-column table:style-name="co20" table:default-cell-style-name="ce85"/>
        <table:table-column table:style-name="co21" table:default-cell-style-name="ce88"/>
        <table:table-column table:style-name="co7" table:default-cell-style-name="ce88"/>
        <table:table-column table:style-name="co5" table:default-cell-style-name="ce88"/>
        <table:table-column table:style-name="co18" table:default-cell-style-name="ce89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25" table:default-cell-style-name="ce93"/>
        <table:table-column table:style-name="co22" table:default-cell-style-name="ce93"/>
        <table:table-column table:style-name="co26" table:default-cell-style-name="ce93"/>
        <table:table-column table:style-name="co27" table:default-cell-style-name="ce99"/>
        <table:table-column table:style-name="co12" table:default-cell-style-name="ce99"/>
        <table:table-column table:style-name="co10" table:default-cell-style-name="ce99"/>
        <table:table-column table:style-name="co12" table:default-cell-style-name="ce99"/>
        <table:table-column table:style-name="co28" table:default-cell-style-name="ce104"/>
        <table:table-column table:style-name="co6" table:default-cell-style-name="ce104"/>
        <table:table-column table:style-name="co27" table:default-cell-style-name="ce104"/>
        <table:table-column table:style-name="co10" table:default-cell-style-name="ce104"/>
        <table:table-column table:style-name="co26" table:default-cell-style-name="ce104"/>
        <table:table-column table:style-name="co24" table:default-cell-style-name="ce109"/>
        <table:table-column table:style-name="co1" table:number-columns-repeated="973" table:default-cell-style-name="Default"/>
        <table:table-row table:style-name="ro1">
          <table:table-cell table:style-name="ce1" office:value-type="string" calcext:value-type="string">
            <text:p>Hammer, T. J., Le, E., and Moran, N. A. (2021). Thermal niches of specialized gut symbionts: the case of social bees.Proc. R. Soc. Lond. B Biol. Sci.288:20201480.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0" office:value-type="string" calcext:value-type="string">
            <text:p>https://doi.org/10.1098/rspb.2020.1480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1" table:number-columns-repeated="51"/>
          <table:table-cell table:style-name="ce105" table:number-columns-repeated="973"/>
        </table:table-row>
        <table:table-row table:style-name="ro1">
          <table:table-cell table:style-name="ce52" office:value-type="string" calcext:value-type="string">
            <text:p>Package/Function or method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3"/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4" office:value-type="string" calcext:value-type="string">
            <text:p><text:span text:style-name="T1">mu</text:span>: intrinsic growth rate 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4" office:value-type="string" calcext:value-type="string">
            <text:p><text:span text:style-name="T1">mumax</text:span>: maximum growth rate (maximum value of the curve dy/dt=dln(N(t)/N0)/dt 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4" office:value-type="string" calcext:value-type="string">
            <text:p><text:span text:style-name="T1">N0</text:span>: initial population size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4" office:value-type="string" calcext:value-type="string">
            <text:p><text:span text:style-name="T1">K</text:span>: carrying capacity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4" office:value-type="string" calcext:value-type="string">
            <text:p>For additional parameters, see the corresponding documentations</text:p>
          </table:table-cell>
          <table:table-cell table:style-name="ce51" table:number-columns-repeated="50"/>
          <table:table-cell table:style-name="ce105" table:number-columns-repeated="973"/>
        </table:table-row>
        <table:table-row table:style-name="ro1">
          <table:table-cell table:style-name="ce51" table:number-columns-repeated="51"/>
          <table:table-cell table:style-name="ce105" table:number-columns-repeated="973"/>
        </table:table-row>
        <table:table-row table:style-name="ro1">
          <table:table-cell table:style-name="ce4" table:number-columns-repeated="2"/>
          <table:table-cell table:style-name="ce41" office:value-type="string" calcext:value-type="string" table:number-columns-spanned="4" table:number-rows-spanned="1">
            <text:p>Paper</text:p>
          </table:table-cell>
          <table:covered-table-cell table:number-columns-repeated="3" table:style-name="ce41" office:value-type="string" calcext:value-type="string">
            <text:p>Paper</text:p>
          </table:covered-table-cell>
          <table:table-cell table:style-name="ce58" office:value-type="string" calcext:value-type="string" table:number-columns-spanned="4" table:number-rows-spanned="1">
            <text:p>Growthcurver/Logistic</text:p>
          </table:table-cell>
          <table:covered-table-cell table:number-columns-repeated="3" table:style-name="ce61" office:value-type="string" calcext:value-type="string">
            <text:p>Growthcurver/Logistic</text:p>
          </table:covered-table-cell>
          <table:table-cell table:style-name="ce62" office:value-type="string" calcext:value-type="string" table:number-columns-spanned="3" table:number-rows-spanned="1">
            <text:p>grofit/Gompertz</text:p>
          </table:table-cell>
          <table:covered-table-cell table:number-columns-repeated="2" table:style-name="ce65" office:value-type="string" calcext:value-type="string">
            <text:p>grofit/Gompertz</text:p>
          </table:covered-table-cell>
          <table:table-cell table:style-name="ce66" office:value-type="string" calcext:value-type="string" table:number-columns-spanned="3" table:number-rows-spanned="1">
            <text:p>grofit/Logistic</text:p>
          </table:table-cell>
          <table:covered-table-cell table:number-columns-repeated="2" table:style-name="ce69" office:value-type="string" calcext:value-type="string">
            <text:p>grofit/Logistic</text:p>
          </table:covered-table-cell>
          <table:table-cell table:style-name="ce70" office:value-type="string" calcext:value-type="string" table:number-columns-spanned="5" table:number-rows-spanned="1">
            <text:p>grofit/mGompertz</text:p>
          </table:table-cell>
          <table:covered-table-cell table:number-columns-repeated="4" table:style-name="ce73" office:value-type="string" calcext:value-type="string">
            <text:p>grofit/mGompertz</text:p>
          </table:covered-table-cell>
          <table:table-cell table:style-name="ce74" office:value-type="string" calcext:value-type="string" table:number-columns-spanned="4" table:number-rows-spanned="1">
            <text:p>grofit/Richards</text:p>
          </table:table-cell>
          <table:covered-table-cell table:number-columns-repeated="3" table:style-name="ce77" office:value-type="string" calcext:value-type="string">
            <text:p>grofit/Richards</text:p>
          </table:covered-table-cell>
          <table:table-cell table:style-name="ce78" office:value-type="string" calcext:value-type="string" table:number-columns-spanned="5" table:number-rows-spanned="1">
            <text:p>growthrates/Baranyi</text:p>
          </table:table-cell>
          <table:covered-table-cell table:number-columns-repeated="4" table:style-name="ce82" office:value-type="string" calcext:value-type="string">
            <text:p>growthrates/Baranyi</text:p>
          </table:covered-table-cell>
          <table:table-cell table:style-name="ce83" office:value-type="string" calcext:value-type="string">
            <text:p>growthrates/EasyLinear</text:p>
          </table:table-cell>
          <table:table-cell table:style-name="ce86" office:value-type="string" calcext:value-type="string" table:number-columns-spanned="4" table:number-rows-spanned="1">
            <text:p>growthrates/Gompertz</text:p>
          </table:table-cell>
          <table:covered-table-cell table:number-columns-repeated="3" table:style-name="ce90" office:value-type="string" calcext:value-type="string">
            <text:p>growthrates/Gompertz</text:p>
          </table:covered-table-cell>
          <table:table-cell table:style-name="ce91" office:value-type="string" calcext:value-type="string" table:number-columns-spanned="6" table:number-rows-spanned="1">
            <text:p>growthrates/Huang</text:p>
          </table:table-cell>
          <table:covered-table-cell table:number-columns-repeated="5" table:style-name="ce95" office:value-type="string" calcext:value-type="string">
            <text:p>growthrates/Huang</text:p>
          </table:covered-table-cell>
          <table:table-cell table:style-name="ce96" office:value-type="string" calcext:value-type="string" table:number-columns-spanned="4" table:number-rows-spanned="1">
            <text:p>growthrates/Logistic</text:p>
          </table:table-cell>
          <table:covered-table-cell table:number-columns-repeated="3" table:style-name="ce100" office:value-type="string" calcext:value-type="string">
            <text:p>growthrates/Logistic</text:p>
          </table:covered-table-cell>
          <table:table-cell table:style-name="ce101" office:value-type="string" calcext:value-type="string" table:number-columns-spanned="5" table:number-rows-spanned="1">
            <text:p>growthrates/Richards</text:p>
          </table:table-cell>
          <table:covered-table-cell table:number-columns-repeated="4" table:style-name="ce106" office:value-type="string" calcext:value-type="string">
            <text:p>growthrates/Richards</text:p>
          </table:covered-table-cell>
          <table:table-cell table:style-name="ce107" office:value-type="string" calcext:value-type="string">
            <text:p>growthrates/Spline</text:p>
          </table:table-cell>
          <table:table-cell table:style-name="ce49" table:number-columns-repeated="973"/>
        </table:table-row>
        <table:table-row table:style-name="ro1">
          <table:table-cell table:style-name="ce2" office:value-type="string" calcext:value-type="string">
            <text:p>N° </text:p>
          </table:table-cell>
          <table:table-cell table:style-name="ce2" office:value-type="string" calcext:value-type="string">
            <text:p>Sample</text:p>
          </table:table-cell>
          <table:table-cell table:style-name="ce5" office:value-type="string" calcext:value-type="string">
            <text:p>mu (h^-1)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N0</text:p>
          </table:table-cell>
          <table:table-cell table:style-name="ce5" office:value-type="string" calcext:value-type="string">
            <text:p>mumax (h^-1)</text:p>
          </table:table-cell>
          <table:table-cell table:style-name="ce59" office:value-type="string" calcext:value-type="string">
            <text:p>mu (h^-1)</text:p>
          </table:table-cell>
          <table:table-cell table:style-name="ce59" office:value-type="string" calcext:value-type="string">
            <text:p>K</text:p>
          </table:table-cell>
          <table:table-cell table:style-name="ce59" office:value-type="string" calcext:value-type="string">
            <text:p>N0</text:p>
          </table:table-cell>
          <table:table-cell table:style-name="ce59" office:value-type="string" calcext:value-type="string">
            <text:p>mumax (h^-1)</text:p>
          </table:table-cell>
          <table:table-cell table:style-name="ce63" office:value-type="string" calcext:value-type="string">
            <text:p>mumax (h^-1)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lambda (h)</text:p>
          </table:table-cell>
          <table:table-cell table:style-name="ce67" office:value-type="string" calcext:value-type="string">
            <text:p>mumax (h^-1)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lambda (h)</text:p>
          </table:table-cell>
          <table:table-cell table:style-name="ce71" office:value-type="string" calcext:value-type="string">
            <text:p>mumax (h^-1)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lambda (h)</text:p>
          </table:table-cell>
          <table:table-cell table:style-name="ce71" office:value-type="string" calcext:value-type="string">
            <text:p>alpha (h^-1)</text:p>
          </table:table-cell>
          <table:table-cell table:style-name="ce71" office:value-type="string" calcext:value-type="string">
            <text:p>tschift (h)</text:p>
          </table:table-cell>
          <table:table-cell table:style-name="ce75" office:value-type="string" calcext:value-type="string">
            <text:p>mumax (h^-1)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lambda</text:p>
          </table:table-cell>
          <table:table-cell table:style-name="ce75" office:value-type="string" calcext:value-type="string">
            <text:p>nu</text:p>
          </table:table-cell>
          <table:table-cell table:style-name="ce79" office:value-type="string" calcext:value-type="string">
            <text:p>mu (h^-1)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N0</text:p>
          </table:table-cell>
          <table:table-cell table:style-name="ce79" office:value-type="string" calcext:value-type="string">
            <text:p>h0</text:p>
          </table:table-cell>
          <table:table-cell table:style-name="ce79" office:value-type="string" calcext:value-type="string">
            <text:p>mumax (h^-1)</text:p>
          </table:table-cell>
          <table:table-cell table:style-name="ce84" office:value-type="string" calcext:value-type="string">
            <text:p>mumax (h^-1)</text:p>
          </table:table-cell>
          <table:table-cell table:style-name="ce87" office:value-type="string" calcext:value-type="string">
            <text:p>mu (h^-1)</text:p>
          </table:table-cell>
          <table:table-cell table:style-name="ce87" office:value-type="string" calcext:value-type="string">
            <text:p>K</text:p>
          </table:table-cell>
          <table:table-cell table:style-name="ce87" office:value-type="string" calcext:value-type="string">
            <text:p>N0</text:p>
          </table:table-cell>
          <table:table-cell table:style-name="ce87" office:value-type="string" calcext:value-type="string">
            <text:p>mumax (h^-1)</text:p>
          </table:table-cell>
          <table:table-cell table:style-name="ce92" office:value-type="string" calcext:value-type="string">
            <text:p>mu (h^-1)</text:p>
          </table:table-cell>
          <table:table-cell table:style-name="ce92" office:value-type="string" calcext:value-type="string">
            <text:p>K</text:p>
          </table:table-cell>
          <table:table-cell table:style-name="ce92" office:value-type="string" calcext:value-type="string">
            <text:p>N0</text:p>
          </table:table-cell>
          <table:table-cell table:style-name="ce92" office:value-type="string" calcext:value-type="string">
            <text:p>alpha</text:p>
          </table:table-cell>
          <table:table-cell table:style-name="ce92" office:value-type="string" calcext:value-type="string">
            <text:p>lambda</text:p>
          </table:table-cell>
          <table:table-cell table:style-name="ce92" office:value-type="string" calcext:value-type="string">
            <text:p>mumax (h^-1)</text:p>
          </table:table-cell>
          <table:table-cell table:style-name="ce97" office:value-type="string" calcext:value-type="string">
            <text:p>mu (h^-1)</text:p>
          </table:table-cell>
          <table:table-cell table:style-name="ce97" office:value-type="string" calcext:value-type="string">
            <text:p>K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mumax (h^-1)</text:p>
          </table:table-cell>
          <table:table-cell table:style-name="ce102" office:value-type="string" calcext:value-type="string">
            <text:p>mu (h^-1)</text:p>
          </table:table-cell>
          <table:table-cell table:style-name="ce102" office:value-type="string" calcext:value-type="string">
            <text:p>K</text:p>
          </table:table-cell>
          <table:table-cell table:style-name="ce102" office:value-type="string" calcext:value-type="string">
            <text:p>N0</text:p>
          </table:table-cell>
          <table:table-cell table:style-name="ce102" office:value-type="string" calcext:value-type="string">
            <text:p>beta</text:p>
          </table:table-cell>
          <table:table-cell table:style-name="ce102" office:value-type="string" calcext:value-type="string">
            <text:p>mumax (h^-1)</text:p>
          </table:table-cell>
          <table:table-cell table:style-name="ce108" office:value-type="string" calcext:value-type="string">
            <text:p>mumax (h^-1)</text:p>
          </table:table-cell>
          <table:table-cell table:number-columns-repeated="9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mp_28C strain_App4.8</text:p>
          </table:table-cell>
          <table:table-cell office:value-type="float" office:value="0.421825491465532" calcext:value-type="float">
            <text:p>0.421825491465532</text:p>
          </table:table-cell>
          <table:table-cell office:value-type="float" office:value="0.106487380801225" calcext:value-type="float">
            <text:p>0.106487380801225</text:p>
          </table:table-cell>
          <table:table-cell office:value-type="float" office:value="0.00000000243950435944398" calcext:value-type="float">
            <text:p>2.43950435944398E-09</text:p>
          </table:table-cell>
          <table:table-cell table:formula="of:=[.C14]*(1-[.E14]/[.D14])" office:value-type="float" office:value="0.421825481801992" calcext:value-type="float">
            <text:p>0.421825481801992</text:p>
          </table:table-cell>
          <table:table-cell office:value-type="float" office:value="0.421825491465532" calcext:value-type="float">
            <text:p>0.421825491465532</text:p>
          </table:table-cell>
          <table:table-cell office:value-type="float" office:value="0.106487380801225" calcext:value-type="float">
            <text:p>0.106487380801225</text:p>
          </table:table-cell>
          <table:table-cell office:value-type="float" office:value="0.00000000243950435944398" calcext:value-type="float">
            <text:p>2.43950435944398E-09</text:p>
          </table:table-cell>
          <table:table-cell table:formula="of:=[.G14]*(1-[.I14]/[.H14])" office:value-type="float" office:value="0.421825481801992" calcext:value-type="float">
            <text:p>0.421825481801992</text:p>
          </table:table-cell>
          <table:table-cell office:value-type="float" office:value="0.21676594" calcext:value-type="float">
            <text:p>0.21676594</text:p>
          </table:table-cell>
          <table:table-cell office:value-type="float" office:value="2.459723" calcext:value-type="float">
            <text:p>2.459723</text:p>
          </table:table-cell>
          <table:table-cell office:value-type="float" office:value="32.5373899" calcext:value-type="float">
            <text:p>32.5373899</text:p>
          </table:table-cell>
          <table:table-cell office:value-type="float" office:value="0.2145744" calcext:value-type="float">
            <text:p>0.2145744</text:p>
          </table:table-cell>
          <table:table-cell office:value-type="float" office:value="2.438657" calcext:value-type="float">
            <text:p>2.438657</text:p>
          </table:table-cell>
          <table:table-cell office:value-type="float" office:value="32.9254781" calcext:value-type="float">
            <text:p>32.9254781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43146436" calcext:value-type="float">
            <text:p>0.43146436</text:p>
          </table:table-cell>
          <table:table-cell office:value-type="float" office:value="0.11656746" calcext:value-type="float">
            <text:p>0.11656746</text:p>
          </table:table-cell>
          <table:table-cell office:value-type="float" office:value="0.01107009" calcext:value-type="float">
            <text:p>0.01107009</text:p>
          </table:table-cell>
          <table:table-cell office:value-type="float" office:value="15.66679136" calcext:value-type="float">
            <text:p>15.66679136</text:p>
          </table:table-cell>
          <table:table-cell office:value-type="float" office:value="0.228182588726326" calcext:value-type="float">
            <text:p>0.228182588726326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1022667" calcext:value-type="float">
            <text:p>1.02E-01</text:p>
          </table:table-cell>
          <table:table-cell office:value-type="float" office:value="0.131149" calcext:value-type="float">
            <text:p>1.31E-01</text:p>
          </table:table-cell>
          <table:table-cell office:value-type="float" office:value="3.808239E-023" calcext:value-type="float">
            <text:p>3.81E-23</text:p>
          </table:table-cell>
          <table:table-cell table:formula="of:=-[.AF14]*LOG([.AH14]/[.AG14])" office:value-type="float" office:value="2.20252208906931" calcext:value-type="float">
            <text:p>2.20252208906931</text:p>
          </table:table-cell>
          <table:table-cell office:value-type="float" office:value="0.64508849" calcext:value-type="float">
            <text:p>0.64508849</text:p>
          </table:table-cell>
          <table:table-cell office:value-type="float" office:value="0.11614835" calcext:value-type="float">
            <text:p>0.11614835</text:p>
          </table:table-cell>
          <table:table-cell office:value-type="float" office:value="0.01060359" calcext:value-type="float">
            <text:p>0.01060359</text:p>
          </table:table-cell>
          <table:table-cell office:value-type="float" office:value="0.25647283" calcext:value-type="float">
            <text:p>0.25647283</text:p>
          </table:table-cell>
          <table:table-cell office:value-type="float" office:value="39.88907489" calcext:value-type="float">
            <text:p>39.88907489</text:p>
          </table:table-cell>
          <table:table-cell office:value-type="float" office:value="0.205084719096449" calcext:value-type="float">
            <text:p>0.205084719096449</text:p>
          </table:table-cell>
          <table:table-cell table:style-name="ce98" office:value-type="float" office:value="0.3171598" calcext:value-type="float">
            <text:p>3.17E-01</text:p>
          </table:table-cell>
          <table:table-cell table:style-name="ce98" office:value-type="float" office:value="0.1175585" calcext:value-type="float">
            <text:p>1.18E-01</text:p>
          </table:table-cell>
          <table:table-cell table:style-name="ce98" office:value-type="float" office:value="0.0000002717091" calcext:value-type="float">
            <text:p>2.72E-07</text:p>
          </table:table-cell>
          <table:table-cell table:formula="of:=[.AP14]*(1-[.AR14]/[.AQ14])" office:value-type="float" office:value="0.317159066958971" calcext:value-type="float">
            <text:p>0.317159066958971</text:p>
          </table:table-cell>
          <table:table-cell table:style-name="ce103" office:value-type="float" office:value="0.2893987" calcext:value-type="float">
            <text:p>2.89E-01</text:p>
          </table:table-cell>
          <table:table-cell table:style-name="ce103" office:value-type="float" office:value="0.1166555" calcext:value-type="float">
            <text:p>1.17E-01</text:p>
          </table:table-cell>
          <table:table-cell table:style-name="ce103" office:value-type="float" office:value="0.0000005350235" calcext:value-type="float">
            <text:p>5.35E-07</text:p>
          </table:table-cell>
          <table:table-cell table:style-name="ce103" office:value-type="float" office:value="1.410923" calcext:value-type="float">
            <text:p>1.41E+00</text:p>
          </table:table-cell>
          <table:table-cell table:formula="of:=[.AT14]*(1-([.AV14]/[.AU14])^[.AW14])" office:value-type="float" office:value="0.289398691503531" calcext:value-type="float">
            <text:p>0.289398691503531</text:p>
          </table:table-cell>
          <table:table-cell office:value-type="float" office:value="0.188994" calcext:value-type="float">
            <text:p>0.188994</text:p>
          </table:table-cell>
          <table:table-cell table:number-columns-repeated="9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_28C strain_App6.4</text:p>
          </table:table-cell>
          <table:table-cell office:value-type="float" office:value="0.149828937660886" calcext:value-type="float">
            <text:p>0.149828937660886</text:p>
          </table:table-cell>
          <table:table-cell office:value-type="float" office:value="0.285384006757505" calcext:value-type="float">
            <text:p>0.285384006757505</text:p>
          </table:table-cell>
          <table:table-cell office:value-type="float" office:value="0.000877979944722481" calcext:value-type="float">
            <text:p>0.000877979944722</text:p>
          </table:table-cell>
          <table:table-cell table:formula="of:=[.C15]*(1-[.E15]/[.D15])" office:value-type="float" office:value="0.14936799100904" calcext:value-type="float">
            <text:p>0.14936799100904</text:p>
          </table:table-cell>
          <table:table-cell office:value-type="float" office:value="0.149828937660886" calcext:value-type="float">
            <text:p>0.149828937660886</text:p>
          </table:table-cell>
          <table:table-cell office:value-type="float" office:value="0.285384006757505" calcext:value-type="float">
            <text:p>0.285384006757505</text:p>
          </table:table-cell>
          <table:table-cell office:value-type="float" office:value="0.000877979944722481" calcext:value-type="float">
            <text:p>0.000877979944722</text:p>
          </table:table-cell>
          <table:table-cell table:formula="of:=[.G15]*(1-[.I15]/[.H15])" office:value-type="float" office:value="0.14936799100904" calcext:value-type="float">
            <text:p>0.14936799100904</text:p>
          </table:table-cell>
          <table:table-cell office:value-type="float" office:value="0.0948163" calcext:value-type="float">
            <text:p>0.0948163</text:p>
          </table:table-cell>
          <table:table-cell office:value-type="float" office:value="3.92219" calcext:value-type="float">
            <text:p>3.92219</text:p>
          </table:table-cell>
          <table:table-cell office:value-type="float" office:value="4.7764077" calcext:value-type="float">
            <text:p>4.7764077</text:p>
          </table:table-cell>
          <table:table-cell office:value-type="float" office:value="0.09597163" calcext:value-type="float">
            <text:p>0.09597163</text:p>
          </table:table-cell>
          <table:table-cell office:value-type="float" office:value="3.761336" calcext:value-type="float">
            <text:p>3.761336</text:p>
          </table:table-cell>
          <table:table-cell office:value-type="float" office:value="6.104735" calcext:value-type="float">
            <text:p>6.10473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15845246" calcext:value-type="float">
            <text:p>0.15845246</text:p>
          </table:table-cell>
          <table:table-cell office:value-type="float" office:value="0.29048905" calcext:value-type="float">
            <text:p>0.29048905</text:p>
          </table:table-cell>
          <table:table-cell office:value-type="float" office:value="0.01195787" calcext:value-type="float">
            <text:p>0.01195787</text:p>
          </table:table-cell>
          <table:table-cell office:value-type="float" office:value="2.94967406" calcext:value-type="float">
            <text:p>2.94967406</text:p>
          </table:table-cell>
          <table:table-cell office:value-type="float" office:value="0.106137456036479" calcext:value-type="float">
            <text:p>0.106137456036479</text:p>
          </table:table-cell>
          <table:table-cell office:value-type="float" office:value="0.08224" calcext:value-type="float">
            <text:p>0.08224</text:p>
          </table:table-cell>
          <table:table-cell office:value-type="float" office:value="0.08283179" calcext:value-type="float">
            <text:p>8.28E-02</text:p>
          </table:table-cell>
          <table:table-cell office:value-type="float" office:value="0.315324" calcext:value-type="float">
            <text:p>3.15E-01</text:p>
          </table:table-cell>
          <table:table-cell office:value-type="float" office:value="0.000000008293142" calcext:value-type="float">
            <text:p>8.29E-09</text:p>
          </table:table-cell>
          <table:table-cell table:formula="of:=-[.AF15]*LOG([.AH15]/[.AG15])" office:value-type="float" office:value="0.627868109630517" calcext:value-type="float">
            <text:p>0.627868109630517</text:p>
          </table:table-cell>
          <table:table-cell office:value-type="float" office:value="0.15920095" calcext:value-type="float">
            <text:p>0.15920095</text:p>
          </table:table-cell>
          <table:table-cell office:value-type="float" office:value="0.29039015" calcext:value-type="float">
            <text:p>0.29039015</text:p>
          </table:table-cell>
          <table:table-cell office:value-type="float" office:value="0.01179624" calcext:value-type="float">
            <text:p>0.01179624</text:p>
          </table:table-cell>
          <table:table-cell office:value-type="float" office:value="0.1537436" calcext:value-type="float">
            <text:p>0.1537436</text:p>
          </table:table-cell>
          <table:table-cell office:value-type="float" office:value="18.27596591" calcext:value-type="float">
            <text:p>18.27596591</text:p>
          </table:table-cell>
          <table:table-cell office:value-type="float" office:value="0.105738989289141" calcext:value-type="float">
            <text:p>0.105738989289141</text:p>
          </table:table-cell>
          <table:table-cell office:value-type="float" office:value="0.136182074" calcext:value-type="float">
            <text:p>0.136182074</text:p>
          </table:table-cell>
          <table:table-cell office:value-type="float" office:value="0.29614243" calcext:value-type="float">
            <text:p>0.29614243</text:p>
          </table:table-cell>
          <table:table-cell office:value-type="float" office:value="0.001588815" calcext:value-type="float">
            <text:p>0.001588815</text:p>
          </table:table-cell>
          <table:table-cell table:formula="of:=[.AP15]*(1-[.AR15]/[.AQ15])" office:value-type="float" office:value="0.135451452177581" calcext:value-type="float">
            <text:p>0.135451452177581</text:p>
          </table:table-cell>
          <table:table-cell office:value-type="float" office:value="0.109722643" calcext:value-type="float">
            <text:p>0.109722643</text:p>
          </table:table-cell>
          <table:table-cell office:value-type="float" office:value="0.290916776" calcext:value-type="float">
            <text:p>0.290916776</text:p>
          </table:table-cell>
          <table:table-cell office:value-type="float" office:value="0.002893099" calcext:value-type="float">
            <text:p>0.002893099</text:p>
          </table:table-cell>
          <table:table-cell office:value-type="float" office:value="1.516583703" calcext:value-type="float">
            <text:p>1.516583703</text:p>
          </table:table-cell>
          <table:table-cell table:formula="of:=[.AT15]*(1-([.AV15]/[.AU15])^[.AW15])" office:value-type="float" office:value="0.109621838305791" calcext:value-type="float">
            <text:p>0.109621838305791</text:p>
          </table:table-cell>
          <table:table-cell office:value-type="float" office:value="0.2073412" calcext:value-type="float">
            <text:p>0.2073412</text:p>
          </table:table-cell>
          <table:table-cell table:number-columns-repeated="9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_28C strain_Fer2.2</text:p>
          </table:table-cell>
          <table:table-cell office:value-type="float" office:value="0.12195494715296" calcext:value-type="float">
            <text:p>0.12195494715296</text:p>
          </table:table-cell>
          <table:table-cell office:value-type="float" office:value="0.461293080688245" calcext:value-type="float">
            <text:p>0.461293080688245</text:p>
          </table:table-cell>
          <table:table-cell office:value-type="float" office:value="0.00329222028349258" calcext:value-type="float">
            <text:p>0.003292220283493</text:p>
          </table:table-cell>
          <table:table-cell table:formula="of:=[.C16]*(1-[.E16]/[.D16])" office:value-type="float" office:value="0.12108456221224" calcext:value-type="float">
            <text:p>0.12108456221224</text:p>
          </table:table-cell>
          <table:table-cell office:value-type="float" office:value="0.12195494715296" calcext:value-type="float">
            <text:p>0.12195494715296</text:p>
          </table:table-cell>
          <table:table-cell office:value-type="float" office:value="0.461293080688245" calcext:value-type="float">
            <text:p>0.461293080688245</text:p>
          </table:table-cell>
          <table:table-cell office:value-type="float" office:value="0.00329222028349258" calcext:value-type="float">
            <text:p>0.003292220283493</text:p>
          </table:table-cell>
          <table:table-cell table:formula="of:=[.G16]*(1-[.I16]/[.H16])" office:value-type="float" office:value="0.12108456221224" calcext:value-type="float">
            <text:p>0.12108456221224</text:p>
          </table:table-cell>
          <table:table-cell office:value-type="float" office:value="0.12023805" calcext:value-type="float">
            <text:p>0.12023805</text:p>
          </table:table-cell>
          <table:table-cell office:value-type="float" office:value="4.05066" calcext:value-type="float">
            <text:p>4.05066</text:p>
          </table:table-cell>
          <table:table-cell office:value-type="float" office:value="7.3321682" calcext:value-type="float">
            <text:p>7.3321682</text:p>
          </table:table-cell>
          <table:table-cell office:value-type="float" office:value="0.12000121" calcext:value-type="float">
            <text:p>0.12000121</text:p>
          </table:table-cell>
          <table:table-cell office:value-type="float" office:value="3.923743" calcext:value-type="float">
            <text:p>3.923743</text:p>
          </table:table-cell>
          <table:table-cell office:value-type="float" office:value="8.1766176" calcext:value-type="float">
            <text:p>8.176617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1181664" calcext:value-type="float">
            <text:p>0.1181664</text:p>
          </table:table-cell>
          <table:table-cell office:value-type="float" office:value="0.4713348" calcext:value-type="float">
            <text:p>0.4713348</text:p>
          </table:table-cell>
          <table:table-cell office:value-type="float" office:value="0.0070335" calcext:value-type="float">
            <text:p>0.0070335</text:p>
          </table:table-cell>
          <table:table-cell office:value-type="float" office:value="0.5710271" calcext:value-type="float">
            <text:p>0.5710271</text:p>
          </table:table-cell>
          <table:table-cell office:value-type="float" office:value="0.100474934900732" calcext:value-type="float">
            <text:p>0.100474934900732</text:p>
          </table:table-cell>
          <table:table-cell office:value-type="float" office:value="0.123437" calcext:value-type="float">
            <text:p>0.123437</text:p>
          </table:table-cell>
          <table:table-cell table:style-name="ce89" office:value-type="float" office:value="0.0642199144" calcext:value-type="float">
            <text:p>0.0642199144</text:p>
          </table:table-cell>
          <table:table-cell table:style-name="ce89" office:value-type="float" office:value="0.5243515174" calcext:value-type="float">
            <text:p>0.5243515174</text:p>
          </table:table-cell>
          <table:table-cell table:style-name="ce89" office:value-type="float" office:value="0.0000197324" calcext:value-type="float">
            <text:p>1.97324E-05</text:p>
          </table:table-cell>
          <table:table-cell table:formula="of:=-[.AF16]*LOG([.AH16]/[.AG16])" office:value-type="float" office:value="0.284137326232114" calcext:value-type="float">
            <text:p>0.284137326232114</text:p>
          </table:table-cell>
          <table:table-cell table:style-name="ce94" office:value-type="float" office:value="1.412228" calcext:value-type="float">
            <text:p>1.41E+00</text:p>
          </table:table-cell>
          <table:table-cell table:style-name="ce94" office:value-type="float" office:value="0.4624703" calcext:value-type="float">
            <text:p>4.62E-01</text:p>
          </table:table-cell>
          <table:table-cell table:style-name="ce94" office:value-type="float" office:value="0.007082979" calcext:value-type="float">
            <text:p>7.08E-03</text:p>
          </table:table-cell>
          <table:table-cell table:style-name="ce94" office:value-type="float" office:value="0.008773557" calcext:value-type="float">
            <text:p>8.77E-03</text:p>
          </table:table-cell>
          <table:table-cell table:style-name="ce94" office:value-type="float" office:value="309.2764" calcext:value-type="float">
            <text:p>3.09E+02</text:p>
          </table:table-cell>
          <table:table-cell office:value-type="float" office:value="0.0938784979844754" calcext:value-type="float">
            <text:p>0.093878497984475</text:p>
          </table:table-cell>
          <table:table-cell office:value-type="float" office:value="0.115644912" calcext:value-type="float">
            <text:p>0.115644912</text:p>
          </table:table-cell>
          <table:table-cell office:value-type="float" office:value="0.47304724" calcext:value-type="float">
            <text:p>0.47304724</text:p>
          </table:table-cell>
          <table:table-cell office:value-type="float" office:value="0.004451092" calcext:value-type="float">
            <text:p>0.004451092</text:p>
          </table:table-cell>
          <table:table-cell table:formula="of:=[.AP16]*(1-[.AR16]/[.AQ16])" office:value-type="float" office:value="0.114556762447233" calcext:value-type="float">
            <text:p>0.114556762447233</text:p>
          </table:table-cell>
          <table:table-cell office:value-type="float" office:value="0.09436704" calcext:value-type="float">
            <text:p>0.09436704</text:p>
          </table:table-cell>
          <table:table-cell office:value-type="float" office:value="0.461750314" calcext:value-type="float">
            <text:p>0.461750314</text:p>
          </table:table-cell>
          <table:table-cell office:value-type="float" office:value="0.006916831" calcext:value-type="float">
            <text:p>0.006916831</text:p>
          </table:table-cell>
          <table:table-cell office:value-type="float" office:value="1.522867043" calcext:value-type="float">
            <text:p>1.522867043</text:p>
          </table:table-cell>
          <table:table-cell table:formula="of:=[.AT16]*(1-([.AV16]/[.AU16])^[.AW16])" office:value-type="float" office:value="0.0942098773439356" calcext:value-type="float">
            <text:p>0.094209877343936</text:p>
          </table:table-cell>
          <table:table-cell office:value-type="float" office:value="0.1582974" calcext:value-type="float">
            <text:p>0.1582974</text:p>
          </table:table-cell>
          <table:table-cell table:number-columns-repeated="9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_28C strain_Fer4.2</text:p>
          </table:table-cell>
          <table:table-cell office:value-type="float" office:value="0.185265180598375" calcext:value-type="float">
            <text:p>0.185265180598375</text:p>
          </table:table-cell>
          <table:table-cell office:value-type="float" office:value="0.463294180464116" calcext:value-type="float">
            <text:p>0.463294180464116</text:p>
          </table:table-cell>
          <table:table-cell office:value-type="float" office:value="0.000567679299742106" calcext:value-type="float">
            <text:p>0.000567679299742</text:p>
          </table:table-cell>
          <table:table-cell table:formula="of:=[.C17]*(1-[.E17]/[.D17])" office:value-type="float" office:value="0.18503817319698" calcext:value-type="float">
            <text:p>0.18503817319698</text:p>
          </table:table-cell>
          <table:table-cell office:value-type="float" office:value="0.185265180598375" calcext:value-type="float">
            <text:p>0.185265180598375</text:p>
          </table:table-cell>
          <table:table-cell office:value-type="float" office:value="0.463294180464116" calcext:value-type="float">
            <text:p>0.463294180464116</text:p>
          </table:table-cell>
          <table:table-cell office:value-type="float" office:value="0.000567679299742106" calcext:value-type="float">
            <text:p>0.000567679299742</text:p>
          </table:table-cell>
          <table:table-cell table:formula="of:=[.G17]*(1-[.I17]/[.H17])" office:value-type="float" office:value="0.18503817319698" calcext:value-type="float">
            <text:p>0.18503817319698</text:p>
          </table:table-cell>
          <table:table-cell office:value-type="float" office:value="0.15536537" calcext:value-type="float">
            <text:p>0.15536537</text:p>
          </table:table-cell>
          <table:table-cell office:value-type="float" office:value="3.741823" calcext:value-type="float">
            <text:p>3.741823</text:p>
          </table:table-cell>
          <table:table-cell office:value-type="float" office:value="13.8839497" calcext:value-type="float">
            <text:p>13.8839497</text:p>
          </table:table-cell>
          <table:table-cell office:value-type="float" office:value="0.15454218" calcext:value-type="float">
            <text:p>0.15454218</text:p>
          </table:table-cell>
          <table:table-cell office:value-type="float" office:value="3.671176" calcext:value-type="float">
            <text:p>3.671176</text:p>
          </table:table-cell>
          <table:table-cell office:value-type="float" office:value="14.614517" calcext:value-type="float">
            <text:p>14.614517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5509263" calcext:value-type="float">
            <text:p>0.15509263</text:p>
          </table:table-cell>
          <table:table-cell office:value-type="float" office:value="3.738827" calcext:value-type="float">
            <text:p>3.738827</text:p>
          </table:table-cell>
          <table:table-cell office:value-type="float" office:value="13.8939915" calcext:value-type="float">
            <text:p>13.8939915</text:p>
          </table:table-cell>
          <table:table-cell office:value-type="float" office:value="0.02890744" calcext:value-type="float">
            <text:p>0.02890744</text:p>
          </table:table-cell>
          <table:table-cell office:value-type="float" office:value="0.18353342" calcext:value-type="float">
            <text:p>0.18353342</text:p>
          </table:table-cell>
          <table:table-cell office:value-type="float" office:value="0.4745653" calcext:value-type="float">
            <text:p>0.4745653</text:p>
          </table:table-cell>
          <table:table-cell office:value-type="float" office:value="0.01011637" calcext:value-type="float">
            <text:p>0.01011637</text:p>
          </table:table-cell>
          <table:table-cell office:value-type="float" office:value="2.78702895" calcext:value-type="float">
            <text:p>2.78702895</text:p>
          </table:table-cell>
          <table:table-cell office:value-type="float" office:value="0.138023997456345" calcext:value-type="float">
            <text:p>0.138023997456345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0.1085798" calcext:value-type="float">
            <text:p>1.09E-01</text:p>
          </table:table-cell>
          <table:table-cell office:value-type="float" office:value="0.4945043" calcext:value-type="float">
            <text:p>4.95E-01</text:p>
          </table:table-cell>
          <table:table-cell office:value-type="float" office:value="9.551358E-016" calcext:value-type="float">
            <text:p>9.55E-16</text:p>
          </table:table-cell>
          <table:table-cell table:formula="of:=-[.AF17]*LOG([.AH17]/[.AG17])" office:value-type="float" office:value="1.59765457253889" calcext:value-type="float">
            <text:p>1.59765457253889</text:p>
          </table:table-cell>
          <table:table-cell office:value-type="float" office:value="0.18132138" calcext:value-type="float">
            <text:p>0.18132138</text:p>
          </table:table-cell>
          <table:table-cell office:value-type="float" office:value="0.47492047" calcext:value-type="float">
            <text:p>0.47492047</text:p>
          </table:table-cell>
          <table:table-cell office:value-type="float" office:value="0.01073545" calcext:value-type="float">
            <text:p>0.01073545</text:p>
          </table:table-cell>
          <table:table-cell office:value-type="float" office:value="0.20833204" calcext:value-type="float">
            <text:p>0.20833204</text:p>
          </table:table-cell>
          <table:table-cell office:value-type="float" office:value="14.99643" calcext:value-type="float">
            <text:p>14.99643</text:p>
          </table:table-cell>
          <table:table-cell office:value-type="float" office:value="0.140092320297716" calcext:value-type="float">
            <text:p>0.140092320297716</text:p>
          </table:table-cell>
          <table:table-cell office:value-type="float" office:value="0.1720776373" calcext:value-type="float">
            <text:p>0.1720776373</text:p>
          </table:table-cell>
          <table:table-cell office:value-type="float" office:value="0.4770554307" calcext:value-type="float">
            <text:p>0.4770554307</text:p>
          </table:table-cell>
          <table:table-cell office:value-type="float" office:value="0.0009880766" calcext:value-type="float">
            <text:p>0.0009880766</text:p>
          </table:table-cell>
          <table:table-cell table:formula="of:=[.AP17]*(1-[.AR17]/[.AQ17])" office:value-type="float" office:value="0.171721230316958" calcext:value-type="float">
            <text:p>0.171721230316958</text:p>
          </table:table-cell>
          <table:table-cell office:value-type="float" office:value="0.153563045" calcext:value-type="float">
            <text:p>0.153563045</text:p>
          </table:table-cell>
          <table:table-cell office:value-type="float" office:value="0.474657399" calcext:value-type="float">
            <text:p>0.474657399</text:p>
          </table:table-cell>
          <table:table-cell office:value-type="float" office:value="0.001505806" calcext:value-type="float">
            <text:p>0.001505806</text:p>
          </table:table-cell>
          <table:table-cell office:value-type="float" office:value="1.221240405" calcext:value-type="float">
            <text:p>1.221240405</text:p>
          </table:table-cell>
          <table:table-cell table:formula="of:=[.AT17]*(1-([.AV17]/[.AU17])^[.AW17])" office:value-type="float" office:value="0.153426623844886" calcext:value-type="float">
            <text:p>0.153426623844886</text:p>
          </table:table-cell>
          <table:table-cell office:value-type="float" office:value="0.1998633" calcext:value-type="float">
            <text:p>0.1998633</text:p>
          </table:table-cell>
          <table:table-cell table:number-columns-repeated="9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_28C strain_Gris1.3</text:p>
          </table:table-cell>
          <table:table-cell office:value-type="float" office:value="0.177689577746627" calcext:value-type="float">
            <text:p>0.177689577746627</text:p>
          </table:table-cell>
          <table:table-cell office:value-type="float" office:value="0.558289451682528" calcext:value-type="float">
            <text:p>0.558289451682528</text:p>
          </table:table-cell>
          <table:table-cell office:value-type="float" office:value="0.000143439837750809" calcext:value-type="float">
            <text:p>0.000143439837751</text:p>
          </table:table-cell>
          <table:table-cell table:formula="of:=[.C18]*(1-[.E18]/[.D18])" office:value-type="float" office:value="0.177643924431621" calcext:value-type="float">
            <text:p>0.177643924431621</text:p>
          </table:table-cell>
          <table:table-cell office:value-type="float" office:value="0.177689577746627" calcext:value-type="float">
            <text:p>0.177689577746627</text:p>
          </table:table-cell>
          <table:table-cell office:value-type="float" office:value="0.558289451682528" calcext:value-type="float">
            <text:p>0.558289451682528</text:p>
          </table:table-cell>
          <table:table-cell office:value-type="float" office:value="0.000143439837750809" calcext:value-type="float">
            <text:p>0.000143439837751</text:p>
          </table:table-cell>
          <table:table-cell table:formula="of:=[.G18]*(1-[.I18]/[.H18])" office:value-type="float" office:value="0.177643924431621" calcext:value-type="float">
            <text:p>0.177643924431621</text:p>
          </table:table-cell>
          <table:table-cell office:value-type="float" office:value="0.13093952" calcext:value-type="float">
            <text:p>0.13093952</text:p>
          </table:table-cell>
          <table:table-cell office:value-type="float" office:value="4.459914" calcext:value-type="float">
            <text:p>4.459914</text:p>
          </table:table-cell>
          <table:table-cell office:value-type="float" office:value="16.6616778" calcext:value-type="float">
            <text:p>16.6616778</text:p>
          </table:table-cell>
          <table:table-cell office:value-type="float" office:value="0.13552348" calcext:value-type="float">
            <text:p>0.13552348</text:p>
          </table:table-cell>
          <table:table-cell office:value-type="float" office:value="4.253884" calcext:value-type="float">
            <text:p>4.253884</text:p>
          </table:table-cell>
          <table:table-cell office:value-type="float" office:value="18.070346" calcext:value-type="float">
            <text:p>18.070346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3145208" calcext:value-type="float">
            <text:p>0.13145208</text:p>
          </table:table-cell>
          <table:table-cell office:value-type="float" office:value="4.392969" calcext:value-type="float">
            <text:p>4.392969</text:p>
          </table:table-cell>
          <table:table-cell office:value-type="float" office:value="16.9512546" calcext:value-type="float">
            <text:p>16.9512546</text:p>
          </table:table-cell>
          <table:table-cell office:value-type="float" office:value="0.2230961" calcext:value-type="float">
            <text:p>0.2230961</text:p>
          </table:table-cell>
          <table:table-cell office:value-type="float" office:value="0.18330279" calcext:value-type="float">
            <text:p>0.18330279</text:p>
          </table:table-cell>
          <table:table-cell office:value-type="float" office:value="0.56392653" calcext:value-type="float">
            <text:p>0.56392653</text:p>
          </table:table-cell>
          <table:table-cell office:value-type="float" office:value="0.01268966" calcext:value-type="float">
            <text:p>0.01268966</text:p>
          </table:table-cell>
          <table:table-cell office:value-type="float" office:value="4.74929641" calcext:value-type="float">
            <text:p>4.74929641</text:p>
          </table:table-cell>
          <table:table-cell office:value-type="float" office:value="0.135658981193914" calcext:value-type="float">
            <text:p>0.135658981193914</text:p>
          </table:table-cell>
          <table:table-cell office:value-type="float" office:value="0.127204" calcext:value-type="float">
            <text:p>0.127204</text:p>
          </table:table-cell>
          <table:table-cell office:value-type="float" office:value="0.102761" calcext:value-type="float">
            <text:p>1.03E-01</text:p>
          </table:table-cell>
          <table:table-cell office:value-type="float" office:value="0.5460864" calcext:value-type="float">
            <text:p>5.46E-01</text:p>
          </table:table-cell>
          <table:table-cell office:value-type="float" office:value="1.676074E-030" calcext:value-type="float">
            <text:p>1.68E-30</text:p>
          </table:table-cell>
          <table:table-cell table:formula="of:=-[.AF18]*LOG([.AH18]/[.AG18])" office:value-type="float" office:value="3.03278212228445" calcext:value-type="float">
            <text:p>3.03278212228445</text:p>
          </table:table-cell>
          <table:table-cell office:value-type="float" office:value="0.349712001" calcext:value-type="float">
            <text:p>0.349712001</text:p>
          </table:table-cell>
          <table:table-cell office:value-type="float" office:value="0.552639459" calcext:value-type="float">
            <text:p>0.552639459</text:p>
          </table:table-cell>
          <table:table-cell office:value-type="float" office:value="0.007023408" calcext:value-type="float">
            <text:p>0.007023408</text:p>
          </table:table-cell>
          <table:table-cell office:value-type="float" office:value="0.054529128" calcext:value-type="float">
            <text:p>0.054529128</text:p>
          </table:table-cell>
          <table:table-cell office:value-type="float" office:value="43.776890833" calcext:value-type="float">
            <text:p>43.776890833</text:p>
          </table:table-cell>
          <table:table-cell office:value-type="float" office:value="0.118467139534061" calcext:value-type="float">
            <text:p>0.118467139534061</text:p>
          </table:table-cell>
          <table:table-cell office:value-type="float" office:value="0.1685153592" calcext:value-type="float">
            <text:p>0.1685153592</text:p>
          </table:table-cell>
          <table:table-cell office:value-type="float" office:value="0.5700928271" calcext:value-type="float">
            <text:p>0.5700928271</text:p>
          </table:table-cell>
          <table:table-cell office:value-type="float" office:value="0.0002294754" calcext:value-type="float">
            <text:p>0.0002294754</text:p>
          </table:table-cell>
          <table:table-cell table:formula="of:=[.AP18]*(1-[.AR18]/[.AQ18])" office:value-type="float" office:value="0.168447527914251" calcext:value-type="float">
            <text:p>0.168447527914251</text:p>
          </table:table-cell>
          <table:table-cell office:value-type="float" office:value="0.115853297" calcext:value-type="float">
            <text:p>0.115853297</text:p>
          </table:table-cell>
          <table:table-cell office:value-type="float" office:value="0.55159263" calcext:value-type="float">
            <text:p>0.55159263</text:p>
          </table:table-cell>
          <table:table-cell office:value-type="float" office:value="0.001408204" calcext:value-type="float">
            <text:p>0.001408204</text:p>
          </table:table-cell>
          <table:table-cell office:value-type="float" office:value="2.260515347" calcext:value-type="float">
            <text:p>2.260515347</text:p>
          </table:table-cell>
          <table:table-cell table:formula="of:=[.AT18]*(1-([.AV18]/[.AU18])^[.AW18])" office:value-type="float" office:value="0.11585313759622" calcext:value-type="float">
            <text:p>0.11585313759622</text:p>
          </table:table-cell>
          <table:table-cell office:value-type="float" office:value="0.1672191" calcext:value-type="float">
            <text:p>0.1672191</text:p>
          </table:table-cell>
          <table:table-cell table:number-columns-repeated="9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mp_28C strain_Gris1.6</text:p>
          </table:table-cell>
          <table:table-cell office:value-type="float" office:value="0.168112461626113" calcext:value-type="float">
            <text:p>0.168112461626113</text:p>
          </table:table-cell>
          <table:table-cell office:value-type="float" office:value="0.735353905567261" calcext:value-type="float">
            <text:p>0.735353905567261</text:p>
          </table:table-cell>
          <table:table-cell office:value-type="float" office:value="0.000801041114519173" calcext:value-type="float">
            <text:p>0.000801041114519</text:p>
          </table:table-cell>
          <table:table-cell table:formula="of:=[.C19]*(1-[.E19]/[.D19])" office:value-type="float" office:value="0.16792933212533" calcext:value-type="float">
            <text:p>0.16792933212533</text:p>
          </table:table-cell>
          <table:table-cell office:value-type="float" office:value="0.168112461626113" calcext:value-type="float">
            <text:p>0.168112461626113</text:p>
          </table:table-cell>
          <table:table-cell office:value-type="float" office:value="0.735353905567261" calcext:value-type="float">
            <text:p>0.735353905567261</text:p>
          </table:table-cell>
          <table:table-cell office:value-type="float" office:value="0.000801041114519173" calcext:value-type="float">
            <text:p>0.000801041114519</text:p>
          </table:table-cell>
          <table:table-cell table:formula="of:=[.G19]*(1-[.I19]/[.H19])" office:value-type="float" office:value="0.16792933212533" calcext:value-type="float">
            <text:p>0.16792933212533</text:p>
          </table:table-cell>
          <table:table-cell office:value-type="float" office:value="0.13026184" calcext:value-type="float">
            <text:p>0.13026184</text:p>
          </table:table-cell>
          <table:table-cell office:value-type="float" office:value="4.561194" calcext:value-type="float">
            <text:p>4.561194</text:p>
          </table:table-cell>
          <table:table-cell office:value-type="float" office:value="8.3866932" calcext:value-type="float">
            <text:p>8.3866932</text:p>
          </table:table-cell>
          <table:table-cell office:value-type="float" office:value="0.13117532" calcext:value-type="float">
            <text:p>0.13117532</text:p>
          </table:table-cell>
          <table:table-cell office:value-type="float" office:value="4.408532" calcext:value-type="float">
            <text:p>4.408532</text:p>
          </table:table-cell>
          <table:table-cell office:value-type="float" office:value="9.5011488" calcext:value-type="float">
            <text:p>9.5011488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305451" calcext:value-type="float">
            <text:p>0.1305451</text:p>
          </table:table-cell>
          <table:table-cell office:value-type="float" office:value="4.576842" calcext:value-type="float">
            <text:p>4.576842</text:p>
          </table:table-cell>
          <table:table-cell office:value-type="float" office:value="8.3398711" calcext:value-type="float">
            <text:p>8.3398711</text:p>
          </table:table-cell>
          <table:table-cell office:value-type="float" office:value="-0.06153381" calcext:value-type="float">
            <text:p>-0.06153381</text:p>
          </table:table-cell>
          <table:table-cell office:value-type="float" office:value="0.17603917" calcext:value-type="float">
            <text:p>0.17603917</text:p>
          </table:table-cell>
          <table:table-cell office:value-type="float" office:value="0.74090484" calcext:value-type="float">
            <text:p>0.74090484</text:p>
          </table:table-cell>
          <table:table-cell office:value-type="float" office:value="0.01924703" calcext:value-type="float">
            <text:p>0.01924703</text:p>
          </table:table-cell>
          <table:table-cell office:value-type="float" office:value="3.522852" calcext:value-type="float">
            <text:p>3.522852</text:p>
          </table:table-cell>
          <table:table-cell office:value-type="float" office:value="0.127780296134308" calcext:value-type="float">
            <text:p>0.127780296134308</text:p>
          </table:table-cell>
          <table:table-cell office:value-type="float" office:value="0.12035" calcext:value-type="float">
            <text:p>0.12035</text:p>
          </table:table-cell>
          <table:table-cell office:value-type="float" office:value="0.1009481" calcext:value-type="float">
            <text:p>1.01E-01</text:p>
          </table:table-cell>
          <table:table-cell office:value-type="float" office:value="0.7818618" calcext:value-type="float">
            <text:p>7.82E-01</text:p>
          </table:table-cell>
          <table:table-cell office:value-type="float" office:value="8.753785E-019" calcext:value-type="float">
            <text:p>8.75E-19</text:p>
          </table:table-cell>
          <table:table-cell table:formula="of:=-[.AF19]*LOG([.AH19]/[.AG19])" office:value-type="float" office:value="1.81211269255996" calcext:value-type="float">
            <text:p>1.81211269255996</text:p>
          </table:table-cell>
          <table:table-cell office:value-type="float" office:value="0.38616441" calcext:value-type="float">
            <text:p>0.38616441</text:p>
          </table:table-cell>
          <table:table-cell office:value-type="float" office:value="0.72918904" calcext:value-type="float">
            <text:p>0.72918904</text:p>
          </table:table-cell>
          <table:table-cell office:value-type="float" office:value="0.01155739" calcext:value-type="float">
            <text:p>0.01155739</text:p>
          </table:table-cell>
          <table:table-cell office:value-type="float" office:value="0.04579323" calcext:value-type="float">
            <text:p>0.04579323</text:p>
          </table:table-cell>
          <table:table-cell office:value-type="float" office:value="44.13536031" calcext:value-type="float">
            <text:p>44.13536031</text:p>
          </table:table-cell>
          <table:table-cell office:value-type="float" office:value="0.111895484447272" calcext:value-type="float">
            <text:p>0.111895484447272</text:p>
          </table:table-cell>
          <table:table-cell office:value-type="float" office:value="0.161092088" calcext:value-type="float">
            <text:p>0.161092088</text:p>
          </table:table-cell>
          <table:table-cell office:value-type="float" office:value="0.747474857" calcext:value-type="float">
            <text:p>0.747474857</text:p>
          </table:table-cell>
          <table:table-cell office:value-type="float" office:value="0.001108747" calcext:value-type="float">
            <text:p>0.001108747</text:p>
          </table:table-cell>
          <table:table-cell table:formula="of:=[.AP19]*(1-[.AR19]/[.AQ19])" office:value-type="float" office:value="0.160853136324742" calcext:value-type="float">
            <text:p>0.160853136324742</text:p>
          </table:table-cell>
          <table:table-cell office:value-type="float" office:value="0.10928088" calcext:value-type="float">
            <text:p>0.10928088</text:p>
          </table:table-cell>
          <table:table-cell office:value-type="float" office:value="0.72780489" calcext:value-type="float">
            <text:p>0.72780489</text:p>
          </table:table-cell>
          <table:table-cell office:value-type="float" office:value="0.00474193" calcext:value-type="float">
            <text:p>0.00474193</text:p>
          </table:table-cell>
          <table:table-cell office:value-type="float" office:value="2.31380571" calcext:value-type="float">
            <text:p>2.31380571</text:p>
          </table:table-cell>
          <table:table-cell table:formula="of:=[.AT19]*(1-([.AV19]/[.AU19])^[.AW19])" office:value-type="float" office:value="0.109279924069177" calcext:value-type="float">
            <text:p>0.109279924069177</text:p>
          </table:table-cell>
          <table:table-cell office:value-type="float" office:value="0.1509111" calcext:value-type="float">
            <text:p>0.1509111</text:p>
          </table:table-cell>
          <table:table-cell table:number-columns-repeated="9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mp_28C strain_Gris2.3.4</text:p>
          </table:table-cell>
          <table:table-cell office:value-type="float" office:value="0.191921949274555" calcext:value-type="float">
            <text:p>0.191921949274555</text:p>
          </table:table-cell>
          <table:table-cell office:value-type="float" office:value="0.749780954146864" calcext:value-type="float">
            <text:p>0.749780954146864</text:p>
          </table:table-cell>
          <table:table-cell office:value-type="float" office:value="0.0000880400303304332" calcext:value-type="float">
            <text:p>8.80400303304332E-05</text:p>
          </table:table-cell>
          <table:table-cell table:formula="of:=[.C20]*(1-[.E20]/[.D20])" office:value-type="float" office:value="0.191899413607115" calcext:value-type="float">
            <text:p>0.191899413607115</text:p>
          </table:table-cell>
          <table:table-cell office:value-type="float" office:value="0.191921949274555" calcext:value-type="float">
            <text:p>0.191921949274555</text:p>
          </table:table-cell>
          <table:table-cell office:value-type="float" office:value="0.749780954146864" calcext:value-type="float">
            <text:p>0.749780954146864</text:p>
          </table:table-cell>
          <table:table-cell office:value-type="float" office:value="0.0000880400303304332" calcext:value-type="float">
            <text:p>8.80400303304332E-05</text:p>
          </table:table-cell>
          <table:table-cell table:formula="of:=[.G20]*(1-[.I20]/[.H20])" office:value-type="float" office:value="0.191899413607115" calcext:value-type="float">
            <text:p>0.191899413607115</text:p>
          </table:table-cell>
          <table:table-cell office:value-type="float" office:value="0.10477147" calcext:value-type="float">
            <text:p>0.10477147</text:p>
          </table:table-cell>
          <table:table-cell office:value-type="float" office:value="4.806389" calcext:value-type="float">
            <text:p>4.806389</text:p>
          </table:table-cell>
          <table:table-cell office:value-type="float" office:value="12.7038379" calcext:value-type="float">
            <text:p>12.7038379</text:p>
          </table:table-cell>
          <table:table-cell office:value-type="float" office:value="0.11221397" calcext:value-type="float">
            <text:p>0.11221397</text:p>
          </table:table-cell>
          <table:table-cell office:value-type="float" office:value="4.434071" calcext:value-type="float">
            <text:p>4.434071</text:p>
          </table:table-cell>
          <table:table-cell office:value-type="float" office:value="14.9760531" calcext:value-type="float">
            <text:p>14.9760531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1238982" calcext:value-type="float">
            <text:p>0.11238982</text:p>
          </table:table-cell>
          <table:table-cell office:value-type="float" office:value="4.429385" calcext:value-type="float">
            <text:p>4.429385</text:p>
          </table:table-cell>
          <table:table-cell office:value-type="float" office:value="15.0246404" calcext:value-type="float">
            <text:p>15.0246404</text:p>
          </table:table-cell>
          <table:table-cell office:value-type="float" office:value="1.02343315" calcext:value-type="float">
            <text:p>1.02343315</text:p>
          </table:table-cell>
          <table:table-cell office:value-type="float" office:value="0.20596438" calcext:value-type="float">
            <text:p>0.20596438</text:p>
          </table:table-cell>
          <table:table-cell office:value-type="float" office:value="0.75274841" calcext:value-type="float">
            <text:p>0.75274841</text:p>
          </table:table-cell>
          <table:table-cell office:value-type="float" office:value="0.02246497" calcext:value-type="float">
            <text:p>0.02246497</text:p>
          </table:table-cell>
          <table:table-cell office:value-type="float" office:value="6.22822963" calcext:value-type="float">
            <text:p>6.22822963</text:p>
          </table:table-cell>
          <table:table-cell office:value-type="float" office:value="0.145334262045707" calcext:value-type="float">
            <text:p>0.145334262045707</text:p>
          </table:table-cell>
          <table:table-cell office:value-type="float" office:value="0.12555" calcext:value-type="float">
            <text:p>0.12555</text:p>
          </table:table-cell>
          <table:table-cell office:value-type="float" office:value="0.100616" calcext:value-type="float">
            <text:p>1.01E-01</text:p>
          </table:table-cell>
          <table:table-cell office:value-type="float" office:value="0.6940845" calcext:value-type="float">
            <text:p>6.94E-01</text:p>
          </table:table-cell>
          <table:table-cell office:value-type="float" office:value="1.736436E-027" calcext:value-type="float">
            <text:p>1.74E-27</text:p>
          </table:table-cell>
          <table:table-cell table:formula="of:=-[.AF20]*LOG([.AH20]/[.AG20])" office:value-type="float" office:value="2.67656203668854" calcext:value-type="float">
            <text:p>2.67656203668854</text:p>
          </table:table-cell>
          <table:table-cell office:value-type="float" office:value="0.24602169" calcext:value-type="float">
            <text:p>0.24602169</text:p>
          </table:table-cell>
          <table:table-cell office:value-type="float" office:value="0.74505338" calcext:value-type="float">
            <text:p>0.74505338</text:p>
          </table:table-cell>
          <table:table-cell office:value-type="float" office:value="0.01763267" calcext:value-type="float">
            <text:p>0.01763267</text:p>
          </table:table-cell>
          <table:table-cell office:value-type="float" office:value="0.11787401" calcext:value-type="float">
            <text:p>0.11787401</text:p>
          </table:table-cell>
          <table:table-cell office:value-type="float" office:value="33.23719446" calcext:value-type="float">
            <text:p>33.23719446</text:p>
          </table:table-cell>
          <table:table-cell office:value-type="float" office:value="0.133868940555316" calcext:value-type="float">
            <text:p>0.133868940555316</text:p>
          </table:table-cell>
          <table:table-cell office:value-type="float" office:value="0.1817147073" calcext:value-type="float">
            <text:p>0.1817147073</text:p>
          </table:table-cell>
          <table:table-cell office:value-type="float" office:value="0.7647960724" calcext:value-type="float">
            <text:p>0.7647960724</text:p>
          </table:table-cell>
          <table:table-cell office:value-type="float" office:value="0.0001477097" calcext:value-type="float">
            <text:p>0.0001477097</text:p>
          </table:table-cell>
          <table:table-cell table:formula="of:=[.AP20]*(1-[.AR20]/[.AQ20])" office:value-type="float" office:value="0.181679611637418" calcext:value-type="float">
            <text:p>0.181679611637418</text:p>
          </table:table-cell>
          <table:table-cell office:value-type="float" office:value="0.1288700928" calcext:value-type="float">
            <text:p>0.1288700928</text:p>
          </table:table-cell>
          <table:table-cell office:value-type="float" office:value="0.7427141087" calcext:value-type="float">
            <text:p>0.7427141087</text:p>
          </table:table-cell>
          <table:table-cell office:value-type="float" office:value="0.0009906472" calcext:value-type="float">
            <text:p>0.0009906472</text:p>
          </table:table-cell>
          <table:table-cell office:value-type="float" office:value="2.0525887261" calcext:value-type="float">
            <text:p>2.0525887261</text:p>
          </table:table-cell>
          <table:table-cell table:formula="of:=[.AT20]*(1-([.AV20]/[.AU20])^[.AW20])" office:value-type="float" office:value="0.128869930932612" calcext:value-type="float">
            <text:p>0.128869930932612</text:p>
          </table:table-cell>
          <table:table-cell office:value-type="float" office:value="0.1737144" calcext:value-type="float">
            <text:p>0.1737144</text:p>
          </table:table-cell>
          <table:table-cell table:number-columns-repeated="9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mp_28C strain_Gris3.4</text:p>
          </table:table-cell>
          <table:table-cell office:value-type="float" office:value="0.126752193976725" calcext:value-type="float">
            <text:p>0.126752193976725</text:p>
          </table:table-cell>
          <table:table-cell office:value-type="float" office:value="0.709817648446477" calcext:value-type="float">
            <text:p>0.709817648446477</text:p>
          </table:table-cell>
          <table:table-cell office:value-type="float" office:value="0.000814877451686001" calcext:value-type="float">
            <text:p>0.000814877451686</text:p>
          </table:table-cell>
          <table:table-cell table:formula="of:=[.C21]*(1-[.E21]/[.D21])" office:value-type="float" office:value="0.126606681245322" calcext:value-type="float">
            <text:p>0.126606681245322</text:p>
          </table:table-cell>
          <table:table-cell office:value-type="float" office:value="0.126752193976725" calcext:value-type="float">
            <text:p>0.126752193976725</text:p>
          </table:table-cell>
          <table:table-cell office:value-type="float" office:value="0.709817648446477" calcext:value-type="float">
            <text:p>0.709817648446477</text:p>
          </table:table-cell>
          <table:table-cell office:value-type="float" office:value="0.000814877451686001" calcext:value-type="float">
            <text:p>0.000814877451686</text:p>
          </table:table-cell>
          <table:table-cell table:formula="of:=[.G21]*(1-[.I21]/[.H21])" office:value-type="float" office:value="0.126606681245322" calcext:value-type="float">
            <text:p>0.126606681245322</text:p>
          </table:table-cell>
          <table:table-cell office:value-type="float" office:value="0.07921254" calcext:value-type="float">
            <text:p>0.07921254</text:p>
          </table:table-cell>
          <table:table-cell office:value-type="float" office:value="5.261664" calcext:value-type="float">
            <text:p>5.261664</text:p>
          </table:table-cell>
          <table:table-cell office:value-type="float" office:value="6.9642051" calcext:value-type="float">
            <text:p>6.9642051</text:p>
          </table:table-cell>
          <table:table-cell office:value-type="float" office:value="0.08562057" calcext:value-type="float">
            <text:p>0.08562057</text:p>
          </table:table-cell>
          <table:table-cell office:value-type="float" office:value="4.565608" calcext:value-type="float">
            <text:p>4.565608</text:p>
          </table:table-cell>
          <table:table-cell office:value-type="float" office:value="9.7523409" calcext:value-type="float">
            <text:p>9.7523409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07772703" calcext:value-type="float">
            <text:p>0.07772703</text:p>
          </table:table-cell>
          <table:table-cell office:value-type="float" office:value="5.596542" calcext:value-type="float">
            <text:p>5.596542</text:p>
          </table:table-cell>
          <table:table-cell office:value-type="float" office:value="6.2906885" calcext:value-type="float">
            <text:p>6.2906885</text:p>
          </table:table-cell>
          <table:table-cell office:value-type="float" office:value="-0.20778879" calcext:value-type="float">
            <text:p>-0.20778879</text:p>
          </table:table-cell>
          <table:table-cell office:value-type="float" office:value="0.13713234" calcext:value-type="float">
            <text:p>0.13713234</text:p>
          </table:table-cell>
          <table:table-cell office:value-type="float" office:value="0.70120005" calcext:value-type="float">
            <text:p>0.70120005</text:p>
          </table:table-cell>
          <table:table-cell office:value-type="float" office:value="0.01993982" calcext:value-type="float">
            <text:p>0.01993982</text:p>
          </table:table-cell>
          <table:table-cell office:value-type="float" office:value="3.73805396" calcext:value-type="float">
            <text:p>3.73805396</text:p>
          </table:table-cell>
          <table:table-cell office:value-type="float" office:value="0.0979511121657635" calcext:value-type="float">
            <text:p>0.097951112165764</text:p>
          </table:table-cell>
          <table:table-cell office:value-type="float" office:value="0.09049" calcext:value-type="float">
            <text:p>0.09049</text:p>
          </table:table-cell>
          <table:table-cell office:value-type="float" office:value="0.09289137" calcext:value-type="float">
            <text:p>9.29E-02</text:p>
          </table:table-cell>
          <table:table-cell office:value-type="float" office:value="0.592939" calcext:value-type="float">
            <text:p>5.93E-01</text:p>
          </table:table-cell>
          <table:table-cell office:value-type="float" office:value="1.54457E-027" calcext:value-type="float">
            <text:p>1.54E-27</text:p>
          </table:table-cell>
          <table:table-cell table:formula="of:=-[.AF21]*LOG([.AH21]/[.AG21])" office:value-type="float" office:value="2.46944298326795" calcext:value-type="float">
            <text:p>2.46944298326795</text:p>
          </table:table-cell>
          <table:table-cell office:value-type="float" office:value="0.23235622" calcext:value-type="float">
            <text:p>0.23235622</text:p>
          </table:table-cell>
          <table:table-cell office:value-type="float" office:value="0.6687744" calcext:value-type="float">
            <text:p>0.6687744</text:p>
          </table:table-cell>
          <table:table-cell office:value-type="float" office:value="0.01390693" calcext:value-type="float">
            <text:p>0.01390693</text:p>
          </table:table-cell>
          <table:table-cell office:value-type="float" office:value="0.05231407" calcext:value-type="float">
            <text:p>0.05231407</text:p>
          </table:table-cell>
          <table:table-cell office:value-type="float" office:value="42.90323826" calcext:value-type="float">
            <text:p>42.90323826</text:p>
          </table:table-cell>
          <table:table-cell office:value-type="float" office:value="0.0897148187919287" calcext:value-type="float">
            <text:p>0.089714818791929</text:p>
          </table:table-cell>
          <table:table-cell office:value-type="float" office:value="0.117592822" calcext:value-type="float">
            <text:p>0.117592822</text:p>
          </table:table-cell>
          <table:table-cell office:value-type="float" office:value="0.738773513" calcext:value-type="float">
            <text:p>0.738773513</text:p>
          </table:table-cell>
          <table:table-cell office:value-type="float" office:value="0.001335233" calcext:value-type="float">
            <text:p>0.001335233</text:p>
          </table:table-cell>
          <table:table-cell table:formula="of:=[.AP21]*(1-[.AR21]/[.AQ21])" office:value-type="float" office:value="0.117380288911395" calcext:value-type="float">
            <text:p>0.117380288911395</text:p>
          </table:table-cell>
          <table:table-cell office:value-type="float" office:value="0.085566066" calcext:value-type="float">
            <text:p>0.085566066</text:p>
          </table:table-cell>
          <table:table-cell office:value-type="float" office:value="0.660919482" calcext:value-type="float">
            <text:p>0.660919482</text:p>
          </table:table-cell>
          <table:table-cell office:value-type="float" office:value="0.004074302" calcext:value-type="float">
            <text:p>0.004074302</text:p>
          </table:table-cell>
          <table:table-cell office:value-type="float" office:value="2.517658995" calcext:value-type="float">
            <text:p>2.517658995</text:p>
          </table:table-cell>
          <table:table-cell table:formula="of:=[.AT21]*(1-([.AV21]/[.AU21])^[.AW21])" office:value-type="float" office:value="0.085565832635301" calcext:value-type="float">
            <text:p>0.085565832635301</text:p>
          </table:table-cell>
          <table:table-cell office:value-type="float" office:value="0.1331177" calcext:value-type="float">
            <text:p>0.1331177</text:p>
          </table:table-cell>
          <table:table-cell table:number-columns-repeated="9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mp_28C strain_Nev3CBA3</text:p>
          </table:table-cell>
          <table:table-cell office:value-type="float" office:value="0.186824097601046" calcext:value-type="float">
            <text:p>0.186824097601046</text:p>
          </table:table-cell>
          <table:table-cell office:value-type="float" office:value="0.795669735218635" calcext:value-type="float">
            <text:p>0.795669735218635</text:p>
          </table:table-cell>
          <table:table-cell office:value-type="float" office:value="0.00216891352613201" calcext:value-type="float">
            <text:p>0.002168913526132</text:p>
          </table:table-cell>
          <table:table-cell table:formula="of:=[.C22]*(1-[.E22]/[.D22])" office:value-type="float" office:value="0.186314834405076" calcext:value-type="float">
            <text:p>0.186314834405076</text:p>
          </table:table-cell>
          <table:table-cell office:value-type="float" office:value="0.186824097601046" calcext:value-type="float">
            <text:p>0.186824097601046</text:p>
          </table:table-cell>
          <table:table-cell office:value-type="float" office:value="0.795669735218635" calcext:value-type="float">
            <text:p>0.795669735218635</text:p>
          </table:table-cell>
          <table:table-cell office:value-type="float" office:value="0.00216891352613201" calcext:value-type="float">
            <text:p>0.002168913526132</text:p>
          </table:table-cell>
          <table:table-cell table:formula="of:=[.G22]*(1-[.I22]/[.H22])" office:value-type="float" office:value="0.186314834405076" calcext:value-type="float">
            <text:p>0.186314834405076</text:p>
          </table:table-cell>
          <table:table-cell office:value-type="float" office:value="0.17808001" calcext:value-type="float">
            <text:p>0.17808001</text:p>
          </table:table-cell>
          <table:table-cell office:value-type="float" office:value="4.487862" calcext:value-type="float">
            <text:p>4.487862</text:p>
          </table:table-cell>
          <table:table-cell office:value-type="float" office:value="6.3384309" calcext:value-type="float">
            <text:p>6.3384309</text:p>
          </table:table-cell>
          <table:table-cell office:value-type="float" office:value="0.17167944" calcext:value-type="float">
            <text:p>0.17167944</text:p>
          </table:table-cell>
          <table:table-cell office:value-type="float" office:value="4.423807" calcext:value-type="float">
            <text:p>4.423807</text:p>
          </table:table-cell>
          <table:table-cell office:value-type="float" office:value="6.7100342" calcext:value-type="float">
            <text:p>6.7100342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18850891" calcext:value-type="float">
            <text:p>0.18850891</text:p>
          </table:table-cell>
          <table:table-cell office:value-type="float" office:value="0.80384722" calcext:value-type="float">
            <text:p>0.80384722</text:p>
          </table:table-cell>
          <table:table-cell office:value-type="float" office:value="0.01298923" calcext:value-type="float">
            <text:p>0.01298923</text:p>
          </table:table-cell>
          <table:table-cell office:value-type="float" office:value="1.83969728" calcext:value-type="float">
            <text:p>1.83969728</text:p>
          </table:table-cell>
          <table:table-cell office:value-type="float" office:value="0.149098757168324" calcext:value-type="float">
            <text:p>0.149098757168324</text:p>
          </table:table-cell>
          <table:table-cell office:value-type="float" office:value="0.17421" calcext:value-type="float">
            <text:p>0.17421</text:p>
          </table:table-cell>
          <table:table-cell office:value-type="float" office:value="0.115596" calcext:value-type="float">
            <text:p>1.16E-01</text:p>
          </table:table-cell>
          <table:table-cell office:value-type="float" office:value="0.8282585" calcext:value-type="float">
            <text:p>8.28E-01</text:p>
          </table:table-cell>
          <table:table-cell office:value-type="float" office:value="0.000000000006157574" calcext:value-type="float">
            <text:p>6.16E-12</text:p>
          </table:table-cell>
          <table:table-cell table:formula="of:=-[.AF22]*LOG([.AH22]/[.AG22])" office:value-type="float" office:value="1.28643970883331" calcext:value-type="float">
            <text:p>1.28643970883331</text:p>
          </table:table-cell>
          <table:table-cell office:value-type="float" office:value="0.19476534" calcext:value-type="float">
            <text:p>0.19476534</text:p>
          </table:table-cell>
          <table:table-cell office:value-type="float" office:value="0.80276087" calcext:value-type="float">
            <text:p>0.80276087</text:p>
          </table:table-cell>
          <table:table-cell office:value-type="float" office:value="0.01126569" calcext:value-type="float">
            <text:p>0.01126569</text:p>
          </table:table-cell>
          <table:table-cell office:value-type="float" office:value="0.1349509" calcext:value-type="float">
            <text:p>0.1349509</text:p>
          </table:table-cell>
          <table:table-cell office:value-type="float" office:value="7.72325921" calcext:value-type="float">
            <text:p>7.72325921</text:p>
          </table:table-cell>
          <table:table-cell office:value-type="float" office:value="0.144934911890165" calcext:value-type="float">
            <text:p>0.144934911890165</text:p>
          </table:table-cell>
          <table:table-cell office:value-type="float" office:value="0.180643225" calcext:value-type="float">
            <text:p>0.180643225</text:p>
          </table:table-cell>
          <table:table-cell office:value-type="float" office:value="0.806053819" calcext:value-type="float">
            <text:p>0.806053819</text:p>
          </table:table-cell>
          <table:table-cell office:value-type="float" office:value="0.002737039" calcext:value-type="float">
            <text:p>0.002737039</text:p>
          </table:table-cell>
          <table:table-cell table:formula="of:=[.AP22]*(1-[.AR22]/[.AQ22])" office:value-type="float" office:value="0.18002983227081" calcext:value-type="float">
            <text:p>0.18002983227081</text:p>
          </table:table-cell>
          <table:table-cell office:value-type="float" office:value="0.158695991" calcext:value-type="float">
            <text:p>0.158695991</text:p>
          </table:table-cell>
          <table:table-cell office:value-type="float" office:value="0.80236632" calcext:value-type="float">
            <text:p>0.80236632</text:p>
          </table:table-cell>
          <table:table-cell office:value-type="float" office:value="0.004156803" calcext:value-type="float">
            <text:p>0.004156803</text:p>
          </table:table-cell>
          <table:table-cell office:value-type="float" office:value="1.256335576" calcext:value-type="float">
            <text:p>1.256335576</text:p>
          </table:table-cell>
          <table:table-cell table:formula="of:=[.AT22]*(1-([.AV22]/[.AU22])^[.AW22])" office:value-type="float" office:value="0.158482652754247" calcext:value-type="float">
            <text:p>0.158482652754247</text:p>
          </table:table-cell>
          <table:table-cell office:value-type="float" office:value="0.2580176" calcext:value-type="float">
            <text:p>0.2580176</text:p>
          </table:table-cell>
          <table:table-cell table:number-columns-repeated="9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mp_28C strain_Nev4.2</text:p>
          </table:table-cell>
          <table:table-cell office:value-type="float" office:value="0.167071449435859" calcext:value-type="float">
            <text:p>0.167071449435859</text:p>
          </table:table-cell>
          <table:table-cell office:value-type="float" office:value="0.749825729961225" calcext:value-type="float">
            <text:p>0.749825729961225</text:p>
          </table:table-cell>
          <table:table-cell office:value-type="float" office:value="0.00206948830189707" calcext:value-type="float">
            <text:p>0.002069488301897</text:p>
          </table:table-cell>
          <table:table-cell table:formula="of:=[.C23]*(1-[.E23]/[.D23])" office:value-type="float" office:value="0.166610339078648" calcext:value-type="float">
            <text:p>0.166610339078648</text:p>
          </table:table-cell>
          <table:table-cell office:value-type="float" office:value="0.167071449435859" calcext:value-type="float">
            <text:p>0.167071449435859</text:p>
          </table:table-cell>
          <table:table-cell office:value-type="float" office:value="0.749825729961225" calcext:value-type="float">
            <text:p>0.749825729961225</text:p>
          </table:table-cell>
          <table:table-cell office:value-type="float" office:value="0.00206948830189707" calcext:value-type="float">
            <text:p>0.002069488301897</text:p>
          </table:table-cell>
          <table:table-cell table:formula="of:=[.G23]*(1-[.I23]/[.H23])" office:value-type="float" office:value="0.166610339078648" calcext:value-type="float">
            <text:p>0.166610339078648</text:p>
          </table:table-cell>
          <table:table-cell office:value-type="float" office:value="0.15131947" calcext:value-type="float">
            <text:p>0.15131947</text:p>
          </table:table-cell>
          <table:table-cell office:value-type="float" office:value="4.330621" calcext:value-type="float">
            <text:p>4.330621</text:p>
          </table:table-cell>
          <table:table-cell office:value-type="float" office:value="6.7603015" calcext:value-type="float">
            <text:p>6.7603015</text:p>
          </table:table-cell>
          <table:table-cell office:value-type="float" office:value="0.14629155" calcext:value-type="float">
            <text:p>0.14629155</text:p>
          </table:table-cell>
          <table:table-cell office:value-type="float" office:value="4.25012" calcext:value-type="float">
            <text:p>4.25012</text:p>
          </table:table-cell>
          <table:table-cell office:value-type="float" office:value="7.1865944" calcext:value-type="float">
            <text:p>7.1865944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17395704" calcext:value-type="float">
            <text:p>0.17395704</text:p>
          </table:table-cell>
          <table:table-cell office:value-type="float" office:value="0.75730842" calcext:value-type="float">
            <text:p>0.75730842</text:p>
          </table:table-cell>
          <table:table-cell office:value-type="float" office:value="0.02078101" calcext:value-type="float">
            <text:p>0.02078101</text:p>
          </table:table-cell>
          <table:table-cell office:value-type="float" office:value="2.57069538" calcext:value-type="float">
            <text:p>2.57069538</text:p>
          </table:table-cell>
          <table:table-cell office:value-type="float" office:value="0.126134798375978" calcext:value-type="float">
            <text:p>0.126134798375978</text:p>
          </table:table-cell>
          <table:table-cell office:value-type="float" office:value="0.170473" calcext:value-type="float">
            <text:p>0.170473</text:p>
          </table:table-cell>
          <table:table-cell office:value-type="float" office:value="0.09940356" calcext:value-type="float">
            <text:p>9.94E-02</text:p>
          </table:table-cell>
          <table:table-cell office:value-type="float" office:value="0.7920084" calcext:value-type="float">
            <text:p>7.92E-01</text:p>
          </table:table-cell>
          <table:table-cell office:value-type="float" office:value="0.0000000001538026" calcext:value-type="float">
            <text:p>1.54E-10</text:p>
          </table:table-cell>
          <table:table-cell table:formula="of:=-[.AF23]*LOG([.AH23]/[.AG23])" office:value-type="float" office:value="0.965384125274635" calcext:value-type="float">
            <text:p>0.965384125274635</text:p>
          </table:table-cell>
          <table:table-cell office:value-type="float" office:value="0.84157661" calcext:value-type="float">
            <text:p>0.84157661</text:p>
          </table:table-cell>
          <table:table-cell office:value-type="float" office:value="0.74678043" calcext:value-type="float">
            <text:p>0.74678043</text:p>
          </table:table-cell>
          <table:table-cell office:value-type="float" office:value="0.01394989" calcext:value-type="float">
            <text:p>0.01394989</text:p>
          </table:table-cell>
          <table:table-cell office:value-type="float" office:value="0.03209734" calcext:value-type="float">
            <text:p>0.03209734</text:p>
          </table:table-cell>
          <table:table-cell office:value-type="float" office:value="77.1207651" calcext:value-type="float">
            <text:p>77.1207651</text:p>
          </table:table-cell>
          <table:table-cell office:value-type="float" office:value="0.110348328928013" calcext:value-type="float">
            <text:p>0.110348328928013</text:p>
          </table:table-cell>
          <table:table-cell office:value-type="float" office:value="0.160149534" calcext:value-type="float">
            <text:p>0.160149534</text:p>
          </table:table-cell>
          <table:table-cell office:value-type="float" office:value="0.762153959" calcext:value-type="float">
            <text:p>0.762153959</text:p>
          </table:table-cell>
          <table:table-cell office:value-type="float" office:value="0.002765769" calcext:value-type="float">
            <text:p>0.002765769</text:p>
          </table:table-cell>
          <table:table-cell table:formula="of:=[.AP23]*(1-[.AR23]/[.AQ23])" office:value-type="float" office:value="0.159568369772915" calcext:value-type="float">
            <text:p>0.159568369772915</text:p>
          </table:table-cell>
          <table:table-cell office:value-type="float" office:value="0.107681141" calcext:value-type="float">
            <text:p>0.107681141</text:p>
          </table:table-cell>
          <table:table-cell office:value-type="float" office:value="0.74561739" calcext:value-type="float">
            <text:p>0.74561739</text:p>
          </table:table-cell>
          <table:table-cell office:value-type="float" office:value="0.009063165" calcext:value-type="float">
            <text:p>0.009063165</text:p>
          </table:table-cell>
          <table:table-cell office:value-type="float" office:value="2.370612588" calcext:value-type="float">
            <text:p>2.370612588</text:p>
          </table:table-cell>
          <table:table-cell table:formula="of:=[.AT23]*(1-([.AV23]/[.AU23])^[.AW23])" office:value-type="float" office:value="0.107678037464326" calcext:value-type="float">
            <text:p>0.107678037464326</text:p>
          </table:table-cell>
          <table:table-cell office:value-type="float" office:value="0.2208455" calcext:value-type="float">
            <text:p>0.2208455</text:p>
          </table:table-cell>
          <table:table-cell table:number-columns-repeated="9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mp_28C strain_Occ4.2</text:p>
          </table:table-cell>
          <table:table-cell office:value-type="float" office:value="0.186191090220742" calcext:value-type="float">
            <text:p>0.186191090220742</text:p>
          </table:table-cell>
          <table:table-cell office:value-type="float" office:value="0.857478916720567" calcext:value-type="float">
            <text:p>0.857478916720567</text:p>
          </table:table-cell>
          <table:table-cell office:value-type="float" office:value="0.000260702182891733" calcext:value-type="float">
            <text:p>0.000260702182892</text:p>
          </table:table-cell>
          <table:table-cell table:formula="of:=[.C24]*(1-[.E24]/[.D24])" office:value-type="float" office:value="0.186134481920865" calcext:value-type="float">
            <text:p>0.186134481920865</text:p>
          </table:table-cell>
          <table:table-cell office:value-type="float" office:value="0.186191090220742" calcext:value-type="float">
            <text:p>0.186191090220742</text:p>
          </table:table-cell>
          <table:table-cell office:value-type="float" office:value="0.857478916720567" calcext:value-type="float">
            <text:p>0.857478916720567</text:p>
          </table:table-cell>
          <table:table-cell office:value-type="float" office:value="0.000260702182891733" calcext:value-type="float">
            <text:p>0.000260702182892</text:p>
          </table:table-cell>
          <table:table-cell table:formula="of:=[.G24]*(1-[.I24]/[.H24])" office:value-type="float" office:value="0.186134481920865" calcext:value-type="float">
            <text:p>0.186134481920865</text:p>
          </table:table-cell>
          <table:table-cell office:value-type="float" office:value="0.11876799" calcext:value-type="float">
            <text:p>0.11876799</text:p>
          </table:table-cell>
          <table:table-cell office:value-type="float" office:value="4.45703" calcext:value-type="float">
            <text:p>4.45703</text:p>
          </table:table-cell>
          <table:table-cell office:value-type="float" office:value="12.2401733" calcext:value-type="float">
            <text:p>12.2401733</text:p>
          </table:table-cell>
          <table:table-cell office:value-type="float" office:value="0.12423944" calcext:value-type="float">
            <text:p>0.12423944</text:p>
          </table:table-cell>
          <table:table-cell office:value-type="float" office:value="4.237745" calcext:value-type="float">
            <text:p>4.237745</text:p>
          </table:table-cell>
          <table:table-cell office:value-type="float" office:value="13.9615405" calcext:value-type="float">
            <text:p>13.9615405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2180898" calcext:value-type="float">
            <text:p>0.12180898</text:p>
          </table:table-cell>
          <table:table-cell office:value-type="float" office:value="4.296084" calcext:value-type="float">
            <text:p>4.296084</text:p>
          </table:table-cell>
          <table:table-cell office:value-type="float" office:value="13.301148" calcext:value-type="float">
            <text:p>13.301148</text:p>
          </table:table-cell>
          <table:table-cell office:value-type="float" office:value="0.61184364" calcext:value-type="float">
            <text:p>0.61184364</text:p>
          </table:table-cell>
          <table:table-cell office:value-type="float" office:value="0.19775206" calcext:value-type="float">
            <text:p>0.19775206</text:p>
          </table:table-cell>
          <table:table-cell office:value-type="float" office:value="0.86443098" calcext:value-type="float">
            <text:p>0.86443098</text:p>
          </table:table-cell>
          <table:table-cell office:value-type="float" office:value="0.02585603" calcext:value-type="float">
            <text:p>0.02585603</text:p>
          </table:table-cell>
          <table:table-cell office:value-type="float" office:value="5.12431864" calcext:value-type="float">
            <text:p>5.12431864</text:p>
          </table:table-cell>
          <table:table-cell office:value-type="float" office:value="0.139579812422914" calcext:value-type="float">
            <text:p>0.139579812422914</text:p>
          </table:table-cell>
          <table:table-cell office:value-type="float" office:value="0.10322" calcext:value-type="float">
            <text:p>0.10322</text:p>
          </table:table-cell>
          <table:table-cell office:value-type="float" office:value="0.1069266" calcext:value-type="float">
            <text:p>1.07E-01</text:p>
          </table:table-cell>
          <table:table-cell office:value-type="float" office:value="0.8562039" calcext:value-type="float">
            <text:p>8.56E-01</text:p>
          </table:table-cell>
          <table:table-cell office:value-type="float" office:value="9.334153E-028" calcext:value-type="float">
            <text:p>9.33E-28</text:p>
          </table:table-cell>
          <table:table-cell table:formula="of:=-[.AF24]*LOG([.AH24]/[.AG24])" office:value-type="float" office:value="2.88300869697698" calcext:value-type="float">
            <text:p>2.88300869697698</text:p>
          </table:table-cell>
          <table:table-cell office:value-type="float" office:value="0.28099247" calcext:value-type="float">
            <text:p>0.28099247</text:p>
          </table:table-cell>
          <table:table-cell office:value-type="float" office:value="0.85282309" calcext:value-type="float">
            <text:p>0.85282309</text:p>
          </table:table-cell>
          <table:table-cell office:value-type="float" office:value="0.01820054" calcext:value-type="float">
            <text:p>0.01820054</text:p>
          </table:table-cell>
          <table:table-cell office:value-type="float" office:value="0.08687904" calcext:value-type="float">
            <text:p>0.08687904</text:p>
          </table:table-cell>
          <table:table-cell office:value-type="float" office:value="33.0892855" calcext:value-type="float">
            <text:p>33.0892855</text:p>
          </table:table-cell>
          <table:table-cell office:value-type="float" office:value="0.125186751190068" calcext:value-type="float">
            <text:p>0.125186751190068</text:p>
          </table:table-cell>
          <table:table-cell office:value-type="float" office:value="0.1760013609" calcext:value-type="float">
            <text:p>0.1760013609</text:p>
          </table:table-cell>
          <table:table-cell office:value-type="float" office:value="0.8749611886" calcext:value-type="float">
            <text:p>0.8749611886</text:p>
          </table:table-cell>
          <table:table-cell office:value-type="float" office:value="0.0004250087" calcext:value-type="float">
            <text:p>0.0004250087</text:p>
          </table:table-cell>
          <table:table-cell table:formula="of:=[.AP24]*(1-[.AR24]/[.AQ24])" office:value-type="float" office:value="0.17591586898268" calcext:value-type="float">
            <text:p>0.17591586898268</text:p>
          </table:table-cell>
          <table:table-cell office:value-type="float" office:value="0.11904953" calcext:value-type="float">
            <text:p>0.11904953</text:p>
          </table:table-cell>
          <table:table-cell office:value-type="float" office:value="0.84942764" calcext:value-type="float">
            <text:p>0.84942764</text:p>
          </table:table-cell>
          <table:table-cell office:value-type="float" office:value="0.00264003" calcext:value-type="float">
            <text:p>0.00264003</text:p>
          </table:table-cell>
          <table:table-cell office:value-type="float" office:value="2.37390733" calcext:value-type="float">
            <text:p>2.37390733</text:p>
          </table:table-cell>
          <table:table-cell table:formula="of:=[.AT24]*(1-([.AV24]/[.AU24])^[.AW24])" office:value-type="float" office:value="0.119049397225875" calcext:value-type="float">
            <text:p>0.119049397225875</text:p>
          </table:table-cell>
          <table:table-cell office:value-type="float" office:value="0.1622532" calcext:value-type="float">
            <text:p>0.1622532</text:p>
          </table:table-cell>
          <table:table-cell table:number-columns-repeated="9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mp_28C strain_PEB0178</text:p>
          </table:table-cell>
          <table:table-cell office:value-type="float" office:value="0.129211276536435" calcext:value-type="float">
            <text:p>0.129211276536435</text:p>
          </table:table-cell>
          <table:table-cell office:value-type="float" office:value="0.503787919996319" calcext:value-type="float">
            <text:p>0.503787919996319</text:p>
          </table:table-cell>
          <table:table-cell office:value-type="float" office:value="0.000806309734700544" calcext:value-type="float">
            <text:p>0.000806309734701</text:p>
          </table:table-cell>
          <table:table-cell table:formula="of:=[.C25]*(1-[.E25]/[.D25])" office:value-type="float" office:value="0.129004474614497" calcext:value-type="float">
            <text:p>0.129004474614497</text:p>
          </table:table-cell>
          <table:table-cell office:value-type="float" office:value="0.129211276536435" calcext:value-type="float">
            <text:p>0.129211276536435</text:p>
          </table:table-cell>
          <table:table-cell office:value-type="float" office:value="0.503787919996319" calcext:value-type="float">
            <text:p>0.503787919996319</text:p>
          </table:table-cell>
          <table:table-cell office:value-type="float" office:value="0.000806309734700544" calcext:value-type="float">
            <text:p>0.000806309734701</text:p>
          </table:table-cell>
          <table:table-cell table:formula="of:=[.G25]*(1-[.I25]/[.H25])" office:value-type="float" office:value="0.129004474614497" calcext:value-type="float">
            <text:p>0.129004474614497</text:p>
          </table:table-cell>
          <table:table-cell office:value-type="float" office:value="0.09226196" calcext:value-type="float">
            <text:p>0.09226196</text:p>
          </table:table-cell>
          <table:table-cell office:value-type="float" office:value="4.639889" calcext:value-type="float">
            <text:p>4.639889</text:p>
          </table:table-cell>
          <table:table-cell office:value-type="float" office:value="9.4613089" calcext:value-type="float">
            <text:p>9.4613089</text:p>
          </table:table-cell>
          <table:table-cell office:value-type="float" office:value="0.09905912" calcext:value-type="float">
            <text:p>0.09905912</text:p>
          </table:table-cell>
          <table:table-cell office:value-type="float" office:value="4.235919" calcext:value-type="float">
            <text:p>4.235919</text:p>
          </table:table-cell>
          <table:table-cell office:value-type="float" office:value="11.8490134" calcext:value-type="float">
            <text:p>11.849013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09397404" calcext:value-type="float">
            <text:p>0.09397404</text:p>
          </table:table-cell>
          <table:table-cell office:value-type="float" office:value="4.490033" calcext:value-type="float">
            <text:p>4.490033</text:p>
          </table:table-cell>
          <table:table-cell office:value-type="float" office:value="10.089133" calcext:value-type="float">
            <text:p>10.089133</text:p>
          </table:table-cell>
          <table:table-cell office:value-type="float" office:value="0.24080469" calcext:value-type="float">
            <text:p>0.24080469</text:p>
          </table:table-cell>
          <table:table-cell office:value-type="float" office:value="0.13339841" calcext:value-type="float">
            <text:p>0.13339841</text:p>
          </table:table-cell>
          <table:table-cell office:value-type="float" office:value="0.50756795" calcext:value-type="float">
            <text:p>0.50756795</text:p>
          </table:table-cell>
          <table:table-cell office:value-type="float" office:value="0.01208551" calcext:value-type="float">
            <text:p>0.01208551</text:p>
          </table:table-cell>
          <table:table-cell office:value-type="float" office:value="2.90653268" calcext:value-type="float">
            <text:p>2.90653268</text:p>
          </table:table-cell>
          <table:table-cell office:value-type="float" office:value="0.0985730469934974" calcext:value-type="float">
            <text:p>0.098573046993497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8656767" calcext:value-type="float">
            <text:p>8.66E-02</text:p>
          </table:table-cell>
          <table:table-cell office:value-type="float" office:value="0.5327647" calcext:value-type="float">
            <text:p>5.33E-01</text:p>
          </table:table-cell>
          <table:table-cell office:value-type="float" office:value="6.825682E-023" calcext:value-type="float">
            <text:p>6.83E-23</text:p>
          </table:table-cell>
          <table:table-cell table:formula="of:=-[.AF25]*LOG([.AH25]/[.AG25])" office:value-type="float" office:value="1.89517314025904" calcext:value-type="float">
            <text:p>1.89517314025904</text:p>
          </table:table-cell>
          <table:table-cell office:value-type="float" office:value="0.170282841" calcext:value-type="float">
            <text:p>0.170282841</text:p>
          </table:table-cell>
          <table:table-cell office:value-type="float" office:value="0.494862121" calcext:value-type="float">
            <text:p>0.494862121</text:p>
          </table:table-cell>
          <table:table-cell office:value-type="float" office:value="0.008981776" calcext:value-type="float">
            <text:p>0.008981776</text:p>
          </table:table-cell>
          <table:table-cell office:value-type="float" office:value="0.061795463" calcext:value-type="float">
            <text:p>0.061795463</text:p>
          </table:table-cell>
          <table:table-cell office:value-type="float" office:value="26.397556138" calcext:value-type="float">
            <text:p>26.397556138</text:p>
          </table:table-cell>
          <table:table-cell office:value-type="float" office:value="0.0920664427563814" calcext:value-type="float">
            <text:p>0.092066442756381</text:p>
          </table:table-cell>
          <table:table-cell office:value-type="float" office:value="0.119965739" calcext:value-type="float">
            <text:p>0.119965739</text:p>
          </table:table-cell>
          <table:table-cell office:value-type="float" office:value="0.52228125" calcext:value-type="float">
            <text:p>0.52228125</text:p>
          </table:table-cell>
          <table:table-cell office:value-type="float" office:value="0.001309344" calcext:value-type="float">
            <text:p>0.001309344</text:p>
          </table:table-cell>
          <table:table-cell table:formula="of:=[.AP25]*(1-[.AR25]/[.AQ25])" office:value-type="float" office:value="0.119664988359296" calcext:value-type="float">
            <text:p>0.119664988359296</text:p>
          </table:table-cell>
          <table:table-cell office:value-type="float" office:value="0.091652607" calcext:value-type="float">
            <text:p>0.091652607</text:p>
          </table:table-cell>
          <table:table-cell office:value-type="float" office:value="0.4897605" calcext:value-type="float">
            <text:p>0.4897605</text:p>
          </table:table-cell>
          <table:table-cell office:value-type="float" office:value="0.003157866" calcext:value-type="float">
            <text:p>0.003157866</text:p>
          </table:table-cell>
          <table:table-cell office:value-type="float" office:value="1.948672954" calcext:value-type="float">
            <text:p>1.948672954</text:p>
          </table:table-cell>
          <table:table-cell table:formula="of:=[.AT25]*(1-([.AV25]/[.AU25])^[.AW25])" office:value-type="float" office:value="0.0916476707036708" calcext:value-type="float">
            <text:p>0.091647670703671</text:p>
          </table:table-cell>
          <table:table-cell office:value-type="float" office:value="0.1216114" calcext:value-type="float">
            <text:p>0.1216114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mp_28C strain_Snod2.1.5</text:p>
          </table:table-cell>
          <table:table-cell office:value-type="float" office:value="0.203605389898482" calcext:value-type="float">
            <text:p>0.203605389898482</text:p>
          </table:table-cell>
          <table:table-cell office:value-type="float" office:value="0.587302781490479" calcext:value-type="float">
            <text:p>0.587302781490479</text:p>
          </table:table-cell>
          <table:table-cell office:value-type="float" office:value="0.000490549311807328" calcext:value-type="float">
            <text:p>0.000490549311807</text:p>
          </table:table-cell>
          <table:table-cell table:formula="of:=[.C26]*(1-[.E26]/[.D26])" office:value-type="float" office:value="0.20343532687981" calcext:value-type="float">
            <text:p>0.20343532687981</text:p>
          </table:table-cell>
          <table:table-cell office:value-type="float" office:value="0.203605389898482" calcext:value-type="float">
            <text:p>0.203605389898482</text:p>
          </table:table-cell>
          <table:table-cell office:value-type="float" office:value="0.587302781490479" calcext:value-type="float">
            <text:p>0.587302781490479</text:p>
          </table:table-cell>
          <table:table-cell office:value-type="float" office:value="0.000490549311807328" calcext:value-type="float">
            <text:p>0.000490549311807</text:p>
          </table:table-cell>
          <table:table-cell table:formula="of:=[.G26]*(1-[.I26]/[.H26])" office:value-type="float" office:value="0.20343532687981" calcext:value-type="float">
            <text:p>0.20343532687981</text:p>
          </table:table-cell>
          <table:table-cell office:value-type="float" office:value="0.14357784" calcext:value-type="float">
            <text:p>0.14357784</text:p>
          </table:table-cell>
          <table:table-cell office:value-type="float" office:value="4.357867" calcext:value-type="float">
            <text:p>4.357867</text:p>
          </table:table-cell>
          <table:table-cell office:value-type="float" office:value="7.5453814" calcext:value-type="float">
            <text:p>7.5453814</text:p>
          </table:table-cell>
          <table:table-cell office:value-type="float" office:value="0.14528652" calcext:value-type="float">
            <text:p>0.14528652</text:p>
          </table:table-cell>
          <table:table-cell office:value-type="float" office:value="4.250818" calcext:value-type="float">
            <text:p>4.250818</text:p>
          </table:table-cell>
          <table:table-cell office:value-type="float" office:value="8.7277572" calcext:value-type="float">
            <text:p>8.7277572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4299588" calcext:value-type="float">
            <text:p>0.14299588</text:p>
          </table:table-cell>
          <table:table-cell office:value-type="float" office:value="4.312587" calcext:value-type="float">
            <text:p>4.312587</text:p>
          </table:table-cell>
          <table:table-cell office:value-type="float" office:value="7.8624726" calcext:value-type="float">
            <text:p>7.8624726</text:p>
          </table:table-cell>
          <table:table-cell office:value-type="float" office:value="0.31474232" calcext:value-type="float">
            <text:p>0.31474232</text:p>
          </table:table-cell>
          <table:table-cell office:value-type="float" office:value="0.21253454" calcext:value-type="float">
            <text:p>0.21253454</text:p>
          </table:table-cell>
          <table:table-cell office:value-type="float" office:value="0.59445497" calcext:value-type="float">
            <text:p>0.59445497</text:p>
          </table:table-cell>
          <table:table-cell office:value-type="float" office:value="0.01631581" calcext:value-type="float">
            <text:p>0.01631581</text:p>
          </table:table-cell>
          <table:table-cell office:value-type="float" office:value="3.83099148" calcext:value-type="float">
            <text:p>3.83099148</text:p>
          </table:table-cell>
          <table:table-cell office:value-type="float" office:value="0.152672448719654" calcext:value-type="float">
            <text:p>0.152672448719654</text:p>
          </table:table-cell>
          <table:table-cell office:value-type="float" office:value="0.116907" calcext:value-type="float">
            <text:p>0.116907</text:p>
          </table:table-cell>
          <table:table-cell office:value-type="float" office:value="0.1233513" calcext:value-type="float">
            <text:p>1.23E-01</text:p>
          </table:table-cell>
          <table:table-cell office:value-type="float" office:value="0.6160094" calcext:value-type="float">
            <text:p>6.16E-01</text:p>
          </table:table-cell>
          <table:table-cell office:value-type="float" office:value="2.864923E-022" calcext:value-type="float">
            <text:p>2.86E-22</text:p>
          </table:table-cell>
          <table:table-cell table:formula="of:=-[.AF26]*LOG([.AH26]/[.AG26])" office:value-type="float" office:value="2.63138844764669" calcext:value-type="float">
            <text:p>2.63138844764669</text:p>
          </table:table-cell>
          <table:table-cell office:value-type="float" office:value="0.22315969" calcext:value-type="float">
            <text:p>0.22315969</text:p>
          </table:table-cell>
          <table:table-cell office:value-type="float" office:value="0.5932625" calcext:value-type="float">
            <text:p>0.5932625</text:p>
          </table:table-cell>
          <table:table-cell office:value-type="float" office:value="0.01433359" calcext:value-type="float">
            <text:p>0.01433359</text:p>
          </table:table-cell>
          <table:table-cell office:value-type="float" office:value="0.16245526" calcext:value-type="float">
            <text:p>0.16245526</text:p>
          </table:table-cell>
          <table:table-cell office:value-type="float" office:value="18.22429988" calcext:value-type="float">
            <text:p>18.22429988</text:p>
          </table:table-cell>
          <table:table-cell office:value-type="float" office:value="0.147467563107805" calcext:value-type="float">
            <text:p>0.147467563107805</text:p>
          </table:table-cell>
          <table:table-cell office:value-type="float" office:value="0.1928658842" calcext:value-type="float">
            <text:p>0.1928658842</text:p>
          </table:table-cell>
          <table:table-cell office:value-type="float" office:value="0.5983331635" calcext:value-type="float">
            <text:p>0.5983331635</text:p>
          </table:table-cell>
          <table:table-cell office:value-type="float" office:value="0.0007497394" calcext:value-type="float">
            <text:p>0.0007497394</text:p>
          </table:table-cell>
          <table:table-cell table:formula="of:=[.AP26]*(1-[.AR26]/[.AQ26])" office:value-type="float" office:value="0.192624214238979" calcext:value-type="float">
            <text:p>0.192624214238979</text:p>
          </table:table-cell>
          <table:table-cell office:value-type="float" office:value="0.153729827" calcext:value-type="float">
            <text:p>0.153729827</text:p>
          </table:table-cell>
          <table:table-cell office:value-type="float" office:value="0.592848939" calcext:value-type="float">
            <text:p>0.592848939</text:p>
          </table:table-cell>
          <table:table-cell office:value-type="float" office:value="0.001885148" calcext:value-type="float">
            <text:p>0.001885148</text:p>
          </table:table-cell>
          <table:table-cell office:value-type="float" office:value="1.527668445" calcext:value-type="float">
            <text:p>1.527668445</text:p>
          </table:table-cell>
          <table:table-cell table:formula="of:=[.AT26]*(1-([.AV26]/[.AU26])^[.AW26])" office:value-type="float" office:value="0.153706316840467" calcext:value-type="float">
            <text:p>0.153706316840467</text:p>
          </table:table-cell>
          <table:table-cell office:value-type="float" office:value="0.1912844" calcext:value-type="float">
            <text:p>0.1912844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_28C strain_WF3.3</text:p>
          </table:table-cell>
          <table:table-cell office:value-type="float" office:value="0.152922206846488" calcext:value-type="float">
            <text:p>0.152922206846488</text:p>
          </table:table-cell>
          <table:table-cell office:value-type="float" office:value="0.331655975836547" calcext:value-type="float">
            <text:p>0.331655975836547</text:p>
          </table:table-cell>
          <table:table-cell office:value-type="float" office:value="0.000561317580072582" calcext:value-type="float">
            <text:p>0.000561317580073</text:p>
          </table:table-cell>
          <table:table-cell table:formula="of:=[.C27]*(1-[.E27]/[.D27])" office:value-type="float" office:value="0.152663390695596" calcext:value-type="float">
            <text:p>0.152663390695596</text:p>
          </table:table-cell>
          <table:table-cell office:value-type="float" office:value="0.152922206846488" calcext:value-type="float">
            <text:p>0.152922206846488</text:p>
          </table:table-cell>
          <table:table-cell office:value-type="float" office:value="0.331655975836547" calcext:value-type="float">
            <text:p>0.331655975836547</text:p>
          </table:table-cell>
          <table:table-cell office:value-type="float" office:value="0.000561317580072582" calcext:value-type="float">
            <text:p>0.000561317580073</text:p>
          </table:table-cell>
          <table:table-cell table:formula="of:=[.G27]*(1-[.I27]/[.H27])" office:value-type="float" office:value="0.152663390695596" calcext:value-type="float">
            <text:p>0.152663390695596</text:p>
          </table:table-cell>
          <table:table-cell office:value-type="float" office:value="0.11429526" calcext:value-type="float">
            <text:p>0.11429526</text:p>
          </table:table-cell>
          <table:table-cell office:value-type="float" office:value="3.271725" calcext:value-type="float">
            <text:p>3.271725</text:p>
          </table:table-cell>
          <table:table-cell office:value-type="float" office:value="17.8703252" calcext:value-type="float">
            <text:p>17.8703252</text:p>
          </table:table-cell>
          <table:table-cell office:value-type="float" office:value="0.1203536" calcext:value-type="float">
            <text:p>0.1203536</text:p>
          </table:table-cell>
          <table:table-cell office:value-type="float" office:value="3.14888" calcext:value-type="float">
            <text:p>3.14888</text:p>
          </table:table-cell>
          <table:table-cell office:value-type="float" office:value="19.319642" calcext:value-type="float">
            <text:p>19.319642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1965168" calcext:value-type="float">
            <text:p>0.11965168</text:p>
          </table:table-cell>
          <table:table-cell office:value-type="float" office:value="3.155587" calcext:value-type="float">
            <text:p>3.155587</text:p>
          </table:table-cell>
          <table:table-cell office:value-type="float" office:value="19.1926807" calcext:value-type="float">
            <text:p>19.1926807</text:p>
          </table:table-cell>
          <table:table-cell office:value-type="float" office:value="0.91442626" calcext:value-type="float">
            <text:p>0.91442626</text:p>
          </table:table-cell>
          <table:table-cell office:value-type="float" office:value="0.1468891" calcext:value-type="float">
            <text:p>0.1468891</text:p>
          </table:table-cell>
          <table:table-cell office:value-type="float" office:value="0.3471558" calcext:value-type="float">
            <text:p>0.3471558</text:p>
          </table:table-cell>
          <table:table-cell office:value-type="float" office:value="0.0100714" calcext:value-type="float">
            <text:p>0.0100714</text:p>
          </table:table-cell>
          <table:table-cell office:value-type="float" office:value="2.574466" calcext:value-type="float">
            <text:p>2.574466</text:p>
          </table:table-cell>
          <table:table-cell office:value-type="float" office:value="0.105521436250723" calcext:value-type="float">
            <text:p>0.105521436250723</text:p>
          </table:table-cell>
          <table:table-cell office:value-type="float" office:value="0.11564" calcext:value-type="float">
            <text:p>0.11564</text:p>
          </table:table-cell>
          <table:table-cell office:value-type="float" office:value="0.08123763" calcext:value-type="float">
            <text:p>8.12E-02</text:p>
          </table:table-cell>
          <table:table-cell office:value-type="float" office:value="0.3783973" calcext:value-type="float">
            <text:p>3.78E-01</text:p>
          </table:table-cell>
          <table:table-cell office:value-type="float" office:value="0.0000000002158429" calcext:value-type="float">
            <text:p>2.16E-10</text:p>
          </table:table-cell>
          <table:table-cell table:formula="of:=-[.AF27]*LOG([.AH27]/[.AG27])" office:value-type="float" office:value="0.750945237812149" calcext:value-type="float">
            <text:p>0.750945237812149</text:p>
          </table:table-cell>
          <table:table-cell office:value-type="float" office:value="0.13992262" calcext:value-type="float">
            <text:p>0.13992262</text:p>
          </table:table-cell>
          <table:table-cell office:value-type="float" office:value="0.34920644" calcext:value-type="float">
            <text:p>0.34920644</text:p>
          </table:table-cell>
          <table:table-cell office:value-type="float" office:value="0.01513564" calcext:value-type="float">
            <text:p>0.01513564</text:p>
          </table:table-cell>
          <table:table-cell office:value-type="float" office:value="0.4063841" calcext:value-type="float">
            <text:p>0.4063841</text:p>
          </table:table-cell>
          <table:table-cell office:value-type="float" office:value="19.13490906" calcext:value-type="float">
            <text:p>19.13490906</text:p>
          </table:table-cell>
          <table:table-cell office:value-type="float" office:value="0.118117348950895" calcext:value-type="float">
            <text:p>0.118117348950895</text:p>
          </table:table-cell>
          <table:table-cell office:value-type="float" office:value="0.13316942" calcext:value-type="float">
            <text:p>0.13316942</text:p>
          </table:table-cell>
          <table:table-cell office:value-type="float" office:value="0.35270766" calcext:value-type="float">
            <text:p>0.35270766</text:p>
          </table:table-cell>
          <table:table-cell office:value-type="float" office:value="0.00141396" calcext:value-type="float">
            <text:p>0.00141396</text:p>
          </table:table-cell>
          <table:table-cell table:formula="of:=[.AP27]*(1-[.AR27]/[.AQ27])" office:value-type="float" office:value="0.132635560788938" calcext:value-type="float">
            <text:p>0.132635560788938</text:p>
          </table:table-cell>
          <table:table-cell office:value-type="float" office:value="0.1577418711" calcext:value-type="float">
            <text:p>0.1577418711</text:p>
          </table:table-cell>
          <table:table-cell office:value-type="float" office:value="0.3571016851" calcext:value-type="float">
            <text:p>0.3571016851</text:p>
          </table:table-cell>
          <table:table-cell office:value-type="float" office:value="0.0008145632" calcext:value-type="float">
            <text:p>0.0008145632</text:p>
          </table:table-cell>
          <table:table-cell office:value-type="float" office:value="0.7614655907" calcext:value-type="float">
            <text:p>0.7614655907</text:p>
          </table:table-cell>
          <table:table-cell table:formula="of:=[.AT27]*(1-([.AV27]/[.AU27])^[.AW27])" office:value-type="float" office:value="0.15620634894942" calcext:value-type="float">
            <text:p>0.15620634894942</text:p>
          </table:table-cell>
          <table:table-cell office:value-type="float" office:value="0.1422942" calcext:value-type="float">
            <text:p>0.1422942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mp_28C strain_wkB12</text:p>
          </table:table-cell>
          <table:table-cell office:value-type="float" office:value="0.164781913623941" calcext:value-type="float">
            <text:p>0.164781913623941</text:p>
          </table:table-cell>
          <table:table-cell office:value-type="float" office:value="0.57785278205457" calcext:value-type="float">
            <text:p>0.57785278205457</text:p>
          </table:table-cell>
          <table:table-cell office:value-type="float" office:value="0.000311876243989094" calcext:value-type="float">
            <text:p>0.000311876243989</text:p>
          </table:table-cell>
          <table:table-cell table:formula="of:=[.C28]*(1-[.E28]/[.D28])" office:value-type="float" office:value="0.164692978230889" calcext:value-type="float">
            <text:p>0.164692978230889</text:p>
          </table:table-cell>
          <table:table-cell office:value-type="float" office:value="0.164781913623941" calcext:value-type="float">
            <text:p>0.164781913623941</text:p>
          </table:table-cell>
          <table:table-cell office:value-type="float" office:value="0.57785278205457" calcext:value-type="float">
            <text:p>0.57785278205457</text:p>
          </table:table-cell>
          <table:table-cell office:value-type="float" office:value="0.000311876243989094" calcext:value-type="float">
            <text:p>0.000311876243989</text:p>
          </table:table-cell>
          <table:table-cell table:formula="of:=[.G28]*(1-[.I28]/[.H28])" office:value-type="float" office:value="0.164692978230889" calcext:value-type="float">
            <text:p>0.164692978230889</text:p>
          </table:table-cell>
          <table:table-cell office:value-type="float" office:value="0.11392779" calcext:value-type="float">
            <text:p>0.11392779</text:p>
          </table:table-cell>
          <table:table-cell office:value-type="float" office:value="4.733955" calcext:value-type="float">
            <text:p>4.733955</text:p>
          </table:table-cell>
          <table:table-cell office:value-type="float" office:value="10.9657587" calcext:value-type="float">
            <text:p>10.9657587</text:p>
          </table:table-cell>
          <table:table-cell office:value-type="float" office:value="0.12013802" calcext:value-type="float">
            <text:p>0.12013802</text:p>
          </table:table-cell>
          <table:table-cell office:value-type="float" office:value="4.453628" calcext:value-type="float">
            <text:p>4.453628</text:p>
          </table:table-cell>
          <table:table-cell office:value-type="float" office:value="12.9057421" calcext:value-type="float">
            <text:p>12.9057421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1674708" calcext:value-type="float">
            <text:p>0.11674708</text:p>
          </table:table-cell>
          <table:table-cell office:value-type="float" office:value="4.558557" calcext:value-type="float">
            <text:p>4.558557</text:p>
          </table:table-cell>
          <table:table-cell office:value-type="float" office:value="11.934096" calcext:value-type="float">
            <text:p>11.934096</text:p>
          </table:table-cell>
          <table:table-cell office:value-type="float" office:value="0.48567909" calcext:value-type="float">
            <text:p>0.48567909</text:p>
          </table:table-cell>
          <table:table-cell office:value-type="float" office:value="0.17125562" calcext:value-type="float">
            <text:p>0.17125562</text:p>
          </table:table-cell>
          <table:table-cell office:value-type="float" office:value="0.58191016" calcext:value-type="float">
            <text:p>0.58191016</text:p>
          </table:table-cell>
          <table:table-cell office:value-type="float" office:value="0.01347601" calcext:value-type="float">
            <text:p>0.01347601</text:p>
          </table:table-cell>
          <table:table-cell office:value-type="float" office:value="4.07409303" calcext:value-type="float">
            <text:p>4.07409303</text:p>
          </table:table-cell>
          <table:table-cell office:value-type="float" office:value="0.126345171614788" calcext:value-type="float">
            <text:p>0.126345171614788</text:p>
          </table:table-cell>
          <table:table-cell office:value-type="float" office:value="0.100005" calcext:value-type="float">
            <text:p>0.100005</text:p>
          </table:table-cell>
          <table:table-cell office:value-type="float" office:value="0.1022025" calcext:value-type="float">
            <text:p>1.02E-01</text:p>
          </table:table-cell>
          <table:table-cell office:value-type="float" office:value="0.5759002" calcext:value-type="float">
            <text:p>5.76E-01</text:p>
          </table:table-cell>
          <table:table-cell office:value-type="float" office:value="8.740325E-029" calcext:value-type="float">
            <text:p>8.74E-29</text:p>
          </table:table-cell>
          <table:table-cell table:formula="of:=-[.AF28]*LOG([.AH28]/[.AG28])" office:value-type="float" office:value="2.84315291503632" calcext:value-type="float">
            <text:p>2.84315291503632</text:p>
          </table:table-cell>
          <table:table-cell office:value-type="float" office:value="0.618487487" calcext:value-type="float">
            <text:p>0.618487487</text:p>
          </table:table-cell>
          <table:table-cell office:value-type="float" office:value="0.568738864" calcext:value-type="float">
            <text:p>0.568738864</text:p>
          </table:table-cell>
          <table:table-cell office:value-type="float" office:value="0.006719706" calcext:value-type="float">
            <text:p>0.006719706</text:p>
          </table:table-cell>
          <table:table-cell office:value-type="float" office:value="0.035786727" calcext:value-type="float">
            <text:p>0.035786727</text:p>
          </table:table-cell>
          <table:table-cell office:value-type="float" office:value="71.76769907" calcext:value-type="float">
            <text:p>71.76769907</text:p>
          </table:table-cell>
          <table:table-cell office:value-type="float" office:value="0.109365437115627" calcext:value-type="float">
            <text:p>0.109365437115627</text:p>
          </table:table-cell>
          <table:table-cell office:value-type="float" office:value="0.1575616608" calcext:value-type="float">
            <text:p>0.1575616608</text:p>
          </table:table-cell>
          <table:table-cell office:value-type="float" office:value="0.5884918453" calcext:value-type="float">
            <text:p>0.5884918453</text:p>
          </table:table-cell>
          <table:table-cell office:value-type="float" office:value="0.0004498869" calcext:value-type="float">
            <text:p>0.0004498869</text:p>
          </table:table-cell>
          <table:table-cell table:formula="of:=[.AP28]*(1-[.AR28]/[.AQ28])" office:value-type="float" office:value="0.157441208957375" calcext:value-type="float">
            <text:p>0.157441208957375</text:p>
          </table:table-cell>
          <table:table-cell office:value-type="float" office:value="0.107710964" calcext:value-type="float">
            <text:p>0.107710964</text:p>
          </table:table-cell>
          <table:table-cell office:value-type="float" office:value="0.568770602" calcext:value-type="float">
            <text:p>0.568770602</text:p>
          </table:table-cell>
          <table:table-cell office:value-type="float" office:value="0.002309582" calcext:value-type="float">
            <text:p>0.002309582</text:p>
          </table:table-cell>
          <table:table-cell office:value-type="float" office:value="2.287191328" calcext:value-type="float">
            <text:p>2.287191328</text:p>
          </table:table-cell>
          <table:table-cell table:formula="of:=[.AT28]*(1-([.AV28]/[.AU28])^[.AW28])" office:value-type="float" office:value="0.107710598689645" calcext:value-type="float">
            <text:p>0.107710598689645</text:p>
          </table:table-cell>
          <table:table-cell office:value-type="float" office:value="0.161291" calcext:value-type="float">
            <text:p>0.161291</text:p>
          </table:table-cell>
          <table:table-cell table:number-columns-repeated="9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mp_28C strain_wkB2</text:p>
          </table:table-cell>
          <table:table-cell office:value-type="float" office:value="0.135960798424863" calcext:value-type="float">
            <text:p>0.135960798424863</text:p>
          </table:table-cell>
          <table:table-cell office:value-type="float" office:value="0.575750007930926" calcext:value-type="float">
            <text:p>0.575750007930926</text:p>
          </table:table-cell>
          <table:table-cell office:value-type="float" office:value="0.00210889028011336" calcext:value-type="float">
            <text:p>0.002108890280113</text:p>
          </table:table-cell>
          <table:table-cell table:formula="of:=[.C29]*(1-[.E29]/[.D29])" office:value-type="float" office:value="0.135462793383916" calcext:value-type="float">
            <text:p>0.135462793383916</text:p>
          </table:table-cell>
          <table:table-cell office:value-type="float" office:value="0.135960798424863" calcext:value-type="float">
            <text:p>0.135960798424863</text:p>
          </table:table-cell>
          <table:table-cell office:value-type="float" office:value="0.575750007930926" calcext:value-type="float">
            <text:p>0.575750007930926</text:p>
          </table:table-cell>
          <table:table-cell office:value-type="float" office:value="0.00210889028011336" calcext:value-type="float">
            <text:p>0.002108890280113</text:p>
          </table:table-cell>
          <table:table-cell table:formula="of:=[.G29]*(1-[.I29]/[.H29])" office:value-type="float" office:value="0.135462793383916" calcext:value-type="float">
            <text:p>0.135462793383916</text:p>
          </table:table-cell>
          <table:table-cell office:value-type="float" office:value="0.13404541" calcext:value-type="float">
            <text:p>0.13404541</text:p>
          </table:table-cell>
          <table:table-cell office:value-type="float" office:value="3.977801" calcext:value-type="float">
            <text:p>3.977801</text:p>
          </table:table-cell>
          <table:table-cell office:value-type="float" office:value="12.7473459" calcext:value-type="float">
            <text:p>12.7473459</text:p>
          </table:table-cell>
          <table:table-cell office:value-type="float" office:value="0.13687987" calcext:value-type="float">
            <text:p>0.13687987</text:p>
          </table:table-cell>
          <table:table-cell office:value-type="float" office:value="3.854041" calcext:value-type="float">
            <text:p>3.854041</text:p>
          </table:table-cell>
          <table:table-cell office:value-type="float" office:value="13.876566" calcext:value-type="float">
            <text:p>13.87656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128465637" calcext:value-type="float">
            <text:p>0.128465637</text:p>
          </table:table-cell>
          <table:table-cell office:value-type="float" office:value="0.592178425" calcext:value-type="float">
            <text:p>0.592178425</text:p>
          </table:table-cell>
          <table:table-cell office:value-type="float" office:value="0.003530691" calcext:value-type="float">
            <text:p>0.003530691</text:p>
          </table:table-cell>
          <table:table-cell office:value-type="float" office:value="0.154775643" calcext:value-type="float">
            <text:p>0.154775643</text:p>
          </table:table-cell>
          <table:table-cell office:value-type="float" office:value="0.121148387283285" calcext:value-type="float">
            <text:p>0.121148387283285</text:p>
          </table:table-cell>
          <table:table-cell office:value-type="float" office:value="0.12589" calcext:value-type="float">
            <text:p>0.12589</text:p>
          </table:table-cell>
          <table:table-cell office:value-type="float" office:value="0.08546384" calcext:value-type="float">
            <text:p>8.55E-02</text:p>
          </table:table-cell>
          <table:table-cell office:value-type="float" office:value="0.6178794" calcext:value-type="float">
            <text:p>6.18E-01</text:p>
          </table:table-cell>
          <table:table-cell office:value-type="float" office:value="0.00000000005355888" calcext:value-type="float">
            <text:p>5.36E-11</text:p>
          </table:table-cell>
          <table:table-cell table:formula="of:=-[.AF29]*LOG([.AH29]/[.AG29])" office:value-type="float" office:value="0.859943331089576" calcext:value-type="float">
            <text:p>0.859943331089576</text:p>
          </table:table-cell>
          <table:table-cell office:value-type="float" office:value="0.177700486" calcext:value-type="float">
            <text:p>0.177700486</text:p>
          </table:table-cell>
          <table:table-cell office:value-type="float" office:value="0.698346979" calcext:value-type="float">
            <text:p>0.698346979</text:p>
          </table:table-cell>
          <table:table-cell office:value-type="float" office:value="0.001197826" calcext:value-type="float">
            <text:p>0.001197826</text:p>
          </table:table-cell>
          <table:table-cell office:value-type="float" office:value="-0.068752203" calcext:value-type="float">
            <text:p>-0.068752203</text:p>
          </table:table-cell>
          <table:table-cell office:value-type="float" office:value="47.251538909" calcext:value-type="float">
            <text:p>47.251538909</text:p>
          </table:table-cell>
          <table:table-cell office:value-type="float" office:value="0.170765407849771" calcext:value-type="float">
            <text:p>0.170765407849771</text:p>
          </table:table-cell>
          <table:table-cell office:value-type="float" office:value="0.128106622" calcext:value-type="float">
            <text:p>0.128106622</text:p>
          </table:table-cell>
          <table:table-cell office:value-type="float" office:value="0.592454162" calcext:value-type="float">
            <text:p>0.592454162</text:p>
          </table:table-cell>
          <table:table-cell office:value-type="float" office:value="0.003073869" calcext:value-type="float">
            <text:p>0.003073869</text:p>
          </table:table-cell>
          <table:table-cell table:formula="of:=[.AP29]*(1-[.AR29]/[.AQ29])" office:value-type="float" office:value="0.127441957964674" calcext:value-type="float">
            <text:p>0.127441957964674</text:p>
          </table:table-cell>
          <table:table-cell office:value-type="float" office:value="0.184941972" calcext:value-type="float">
            <text:p>0.184941972</text:p>
          </table:table-cell>
          <table:table-cell office:value-type="float" office:value="0.608127794" calcext:value-type="float">
            <text:p>0.608127794</text:p>
          </table:table-cell>
          <table:table-cell office:value-type="float" office:value="0.001036058" calcext:value-type="float">
            <text:p>0.001036058</text:p>
          </table:table-cell>
          <table:table-cell office:value-type="float" office:value="0.565172031" calcext:value-type="float">
            <text:p>0.565172031</text:p>
          </table:table-cell>
          <table:table-cell table:formula="of:=[.AT29]*(1-([.AV29]/[.AU29])^[.AW29])" office:value-type="float" office:value="0.179903555053521" calcext:value-type="float">
            <text:p>0.179903555053521</text:p>
          </table:table-cell>
          <table:table-cell office:value-type="float" office:value="0.1623812" calcext:value-type="float">
            <text:p>0.1623812</text:p>
          </table:table-cell>
          <table:table-cell table:number-columns-repeated="9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mp_28C strain_wkB273</text:p>
          </table:table-cell>
          <table:table-cell office:value-type="float" office:value="0.123796792718709" calcext:value-type="float">
            <text:p>0.123796792718709</text:p>
          </table:table-cell>
          <table:table-cell office:value-type="float" office:value="0.705407641674562" calcext:value-type="float">
            <text:p>0.705407641674562</text:p>
          </table:table-cell>
          <table:table-cell office:value-type="float" office:value="0.0045882411659782" calcext:value-type="float">
            <text:p>0.004588241165978</text:p>
          </table:table-cell>
          <table:table-cell table:formula="of:=[.C30]*(1-[.E30]/[.D30])" office:value-type="float" office:value="0.122991571018502" calcext:value-type="float">
            <text:p>0.122991571018502</text:p>
          </table:table-cell>
          <table:table-cell office:value-type="float" office:value="0.123796792718709" calcext:value-type="float">
            <text:p>0.123796792718709</text:p>
          </table:table-cell>
          <table:table-cell office:value-type="float" office:value="0.705407641674562" calcext:value-type="float">
            <text:p>0.705407641674562</text:p>
          </table:table-cell>
          <table:table-cell office:value-type="float" office:value="0.0045882411659782" calcext:value-type="float">
            <text:p>0.004588241165978</text:p>
          </table:table-cell>
          <table:table-cell table:formula="of:=[.G30]*(1-[.I30]/[.H30])" office:value-type="float" office:value="0.122991571018502" calcext:value-type="float">
            <text:p>0.122991571018502</text:p>
          </table:table-cell>
          <table:table-cell office:value-type="float" office:value="0.10900481" calcext:value-type="float">
            <text:p>0.10900481</text:p>
          </table:table-cell>
          <table:table-cell office:value-type="float" office:value="4.038569" calcext:value-type="float">
            <text:p>4.038569</text:p>
          </table:table-cell>
          <table:table-cell office:value-type="float" office:value="6.5442393" calcext:value-type="float">
            <text:p>6.5442393</text:p>
          </table:table-cell>
          <table:table-cell office:value-type="float" office:value="0.11230055" calcext:value-type="float">
            <text:p>0.11230055</text:p>
          </table:table-cell>
          <table:table-cell office:value-type="float" office:value="3.877732" calcext:value-type="float">
            <text:p>3.877732</text:p>
          </table:table-cell>
          <table:table-cell office:value-type="float" office:value="8.042496" calcext:value-type="float">
            <text:p>8.042496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11918028" calcext:value-type="float">
            <text:p>0.11918028</text:p>
          </table:table-cell>
          <table:table-cell office:value-type="float" office:value="0.72418273" calcext:value-type="float">
            <text:p>0.72418273</text:p>
          </table:table-cell>
          <table:table-cell office:value-type="float" office:value="0.01140446" calcext:value-type="float">
            <text:p>0.01140446</text:p>
          </table:table-cell>
          <table:table-cell office:value-type="float" office:value="0.68123251" calcext:value-type="float">
            <text:p>0.68123251</text:p>
          </table:table-cell>
          <table:table-cell office:value-type="float" office:value="0.0997892540248687" calcext:value-type="float">
            <text:p>0.099789254024869</text:p>
          </table:table-cell>
          <table:table-cell office:value-type="float" office:value="0.0948102" calcext:value-type="float">
            <text:p>0.0948102</text:p>
          </table:table-cell>
          <table:table-cell office:value-type="float" office:value="0.07023997" calcext:value-type="float">
            <text:p>7.02E-02</text:p>
          </table:table-cell>
          <table:table-cell office:value-type="float" office:value="0.7839568" calcext:value-type="float">
            <text:p>7.84E-01</text:p>
          </table:table-cell>
          <table:table-cell office:value-type="float" office:value="0.000002546347" calcext:value-type="float">
            <text:p>2.55E-06</text:p>
          </table:table-cell>
          <table:table-cell table:formula="of:=-[.AF30]*LOG([.AH30]/[.AG30])" office:value-type="float" office:value="0.385503263408391" calcext:value-type="float">
            <text:p>0.385503263408391</text:p>
          </table:table-cell>
          <table:table-cell office:value-type="float" office:value="0.122593008" calcext:value-type="float">
            <text:p>0.122593008</text:p>
          </table:table-cell>
          <table:table-cell office:value-type="float" office:value="0.723160141" calcext:value-type="float">
            <text:p>0.723160141</text:p>
          </table:table-cell>
          <table:table-cell office:value-type="float" office:value="0.008901708" calcext:value-type="float">
            <text:p>0.008901708</text:p>
          </table:table-cell>
          <table:table-cell office:value-type="float" office:value="0.053693386" calcext:value-type="float">
            <text:p>0.053693386</text:p>
          </table:table-cell>
          <table:table-cell office:value-type="float" office:value="-20.806101337" calcext:value-type="float">
            <text:p>-20.806101337</text:p>
          </table:table-cell>
          <table:table-cell office:value-type="float" office:value="0.101345084808871" calcext:value-type="float">
            <text:p>0.101345084808871</text:p>
          </table:table-cell>
          <table:table-cell office:value-type="float" office:value="0.116159713" calcext:value-type="float">
            <text:p>0.116159713</text:p>
          </table:table-cell>
          <table:table-cell office:value-type="float" office:value="0.72740571" calcext:value-type="float">
            <text:p>0.72740571</text:p>
          </table:table-cell>
          <table:table-cell office:value-type="float" office:value="0.006609347" calcext:value-type="float">
            <text:p>0.006609347</text:p>
          </table:table-cell>
          <table:table-cell table:formula="of:=[.AP30]*(1-[.AR30]/[.AQ30])" office:value-type="float" office:value="0.115104263695598" calcext:value-type="float">
            <text:p>0.115104263695598</text:p>
          </table:table-cell>
          <table:table-cell office:value-type="float" office:value="0.110908814" calcext:value-type="float">
            <text:p>0.110908814</text:p>
          </table:table-cell>
          <table:table-cell office:value-type="float" office:value="0.723983792" calcext:value-type="float">
            <text:p>0.723983792</text:p>
          </table:table-cell>
          <table:table-cell office:value-type="float" office:value="0.007337242" calcext:value-type="float">
            <text:p>0.007337242</text:p>
          </table:table-cell>
          <table:table-cell office:value-type="float" office:value="1.088560613" calcext:value-type="float">
            <text:p>1.088560613</text:p>
          </table:table-cell>
          <table:table-cell table:formula="of:=[.AT30]*(1-([.AV30]/[.AU30])^[.AW30])" office:value-type="float" office:value="0.11016036391728" calcext:value-type="float">
            <text:p>0.11016036391728</text:p>
          </table:table-cell>
          <table:table-cell office:value-type="float" office:value="0.09989819" calcext:value-type="float">
            <text:p>0.09989819</text:p>
          </table:table-cell>
          <table:table-cell table:number-columns-repeated="9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mp_28C strain_wkB29</text:p>
          </table:table-cell>
          <table:table-cell office:value-type="float" office:value="0.146805542131582" calcext:value-type="float">
            <text:p>0.146805542131582</text:p>
          </table:table-cell>
          <table:table-cell office:value-type="float" office:value="0.674838205705316" calcext:value-type="float">
            <text:p>0.674838205705316</text:p>
          </table:table-cell>
          <table:table-cell office:value-type="float" office:value="0.000715830034170377" calcext:value-type="float">
            <text:p>0.00071583003417</text:p>
          </table:table-cell>
          <table:table-cell table:formula="of:=[.C31]*(1-[.E31]/[.D31])" office:value-type="float" office:value="0.146649819151834" calcext:value-type="float">
            <text:p>0.146649819151834</text:p>
          </table:table-cell>
          <table:table-cell office:value-type="float" office:value="0.146805542131582" calcext:value-type="float">
            <text:p>0.146805542131582</text:p>
          </table:table-cell>
          <table:table-cell office:value-type="float" office:value="0.674838205705316" calcext:value-type="float">
            <text:p>0.674838205705316</text:p>
          </table:table-cell>
          <table:table-cell office:value-type="float" office:value="0.000715830034170377" calcext:value-type="float">
            <text:p>0.00071583003417</text:p>
          </table:table-cell>
          <table:table-cell table:formula="of:=[.G31]*(1-[.I31]/[.H31])" office:value-type="float" office:value="0.146649819151834" calcext:value-type="float">
            <text:p>0.146649819151834</text:p>
          </table:table-cell>
          <table:table-cell office:value-type="float" office:value="0.09789305" calcext:value-type="float">
            <text:p>0.09789305</text:p>
          </table:table-cell>
          <table:table-cell office:value-type="float" office:value="4.914339" calcext:value-type="float">
            <text:p>4.914339</text:p>
          </table:table-cell>
          <table:table-cell office:value-type="float" office:value="5.3508006" calcext:value-type="float">
            <text:p>5.3508006</text:p>
          </table:table-cell>
          <table:table-cell office:value-type="float" office:value="0.10141936" calcext:value-type="float">
            <text:p>0.10141936</text:p>
          </table:table-cell>
          <table:table-cell office:value-type="float" office:value="4.582924" calcext:value-type="float">
            <text:p>4.582924</text:p>
          </table:table-cell>
          <table:table-cell office:value-type="float" office:value="7.117107" calcext:value-type="float">
            <text:p>7.117107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09774869" calcext:value-type="float">
            <text:p>0.09774869</text:p>
          </table:table-cell>
          <table:table-cell office:value-type="float" office:value="4.954572" calcext:value-type="float">
            <text:p>4.954572</text:p>
          </table:table-cell>
          <table:table-cell office:value-type="float" office:value="5.2364577" calcext:value-type="float">
            <text:p>5.2364577</text:p>
          </table:table-cell>
          <table:table-cell office:value-type="float" office:value="-0.06662114" calcext:value-type="float">
            <text:p>-0.06662114</text:p>
          </table:table-cell>
          <table:table-cell office:value-type="float" office:value="0.15975212" calcext:value-type="float">
            <text:p>0.15975212</text:p>
          </table:table-cell>
          <table:table-cell office:value-type="float" office:value="0.67344916" calcext:value-type="float">
            <text:p>0.67344916</text:p>
          </table:table-cell>
          <table:table-cell office:value-type="float" office:value="0.02186998" calcext:value-type="float">
            <text:p>0.02186998</text:p>
          </table:table-cell>
          <table:table-cell office:value-type="float" office:value="4.05305754" calcext:value-type="float">
            <text:p>4.05305754</text:p>
          </table:table-cell>
          <table:table-cell office:value-type="float" office:value="0.111316133437343" calcext:value-type="float">
            <text:p>0.111316133437343</text:p>
          </table:table-cell>
          <table:table-cell office:value-type="float" office:value="0.084418" calcext:value-type="float">
            <text:p>0.084418</text:p>
          </table:table-cell>
          <table:table-cell office:value-type="float" office:value="0.09650735" calcext:value-type="float">
            <text:p>9.65E-02</text:p>
          </table:table-cell>
          <table:table-cell office:value-type="float" office:value="0.7131475" calcext:value-type="float">
            <text:p>7.13E-01</text:p>
          </table:table-cell>
          <table:table-cell office:value-type="float" office:value="9.736089E-028" calcext:value-type="float">
            <text:p>9.74E-28</text:p>
          </table:table-cell>
          <table:table-cell table:formula="of:=-[.AF31]*LOG([.AH31]/[.AG31])" office:value-type="float" office:value="2.59265015722654" calcext:value-type="float">
            <text:p>2.59265015722654</text:p>
          </table:table-cell>
          <table:table-cell office:value-type="float" office:value="4.83089735" calcext:value-type="float">
            <text:p>4.83089735</text:p>
          </table:table-cell>
          <table:table-cell office:value-type="float" office:value="0.64969737" calcext:value-type="float">
            <text:p>0.64969737</text:p>
          </table:table-cell>
          <table:table-cell office:value-type="float" office:value="0.01355409" calcext:value-type="float">
            <text:p>0.01355409</text:p>
          </table:table-cell>
          <table:table-cell office:value-type="float" office:value="0.03449953" calcext:value-type="float">
            <text:p>0.03449953</text:p>
          </table:table-cell>
          <table:table-cell office:value-type="float" office:value="143.37765391" calcext:value-type="float">
            <text:p>143.37765391</text:p>
          </table:table-cell>
          <table:table-cell office:value-type="float" office:value="0.0955749031563709" calcext:value-type="float">
            <text:p>0.095574903156371</text:p>
          </table:table-cell>
          <table:table-cell office:value-type="float" office:value="0.139672713" calcext:value-type="float">
            <text:p>0.139672713</text:p>
          </table:table-cell>
          <table:table-cell office:value-type="float" office:value="0.688577537" calcext:value-type="float">
            <text:p>0.688577537</text:p>
          </table:table-cell>
          <table:table-cell office:value-type="float" office:value="0.001029006" calcext:value-type="float">
            <text:p>0.001029006</text:p>
          </table:table-cell>
          <table:table-cell table:formula="of:=[.AP31]*(1-[.AR31]/[.AQ31])" office:value-type="float" office:value="0.139463986964092" calcext:value-type="float">
            <text:p>0.139463986964092</text:p>
          </table:table-cell>
          <table:table-cell office:value-type="float" office:value="0.08894769" calcext:value-type="float">
            <text:p>0.08894769</text:p>
          </table:table-cell>
          <table:table-cell office:value-type="float" office:value="0.64748129" calcext:value-type="float">
            <text:p>0.64748129</text:p>
          </table:table-cell>
          <table:table-cell office:value-type="float" office:value="0.00537119" calcext:value-type="float">
            <text:p>0.00537119</text:p>
          </table:table-cell>
          <table:table-cell office:value-type="float" office:value="3.2443335" calcext:value-type="float">
            <text:p>3.2443335</text:p>
          </table:table-cell>
          <table:table-cell table:formula="of:=[.AT31]*(1-([.AV31]/[.AU31])^[.AW31])" office:value-type="float" office:value="0.0889476742540725" calcext:value-type="float">
            <text:p>0.088947674254073</text:p>
          </table:table-cell>
          <table:table-cell office:value-type="float" office:value="0.1381469" calcext:value-type="float">
            <text:p>0.1381469</text:p>
          </table:table-cell>
          <table:table-cell table:number-columns-repeated="9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mp_28C strain_wkB332</text:p>
          </table:table-cell>
          <table:table-cell office:value-type="float" office:value="0.159616669679992" calcext:value-type="float">
            <text:p>0.159616669679992</text:p>
          </table:table-cell>
          <table:table-cell office:value-type="float" office:value="0.255191290556655" calcext:value-type="float">
            <text:p>0.255191290556655</text:p>
          </table:table-cell>
          <table:table-cell office:value-type="float" office:value="0.000422249857846574" calcext:value-type="float">
            <text:p>0.000422249857847</text:p>
          </table:table-cell>
          <table:table-cell table:formula="of:=[.C32]*(1-[.E32]/[.D32])" office:value-type="float" office:value="0.15935256146558" calcext:value-type="float">
            <text:p>0.15935256146558</text:p>
          </table:table-cell>
          <table:table-cell office:value-type="float" office:value="0.159616669679992" calcext:value-type="float">
            <text:p>0.159616669679992</text:p>
          </table:table-cell>
          <table:table-cell office:value-type="float" office:value="0.255191290556655" calcext:value-type="float">
            <text:p>0.255191290556655</text:p>
          </table:table-cell>
          <table:table-cell office:value-type="float" office:value="0.000422249857846574" calcext:value-type="float">
            <text:p>0.000422249857847</text:p>
          </table:table-cell>
          <table:table-cell table:formula="of:=[.G32]*(1-[.I32]/[.H32])" office:value-type="float" office:value="0.15935256146558" calcext:value-type="float">
            <text:p>0.15935256146558</text:p>
          </table:table-cell>
          <table:table-cell office:value-type="float" office:value="0.10694335" calcext:value-type="float">
            <text:p>0.10694335</text:p>
          </table:table-cell>
          <table:table-cell office:value-type="float" office:value="2.941032" calcext:value-type="float">
            <text:p>2.941032</text:p>
          </table:table-cell>
          <table:table-cell office:value-type="float" office:value="18.1586185" calcext:value-type="float">
            <text:p>18.1586185</text:p>
          </table:table-cell>
          <table:table-cell office:value-type="float" office:value="0.11063392" calcext:value-type="float">
            <text:p>0.11063392</text:p>
          </table:table-cell>
          <table:table-cell office:value-type="float" office:value="2.841334" calcext:value-type="float">
            <text:p>2.841334</text:p>
          </table:table-cell>
          <table:table-cell office:value-type="float" office:value="19.2603541" calcext:value-type="float">
            <text:p>19.2603541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1662224" calcext:value-type="float">
            <text:p>0.11662224</text:p>
          </table:table-cell>
          <table:table-cell office:value-type="float" office:value="2.803177" calcext:value-type="float">
            <text:p>2.803177</text:p>
          </table:table-cell>
          <table:table-cell office:value-type="float" office:value="20.2292461" calcext:value-type="float">
            <text:p>20.2292461</text:p>
          </table:table-cell>
          <table:table-cell office:value-type="float" office:value="1.70843912" calcext:value-type="float">
            <text:p>1.70843912</text:p>
          </table:table-cell>
          <table:table-cell office:value-type="float" office:value="0.15471787" calcext:value-type="float">
            <text:p>0.15471787</text:p>
          </table:table-cell>
          <table:table-cell office:value-type="float" office:value="0.27200643" calcext:value-type="float">
            <text:p>0.27200643</text:p>
          </table:table-cell>
          <table:table-cell office:value-type="float" office:value="0.01365423" calcext:value-type="float">
            <text:p>0.01365423</text:p>
          </table:table-cell>
          <table:table-cell office:value-type="float" office:value="3.2001139" calcext:value-type="float">
            <text:p>3.2001139</text:p>
          </table:table-cell>
          <table:table-cell office:value-type="float" office:value="0.0989884809828692" calcext:value-type="float">
            <text:p>0.098988480982869</text:p>
          </table:table-cell>
          <table:table-cell office:value-type="float" office:value="0.127634" calcext:value-type="float">
            <text:p>0.127634</text:p>
          </table:table-cell>
          <table:table-cell office:value-type="float" office:value="0.08298751" calcext:value-type="float">
            <text:p>8.30E-02</text:p>
          </table:table-cell>
          <table:table-cell office:value-type="float" office:value="0.2947929" calcext:value-type="float">
            <text:p>2.95E-01</text:p>
          </table:table-cell>
          <table:table-cell office:value-type="float" office:value="0.00000000136638" calcext:value-type="float">
            <text:p>1.37E-09</text:p>
          </table:table-cell>
          <table:table-cell table:formula="of:=-[.AF32]*LOG([.AH32]/[.AG32])" office:value-type="float" office:value="0.691613387423566" calcext:value-type="float">
            <text:p>0.691613387423566</text:p>
          </table:table-cell>
          <table:table-cell office:value-type="float" office:value="0.14331632" calcext:value-type="float">
            <text:p>0.14331632</text:p>
          </table:table-cell>
          <table:table-cell office:value-type="float" office:value="0.27403823" calcext:value-type="float">
            <text:p>0.27403823</text:p>
          </table:table-cell>
          <table:table-cell office:value-type="float" office:value="0.01852958" calcext:value-type="float">
            <text:p>0.01852958</text:p>
          </table:table-cell>
          <table:table-cell office:value-type="float" office:value="0.50050967" calcext:value-type="float">
            <text:p>0.50050967</text:p>
          </table:table-cell>
          <table:table-cell office:value-type="float" office:value="21.01332464" calcext:value-type="float">
            <text:p>21.01332464</text:p>
          </table:table-cell>
          <table:table-cell office:value-type="float" office:value="0.116377814121376" calcext:value-type="float">
            <text:p>0.116377814121376</text:p>
          </table:table-cell>
          <table:table-cell office:value-type="float" office:value="0.129848356" calcext:value-type="float">
            <text:p>0.129848356</text:p>
          </table:table-cell>
          <table:table-cell office:value-type="float" office:value="0.278946559" calcext:value-type="float">
            <text:p>0.278946559</text:p>
          </table:table-cell>
          <table:table-cell office:value-type="float" office:value="0.001624921" calcext:value-type="float">
            <text:p>0.001624921</text:p>
          </table:table-cell>
          <table:table-cell table:formula="of:=[.AP32]*(1-[.AR32]/[.AQ32])" office:value-type="float" office:value="0.129091962656285" calcext:value-type="float">
            <text:p>0.129091962656285</text:p>
          </table:table-cell>
          <table:table-cell office:value-type="float" office:value="0.114838314" calcext:value-type="float">
            <text:p>0.114838314</text:p>
          </table:table-cell>
          <table:table-cell office:value-type="float" office:value="0.276377277" calcext:value-type="float">
            <text:p>0.276377277</text:p>
          </table:table-cell>
          <table:table-cell office:value-type="float" office:value="0.002292468" calcext:value-type="float">
            <text:p>0.002292468</text:p>
          </table:table-cell>
          <table:table-cell office:value-type="float" office:value="1.240221832" calcext:value-type="float">
            <text:p>1.240221832</text:p>
          </table:table-cell>
          <table:table-cell table:formula="of:=[.AT32]*(1-([.AV32]/[.AU32])^[.AW32])" office:value-type="float" office:value="0.114537056195029" calcext:value-type="float">
            <text:p>0.114537056195029</text:p>
          </table:table-cell>
          <table:table-cell office:value-type="float" office:value="0.1653182" calcext:value-type="float">
            <text:p>0.1653182</text:p>
          </table:table-cell>
          <table:table-cell table:number-columns-repeated="9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mp_28C strain_wkB9</text:p>
          </table:table-cell>
          <table:table-cell office:value-type="float" office:value="0.153700043553811" calcext:value-type="float">
            <text:p>0.153700043553811</text:p>
          </table:table-cell>
          <table:table-cell office:value-type="float" office:value="0.470006323382816" calcext:value-type="float">
            <text:p>0.470006323382816</text:p>
          </table:table-cell>
          <table:table-cell office:value-type="float" office:value="0.000970445884882786" calcext:value-type="float">
            <text:p>0.000970445884883</text:p>
          </table:table-cell>
          <table:table-cell table:formula="of:=[.C33]*(1-[.E33]/[.D33])" office:value-type="float" office:value="0.1533826912814" calcext:value-type="float">
            <text:p>0.1533826912814</text:p>
          </table:table-cell>
          <table:table-cell office:value-type="float" office:value="0.153700043553811" calcext:value-type="float">
            <text:p>0.153700043553811</text:p>
          </table:table-cell>
          <table:table-cell office:value-type="float" office:value="0.470006323382816" calcext:value-type="float">
            <text:p>0.470006323382816</text:p>
          </table:table-cell>
          <table:table-cell office:value-type="float" office:value="0.000970445884882786" calcext:value-type="float">
            <text:p>0.000970445884883</text:p>
          </table:table-cell>
          <table:table-cell table:formula="of:=[.G33]*(1-[.I33]/[.H33])" office:value-type="float" office:value="0.1533826912814" calcext:value-type="float">
            <text:p>0.1533826912814</text:p>
          </table:table-cell>
          <table:table-cell office:value-type="float" office:value="0.12564716" calcext:value-type="float">
            <text:p>0.12564716</text:p>
          </table:table-cell>
          <table:table-cell office:value-type="float" office:value="4.00869" calcext:value-type="float">
            <text:p>4.00869</text:p>
          </table:table-cell>
          <table:table-cell office:value-type="float" office:value="11.4739448" calcext:value-type="float">
            <text:p>11.4739448</text:p>
          </table:table-cell>
          <table:table-cell office:value-type="float" office:value="0.12789442" calcext:value-type="float">
            <text:p>0.12789442</text:p>
          </table:table-cell>
          <table:table-cell office:value-type="float" office:value="3.878529" calcext:value-type="float">
            <text:p>3.878529</text:p>
          </table:table-cell>
          <table:table-cell office:value-type="float" office:value="12.6741956" calcext:value-type="float">
            <text:p>12.6741956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12547643" calcext:value-type="float">
            <text:p>0.12547643</text:p>
          </table:table-cell>
          <table:table-cell office:value-type="float" office:value="3.994539" calcext:value-type="float">
            <text:p>3.994539</text:p>
          </table:table-cell>
          <table:table-cell office:value-type="float" office:value="11.5381023" calcext:value-type="float">
            <text:p>11.5381023</text:p>
          </table:table-cell>
          <table:table-cell office:value-type="float" office:value="0.07140461" calcext:value-type="float">
            <text:p>0.07140461</text:p>
          </table:table-cell>
          <table:table-cell office:value-type="float" office:value="0.151348732" calcext:value-type="float">
            <text:p>0.151348732</text:p>
          </table:table-cell>
          <table:table-cell office:value-type="float" office:value="0.480574064" calcext:value-type="float">
            <text:p>0.480574064</text:p>
          </table:table-cell>
          <table:table-cell office:value-type="float" office:value="0.008538135" calcext:value-type="float">
            <text:p>0.008538135</text:p>
          </table:table-cell>
          <table:table-cell office:value-type="float" office:value="2.050794563" calcext:value-type="float">
            <text:p>2.050794563</text:p>
          </table:table-cell>
          <table:table-cell office:value-type="float" office:value="0.117819568170309" calcext:value-type="float">
            <text:p>0.117819568170309</text:p>
          </table:table-cell>
          <table:table-cell office:value-type="float" office:value="0.126253" calcext:value-type="float">
            <text:p>0.126253</text:p>
          </table:table-cell>
          <table:table-cell office:value-type="float" office:value="0.08708548" calcext:value-type="float">
            <text:p>8.71E-02</text:p>
          </table:table-cell>
          <table:table-cell office:value-type="float" office:value="0.5150191" calcext:value-type="float">
            <text:p>5.15E-01</text:p>
          </table:table-cell>
          <table:table-cell office:value-type="float" office:value="0.00000000002696239" calcext:value-type="float">
            <text:p>2.70E-11</text:p>
          </table:table-cell>
          <table:table-cell table:formula="of:=-[.AF33]*LOG([.AH33]/[.AG33])" office:value-type="float" office:value="0.895331476019935" calcext:value-type="float">
            <text:p>0.895331476019935</text:p>
          </table:table-cell>
          <table:table-cell office:value-type="float" office:value="0.148703242" calcext:value-type="float">
            <text:p>0.148703242</text:p>
          </table:table-cell>
          <table:table-cell office:value-type="float" office:value="0.481447169" calcext:value-type="float">
            <text:p>0.481447169</text:p>
          </table:table-cell>
          <table:table-cell office:value-type="float" office:value="0.009972092" calcext:value-type="float">
            <text:p>0.009972092</text:p>
          </table:table-cell>
          <table:table-cell office:value-type="float" office:value="0.200177591" calcext:value-type="float">
            <text:p>0.200177591</text:p>
          </table:table-cell>
          <table:table-cell office:value-type="float" office:value="13.745302641" calcext:value-type="float">
            <text:p>13.745302641</text:p>
          </table:table-cell>
          <table:table-cell office:value-type="float" office:value="0.120866042976697" calcext:value-type="float">
            <text:p>0.120866042976697</text:p>
          </table:table-cell>
          <table:table-cell office:value-type="float" office:value="0.143318641" calcext:value-type="float">
            <text:p>0.143318641</text:p>
          </table:table-cell>
          <table:table-cell office:value-type="float" office:value="0.484100214" calcext:value-type="float">
            <text:p>0.484100214</text:p>
          </table:table-cell>
          <table:table-cell office:value-type="float" office:value="0.001560681" calcext:value-type="float">
            <text:p>0.001560681</text:p>
          </table:table-cell>
          <table:table-cell table:formula="of:=[.AP33]*(1-[.AR33]/[.AQ33])" office:value-type="float" office:value="0.142856598899034" calcext:value-type="float">
            <text:p>0.142856598899034</text:p>
          </table:table-cell>
          <table:table-cell office:value-type="float" office:value="0.145000394" calcext:value-type="float">
            <text:p>0.145000394</text:p>
          </table:table-cell>
          <table:table-cell office:value-type="float" office:value="0.484504872" calcext:value-type="float">
            <text:p>0.484504872</text:p>
          </table:table-cell>
          <table:table-cell office:value-type="float" office:value="0.001501165" calcext:value-type="float">
            <text:p>0.001501165</text:p>
          </table:table-cell>
          <table:table-cell office:value-type="float" office:value="0.980066369" calcext:value-type="float">
            <text:p>0.980066369</text:p>
          </table:table-cell>
          <table:table-cell table:formula="of:=[.AT33]*(1-([.AV33]/[.AU33])^[.AW33])" office:value-type="float" office:value="0.144496301370899" calcext:value-type="float">
            <text:p>0.144496301370899</text:p>
          </table:table-cell>
          <table:table-cell office:value-type="float" office:value="0.1873436" calcext:value-type="float">
            <text:p>0.1873436</text:p>
          </table:table-cell>
          <table:table-cell table:number-columns-repeated="9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mp_35C strain_App4.8</text:p>
          </table:table-cell>
          <table:table-cell office:value-type="float" office:value="0.576687717076333" calcext:value-type="float">
            <text:p>0.576687717076333</text:p>
          </table:table-cell>
          <table:table-cell office:value-type="float" office:value="0.13262661573555" calcext:value-type="float">
            <text:p>0.13262661573555</text:p>
          </table:table-cell>
          <table:table-cell office:value-type="float" office:value="0.000285472419272187" calcext:value-type="float">
            <text:p>0.000285472419272</text:p>
          </table:table-cell>
          <table:table-cell table:formula="of:=[.C34]*(1-[.E34]/[.D34])" office:value-type="float" office:value="0.575446424468169" calcext:value-type="float">
            <text:p>0.575446424468169</text:p>
          </table:table-cell>
          <table:table-cell office:value-type="float" office:value="0.576687717076333" calcext:value-type="float">
            <text:p>0.576687717076333</text:p>
          </table:table-cell>
          <table:table-cell office:value-type="float" office:value="0.13262661573555" calcext:value-type="float">
            <text:p>0.13262661573555</text:p>
          </table:table-cell>
          <table:table-cell office:value-type="float" office:value="0.000285472419272187" calcext:value-type="float">
            <text:p>0.000285472419272</text:p>
          </table:table-cell>
          <table:table-cell table:formula="of:=[.G34]*(1-[.I34]/[.H34])" office:value-type="float" office:value="0.575446424468169" calcext:value-type="float">
            <text:p>0.575446424468169</text:p>
          </table:table-cell>
          <table:table-cell table:number-columns-repeated="15" office:value-type="string" calcext:value-type="string">
            <text:p>NaN</text:p>
          </table:table-cell>
          <table:table-cell table:style-name="ce81" office:value-type="float" office:value="0.5760496" calcext:value-type="float">
            <text:p>5.76E-01</text:p>
          </table:table-cell>
          <table:table-cell table:style-name="ce81" office:value-type="float" office:value="0.13234" calcext:value-type="float">
            <text:p>1.32E-01</text:p>
          </table:table-cell>
          <table:table-cell table:style-name="ce81" office:value-type="float" office:value="0.000003953658" calcext:value-type="float">
            <text:p>3.95E-06</text:p>
          </table:table-cell>
          <table:table-cell table:style-name="ce81" office:value-type="float" office:value="-4.283774" calcext:value-type="float">
            <text:p>-4.28E+00</text:p>
          </table:table-cell>
          <table:table-cell office:value-type="string" calcext:value-type="string">
            <text:p>NaN</text:p>
          </table:table-cell>
          <table:table-cell office:value-type="float" office:value="0.53919" calcext:value-type="float">
            <text:p>0.53919</text:p>
          </table:table-cell>
          <table:table-cell office:value-type="float" office:value="0.4080402" calcext:value-type="float">
            <text:p>4.08E-01</text:p>
          </table:table-cell>
          <table:table-cell office:value-type="float" office:value="0.1326183" calcext:value-type="float">
            <text:p>1.33E-01</text:p>
          </table:table-cell>
          <table:table-cell office:value-type="float" office:value="7.08694E-023" calcext:value-type="float">
            <text:p>7.09E-23</text:p>
          </table:table-cell>
          <table:table-cell table:formula="of:=-[.AF34]*LOG([.AH34]/[.AG34])" office:value-type="float" office:value="8.67989017805462" calcext:value-type="float">
            <text:p>8.67989017805462</text:p>
          </table:table-cell>
          <table:table-cell table:style-name="ce94" office:value-type="float" office:value="0.5794866" calcext:value-type="float">
            <text:p>5.79E-01</text:p>
          </table:table-cell>
          <table:table-cell table:style-name="ce94" office:value-type="float" office:value="0.1323328" calcext:value-type="float">
            <text:p>1.32E-01</text:p>
          </table:table-cell>
          <table:table-cell table:style-name="ce94" office:value-type="float" office:value="0.0002747311" calcext:value-type="float">
            <text:p>2.75E-04</text:p>
          </table:table-cell>
          <table:table-cell table:style-name="ce94" office:value-type="float" office:value="0.4790087" calcext:value-type="float">
            <text:p>4.79E-01</text:p>
          </table:table-cell>
          <table:table-cell table:style-name="ce94" office:value-type="float" office:value="-28.75443" calcext:value-type="float">
            <text:p>-2.88E+01</text:p>
          </table:table-cell>
          <table:table-cell office:value-type="float" office:value="0.577793125522419" calcext:value-type="float">
            <text:p>0.577793125522419</text:p>
          </table:table-cell>
          <table:table-cell office:value-type="float" office:value="0.5794858814" calcext:value-type="float">
            <text:p>0.5794858814</text:p>
          </table:table-cell>
          <table:table-cell office:value-type="float" office:value="0.1323327658" calcext:value-type="float">
            <text:p>0.1323327658</text:p>
          </table:table-cell>
          <table:table-cell office:value-type="float" office:value="0.0002747335" calcext:value-type="float">
            <text:p>0.0002747335</text:p>
          </table:table-cell>
          <table:table-cell table:formula="of:=[.AP34]*(1-[.AR34]/[.AQ34])" office:value-type="float" office:value="0.578282821950323" calcext:value-type="float">
            <text:p>0.578282821950323</text:p>
          </table:table-cell>
          <table:table-cell office:value-type="float" office:value="0.6904923339" calcext:value-type="float">
            <text:p>0.6904923339</text:p>
          </table:table-cell>
          <table:table-cell office:value-type="float" office:value="0.1323925131" calcext:value-type="float">
            <text:p>0.1323925131</text:p>
          </table:table-cell>
          <table:table-cell office:value-type="float" office:value="0.0001341707" calcext:value-type="float">
            <text:p>0.0001341707</text:p>
          </table:table-cell>
          <table:table-cell office:value-type="float" office:value="0.7757582461" calcext:value-type="float">
            <text:p>0.7757582461</text:p>
          </table:table-cell>
          <table:table-cell table:formula="of:=[.AT34]*(1-([.AV34]/[.AU34])^[.AW34])" office:value-type="float" office:value="0.687208515987411" calcext:value-type="float">
            <text:p>0.687208515987411</text:p>
          </table:table-cell>
          <table:table-cell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_35C strain_App6.4</text:p>
          </table:table-cell>
          <table:table-cell office:value-type="float" office:value="0.214721120523586" calcext:value-type="float">
            <text:p>0.214721120523586</text:p>
          </table:table-cell>
          <table:table-cell office:value-type="float" office:value="0.503460882133021" calcext:value-type="float">
            <text:p>0.503460882133021</text:p>
          </table:table-cell>
          <table:table-cell office:value-type="float" office:value="0.00981424888829754" calcext:value-type="float">
            <text:p>0.009814248888298</text:p>
          </table:table-cell>
          <table:table-cell table:formula="of:=[.C35]*(1-[.E35]/[.D35])" office:value-type="float" office:value="0.210535439782186" calcext:value-type="float">
            <text:p>0.210535439782186</text:p>
          </table:table-cell>
          <table:table-cell office:value-type="float" office:value="0.214721120523586" calcext:value-type="float">
            <text:p>0.214721120523586</text:p>
          </table:table-cell>
          <table:table-cell office:value-type="float" office:value="0.503460882133021" calcext:value-type="float">
            <text:p>0.503460882133021</text:p>
          </table:table-cell>
          <table:table-cell office:value-type="float" office:value="0.00981424888829754" calcext:value-type="float">
            <text:p>0.009814248888298</text:p>
          </table:table-cell>
          <table:table-cell table:formula="of:=[.G35]*(1-[.I35]/[.H35])" office:value-type="float" office:value="0.210535439782186" calcext:value-type="float">
            <text:p>0.210535439782186</text:p>
          </table:table-cell>
          <table:table-cell office:value-type="float" office:value="0.4960631" calcext:value-type="float">
            <text:p>0.4960631</text:p>
          </table:table-cell>
          <table:table-cell office:value-type="float" office:value="6.343821" calcext:value-type="float">
            <text:p>6.343821</text:p>
          </table:table-cell>
          <table:table-cell office:value-type="float" office:value="0.4561939" calcext:value-type="float">
            <text:p>0.4561939</text:p>
          </table:table-cell>
          <table:table-cell office:value-type="float" office:value="0.48542125" calcext:value-type="float">
            <text:p>0.48542125</text:p>
          </table:table-cell>
          <table:table-cell office:value-type="float" office:value="6.305821" calcext:value-type="float">
            <text:p>6.305821</text:p>
          </table:table-cell>
          <table:table-cell office:value-type="float" office:value="0.6891568" calcext:value-type="float">
            <text:p>0.6891568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2056126251" calcext:value-type="float">
            <text:p>0.2056126251</text:p>
          </table:table-cell>
          <table:table-cell office:value-type="float" office:value="0.5047141093" calcext:value-type="float">
            <text:p>0.5047141093</text:p>
          </table:table-cell>
          <table:table-cell office:value-type="float" office:value="0.0007699556" calcext:value-type="float">
            <text:p>0.0007699556</text:p>
          </table:table-cell>
          <table:table-cell office:value-type="float" office:value="-2.7828526253" calcext:value-type="float">
            <text:p>-2.7828526253</text:p>
          </table:table-cell>
          <table:table-cell office:value-type="string" calcext:value-type="string">
            <text:p>NaN</text:p>
          </table:table-cell>
          <table:table-cell office:value-type="float" office:value="0.43817" calcext:value-type="float">
            <text:p>0.43817</text:p>
          </table:table-cell>
          <table:table-cell office:value-type="float" office:value="0.149132" calcext:value-type="float">
            <text:p>1.49E-01</text:p>
          </table:table-cell>
          <table:table-cell office:value-type="float" office:value="0.5070617" calcext:value-type="float">
            <text:p>5.07E-01</text:p>
          </table:table-cell>
          <table:table-cell office:value-type="float" office:value="0.00004540642" calcext:value-type="float">
            <text:p>4.54E-05</text:p>
          </table:table-cell>
          <table:table-cell table:formula="of:=-[.AF35]*LOG([.AH35]/[.AG35])" office:value-type="float" office:value="0.603677916926607" calcext:value-type="float">
            <text:p>0.603677916926607</text:p>
          </table:table-cell>
          <table:table-cell table:style-name="ce94" office:value-type="float" office:value="0.2141116" calcext:value-type="float">
            <text:p>2.14E-01</text:p>
          </table:table-cell>
          <table:table-cell table:style-name="ce94" office:value-type="float" office:value="0.5043306" calcext:value-type="float">
            <text:p>5.04E-01</text:p>
          </table:table-cell>
          <table:table-cell table:style-name="ce94" office:value-type="float" office:value="0.009988485" calcext:value-type="float">
            <text:p>9.99E-03</text:p>
          </table:table-cell>
          <table:table-cell table:style-name="ce94" office:value-type="float" office:value="1.893829" calcext:value-type="float">
            <text:p>1.89E+00</text:p>
          </table:table-cell>
          <table:table-cell table:style-name="ce94" office:value-type="float" office:value="-189.4665" calcext:value-type="float">
            <text:p>-1.89E+02</text:p>
          </table:table-cell>
          <table:table-cell office:value-type="float" office:value="0.209758169802399" calcext:value-type="float">
            <text:p>0.209758169802399</text:p>
          </table:table-cell>
          <table:table-cell office:value-type="float" office:value="0.214108757" calcext:value-type="float">
            <text:p>0.214108757</text:p>
          </table:table-cell>
          <table:table-cell office:value-type="float" office:value="0.504331052" calcext:value-type="float">
            <text:p>0.504331052</text:p>
          </table:table-cell>
          <table:table-cell office:value-type="float" office:value="0.009988958" calcext:value-type="float">
            <text:p>0.009988958</text:p>
          </table:table-cell>
          <table:table-cell table:formula="of:=[.AP35]*(1-[.AR35]/[.AQ35])" office:value-type="float" office:value="0.209868043737107" calcext:value-type="float">
            <text:p>0.209868043737107</text:p>
          </table:table-cell>
          <table:table-cell office:value-type="float" office:value="0.15787092" calcext:value-type="float">
            <text:p>0.15787092</text:p>
          </table:table-cell>
          <table:table-cell office:value-type="float" office:value="0.50328985" calcext:value-type="float">
            <text:p>0.50328985</text:p>
          </table:table-cell>
          <table:table-cell office:value-type="float" office:value="0.01676592" calcext:value-type="float">
            <text:p>0.01676592</text:p>
          </table:table-cell>
          <table:table-cell office:value-type="float" office:value="1.65511137" calcext:value-type="float">
            <text:p>1.65511137</text:p>
          </table:table-cell>
          <table:table-cell table:formula="of:=[.AT35]*(1-([.AV35]/[.AU35])^[.AW35])" office:value-type="float" office:value="0.157304607877836" calcext:value-type="float">
            <text:p>0.157304607877836</text:p>
          </table:table-cell>
          <table:table-cell office:value-type="float" office:value="0.5523775" calcext:value-type="float">
            <text:p>0.5523775</text:p>
          </table:table-cell>
          <table:table-cell table:number-columns-repeated="9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mp_35C strain_Fer2.2</text:p>
          </table:table-cell>
          <table:table-cell office:value-type="float" office:value="0.212629240100224" calcext:value-type="float">
            <text:p>0.212629240100224</text:p>
          </table:table-cell>
          <table:table-cell office:value-type="float" office:value="0.552359790567149" calcext:value-type="float">
            <text:p>0.552359790567149</text:p>
          </table:table-cell>
          <table:table-cell office:value-type="float" office:value="0.00411972670451505" calcext:value-type="float">
            <text:p>0.004119726704515</text:p>
          </table:table-cell>
          <table:table-cell table:formula="of:=[.C36]*(1-[.E36]/[.D36])" office:value-type="float" office:value="0.211043363695821" calcext:value-type="float">
            <text:p>0.211043363695821</text:p>
          </table:table-cell>
          <table:table-cell office:value-type="float" office:value="0.212629240100224" calcext:value-type="float">
            <text:p>0.212629240100224</text:p>
          </table:table-cell>
          <table:table-cell office:value-type="float" office:value="0.552359790567149" calcext:value-type="float">
            <text:p>0.552359790567149</text:p>
          </table:table-cell>
          <table:table-cell office:value-type="float" office:value="0.00411972670451505" calcext:value-type="float">
            <text:p>0.004119726704515</text:p>
          </table:table-cell>
          <table:table-cell table:formula="of:=[.G36]*(1-[.I36]/[.H36])" office:value-type="float" office:value="0.211043363695821" calcext:value-type="float">
            <text:p>0.211043363695821</text:p>
          </table:table-cell>
          <table:table-cell office:value-type="float" office:value="0.21868866" calcext:value-type="float">
            <text:p>0.21868866</text:p>
          </table:table-cell>
          <table:table-cell office:value-type="float" office:value="4.46648" calcext:value-type="float">
            <text:p>4.46648</text:p>
          </table:table-cell>
          <table:table-cell office:value-type="float" office:value="2.6749518" calcext:value-type="float">
            <text:p>2.6749518</text:p>
          </table:table-cell>
          <table:table-cell office:value-type="float" office:value="0.21338626" calcext:value-type="float">
            <text:p>0.21338626</text:p>
          </table:table-cell>
          <table:table-cell office:value-type="float" office:value="4.424778" calcext:value-type="float">
            <text:p>4.424778</text:p>
          </table:table-cell>
          <table:table-cell office:value-type="float" office:value="3.1819188" calcext:value-type="float">
            <text:p>3.1819188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214598" calcext:value-type="float">
            <text:p>0.2214598</text:p>
          </table:table-cell>
          <table:table-cell office:value-type="float" office:value="4.474081" calcext:value-type="float">
            <text:p>4.474081</text:p>
          </table:table-cell>
          <table:table-cell office:value-type="float" office:value="2.665002" calcext:value-type="float">
            <text:p>2.665002</text:p>
          </table:table-cell>
          <table:table-cell office:value-type="float" office:value="-0.12104671" calcext:value-type="float">
            <text:p>-0.12104671</text:p>
          </table:table-cell>
          <table:table-cell table:style-name="ce81" office:value-type="float" office:value="0.2004224" calcext:value-type="float">
            <text:p>2.00E-01</text:p>
          </table:table-cell>
          <table:table-cell table:style-name="ce81" office:value-type="float" office:value="0.5605468" calcext:value-type="float">
            <text:p>5.61E-01</text:p>
          </table:table-cell>
          <table:table-cell table:style-name="ce81" office:value-type="float" office:value="0.00007156405" calcext:value-type="float">
            <text:p>7.16E-05</text:p>
          </table:table-cell>
          <table:table-cell table:style-name="ce81" office:value-type="float" office:value="-4.394588" calcext:value-type="float">
            <text:p>-4.39E+00</text:p>
          </table:table-cell>
          <table:table-cell office:value-type="string" calcext:value-type="string">
            <text:p>NaN</text:p>
          </table:table-cell>
          <table:table-cell office:value-type="float" office:value="0.18163" calcext:value-type="float">
            <text:p>0.18163</text:p>
          </table:table-cell>
          <table:table-cell office:value-type="float" office:value="0.1372772" calcext:value-type="float">
            <text:p>1.37E-01</text:p>
          </table:table-cell>
          <table:table-cell office:value-type="float" office:value="0.5688588" calcext:value-type="float">
            <text:p>5.69E-01</text:p>
          </table:table-cell>
          <table:table-cell office:value-type="float" office:value="0.0000001172466" calcext:value-type="float">
            <text:p>1.17E-07</text:p>
          </table:table-cell>
          <table:table-cell table:formula="of:=-[.AF36]*LOG([.AH36]/[.AG36])" office:value-type="float" office:value="0.91782221123345" calcext:value-type="float">
            <text:p>0.91782221123345</text:p>
          </table:table-cell>
          <table:table-cell office:value-type="float" office:value="0.206231921" calcext:value-type="float">
            <text:p>0.206231921</text:p>
          </table:table-cell>
          <table:table-cell office:value-type="float" office:value="0.559774082" calcext:value-type="float">
            <text:p>0.559774082</text:p>
          </table:table-cell>
          <table:table-cell office:value-type="float" office:value="0.006631812" calcext:value-type="float">
            <text:p>0.006631812</text:p>
          </table:table-cell>
          <table:table-cell office:value-type="float" office:value="6.377913481" calcext:value-type="float">
            <text:p>6.377913481</text:p>
          </table:table-cell>
          <table:table-cell office:value-type="float" office:value="1.421662104" calcext:value-type="float">
            <text:p>1.421662104</text:p>
          </table:table-cell>
          <table:table-cell office:value-type="float" office:value="0.203016650104382" calcext:value-type="float">
            <text:p>0.203016650104382</text:p>
          </table:table-cell>
          <table:table-cell office:value-type="float" office:value="0.206126037" calcext:value-type="float">
            <text:p>0.206126037</text:p>
          </table:table-cell>
          <table:table-cell office:value-type="float" office:value="0.559791825" calcext:value-type="float">
            <text:p>0.559791825</text:p>
          </table:table-cell>
          <table:table-cell office:value-type="float" office:value="0.004973287" calcext:value-type="float">
            <text:p>0.004973287</text:p>
          </table:table-cell>
          <table:table-cell table:formula="of:=[.AP36]*(1-[.AR36]/[.AQ36])" office:value-type="float" office:value="0.20429477778114" calcext:value-type="float">
            <text:p>0.20429477778114</text:p>
          </table:table-cell>
          <table:table-cell office:value-type="float" office:value="0.5116528934" calcext:value-type="float">
            <text:p>0.5116528934</text:p>
          </table:table-cell>
          <table:table-cell office:value-type="float" office:value="0.5656837817" calcext:value-type="float">
            <text:p>0.5656837817</text:p>
          </table:table-cell>
          <table:table-cell office:value-type="float" office:value="0.0004013541" calcext:value-type="float">
            <text:p>0.0004013541</text:p>
          </table:table-cell>
          <table:table-cell office:value-type="float" office:value="0.3052379605" calcext:value-type="float">
            <text:p>0.3052379605</text:p>
          </table:table-cell>
          <table:table-cell table:formula="of:=[.AT36]*(1-([.AV36]/[.AU36])^[.AW36])" office:value-type="float" office:value="0.45570715006121" calcext:value-type="float">
            <text:p>0.45570715006121</text:p>
          </table:table-cell>
          <table:table-cell office:value-type="float" office:value="0.2521495" calcext:value-type="float">
            <text:p>0.2521495</text:p>
          </table:table-cell>
          <table:table-cell table:number-columns-repeated="9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mp_35C strain_Fer4.2</text:p>
          </table:table-cell>
          <table:table-cell office:value-type="float" office:value="0.271416733944636" calcext:value-type="float">
            <text:p>0.271416733944636</text:p>
          </table:table-cell>
          <table:table-cell office:value-type="float" office:value="0.493124618950417" calcext:value-type="float">
            <text:p>0.493124618950417</text:p>
          </table:table-cell>
          <table:table-cell office:value-type="float" office:value="0.00119893005728539" calcext:value-type="float">
            <text:p>0.001198930057285</text:p>
          </table:table-cell>
          <table:table-cell table:formula="of:=[.C37]*(1-[.E37]/[.D37])" office:value-type="float" office:value="0.270756840546758" calcext:value-type="float">
            <text:p>0.270756840546758</text:p>
          </table:table-cell>
          <table:table-cell office:value-type="float" office:value="0.271416733944636" calcext:value-type="float">
            <text:p>0.271416733944636</text:p>
          </table:table-cell>
          <table:table-cell office:value-type="float" office:value="0.493124618950417" calcext:value-type="float">
            <text:p>0.493124618950417</text:p>
          </table:table-cell>
          <table:table-cell office:value-type="float" office:value="0.00119893005728539" calcext:value-type="float">
            <text:p>0.001198930057285</text:p>
          </table:table-cell>
          <table:table-cell table:formula="of:=[.G37]*(1-[.I37]/[.H37])" office:value-type="float" office:value="0.270756840546758" calcext:value-type="float">
            <text:p>0.270756840546758</text:p>
          </table:table-cell>
          <table:table-cell office:value-type="float" office:value="0.25882875" calcext:value-type="float">
            <text:p>0.25882875</text:p>
          </table:table-cell>
          <table:table-cell office:value-type="float" office:value="4.044945" calcext:value-type="float">
            <text:p>4.044945</text:p>
          </table:table-cell>
          <table:table-cell office:value-type="float" office:value="6.9584021" calcext:value-type="float">
            <text:p>6.9584021</text:p>
          </table:table-cell>
          <table:table-cell office:value-type="float" office:value="0.25116434" calcext:value-type="float">
            <text:p>0.25116434</text:p>
          </table:table-cell>
          <table:table-cell office:value-type="float" office:value="4.017747" calcext:value-type="float">
            <text:p>4.017747</text:p>
          </table:table-cell>
          <table:table-cell office:value-type="float" office:value="7.2957034" calcext:value-type="float">
            <text:p>7.295703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5699956" calcext:value-type="float">
            <text:p>0.25699956</text:p>
          </table:table-cell>
          <table:table-cell office:value-type="float" office:value="4.042289" calcext:value-type="float">
            <text:p>4.042289</text:p>
          </table:table-cell>
          <table:table-cell office:value-type="float" office:value="6.9615236" calcext:value-type="float">
            <text:p>6.9615236</text:p>
          </table:table-cell>
          <table:table-cell office:value-type="float" office:value="0.0745445" calcext:value-type="float">
            <text:p>0.0745445</text:p>
          </table:table-cell>
          <table:table-cell office:value-type="float" office:value="0.263302905" calcext:value-type="float">
            <text:p>0.263302905</text:p>
          </table:table-cell>
          <table:table-cell office:value-type="float" office:value="0.502097381" calcext:value-type="float">
            <text:p>0.502097381</text:p>
          </table:table-cell>
          <table:table-cell office:value-type="float" office:value="0.004305285" calcext:value-type="float">
            <text:p>0.004305285</text:p>
          </table:table-cell>
          <table:table-cell office:value-type="float" office:value="1.052593261" calcext:value-type="float">
            <text:p>1.052593261</text:p>
          </table:table-cell>
          <table:table-cell office:value-type="float" office:value="0.226643421646018" calcext:value-type="float">
            <text:p>0.226643421646018</text:p>
          </table:table-cell>
          <table:table-cell office:value-type="float" office:value="0.206704" calcext:value-type="float">
            <text:p>0.206704</text:p>
          </table:table-cell>
          <table:table-cell office:value-type="float" office:value="0.1751396" calcext:value-type="float">
            <text:p>1.75E-01</text:p>
          </table:table-cell>
          <table:table-cell office:value-type="float" office:value="0.5075158" calcext:value-type="float">
            <text:p>5.08E-01</text:p>
          </table:table-cell>
          <table:table-cell office:value-type="float" office:value="0.00000000000001975661" calcext:value-type="float">
            <text:p>1.98E-14</text:p>
          </table:table-cell>
          <table:table-cell table:formula="of:=-[.AF37]*LOG([.AH37]/[.AG37])" office:value-type="float" office:value="2.34857599887585" calcext:value-type="float">
            <text:p>2.34857599887585</text:p>
          </table:table-cell>
          <table:table-cell office:value-type="float" office:value="0.3546854558" calcext:value-type="float">
            <text:p>0.3546854558</text:p>
          </table:table-cell>
          <table:table-cell office:value-type="float" office:value="0.5215534642" calcext:value-type="float">
            <text:p>0.5215534642</text:p>
          </table:table-cell>
          <table:table-cell office:value-type="float" office:value="0.0005097106" calcext:value-type="float">
            <text:p>0.0005097106</text:p>
          </table:table-cell>
          <table:table-cell office:value-type="float" office:value="-0.1238925172" calcext:value-type="float">
            <text:p>-0.1238925172</text:p>
          </table:table-cell>
          <table:table-cell office:value-type="float" office:value="29.2969973136" calcext:value-type="float">
            <text:p>29.2969973136</text:p>
          </table:table-cell>
          <table:table-cell office:value-type="float" office:value="0.345182887446782" calcext:value-type="float">
            <text:p>0.345182887446782</text:p>
          </table:table-cell>
          <table:table-cell office:value-type="float" office:value="0.25931853" calcext:value-type="float">
            <text:p>0.25931853</text:p>
          </table:table-cell>
          <table:table-cell office:value-type="float" office:value="0.50234286" calcext:value-type="float">
            <text:p>0.50234286</text:p>
          </table:table-cell>
          <table:table-cell office:value-type="float" office:value="0.00166438" calcext:value-type="float">
            <text:p>0.00166438</text:p>
          </table:table-cell>
          <table:table-cell table:formula="of:=[.AP37]*(1-[.AR37]/[.AQ37])" office:value-type="float" office:value="0.258459346742252" calcext:value-type="float">
            <text:p>0.258459346742252</text:p>
          </table:table-cell>
          <table:table-cell office:value-type="float" office:value="0.3552847163" calcext:value-type="float">
            <text:p>0.3552847163</text:p>
          </table:table-cell>
          <table:table-cell office:value-type="float" office:value="0.5040054527" calcext:value-type="float">
            <text:p>0.5040054527</text:p>
          </table:table-cell>
          <table:table-cell office:value-type="float" office:value="0.0005214001" calcext:value-type="float">
            <text:p>0.0005214001</text:p>
          </table:table-cell>
          <table:table-cell office:value-type="float" office:value="0.6361119177" calcext:value-type="float">
            <text:p>0.6361119177</text:p>
          </table:table-cell>
          <table:table-cell table:formula="of:=[.AT37]*(1-([.AV37]/[.AU37])^[.AW37])" office:value-type="float" office:value="0.350801244546069" calcext:value-type="float">
            <text:p>0.350801244546069</text:p>
          </table:table-cell>
          <table:table-cell office:value-type="float" office:value="0.2930715" calcext:value-type="float">
            <text:p>0.2930715</text:p>
          </table:table-cell>
          <table:table-cell table:number-columns-repeated="9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mp_35C strain_Gris1.3</text:p>
          </table:table-cell>
          <table:table-cell office:value-type="float" office:value="0.195553416506507" calcext:value-type="float">
            <text:p>0.195553416506507</text:p>
          </table:table-cell>
          <table:table-cell office:value-type="float" office:value="0.558846463159887" calcext:value-type="float">
            <text:p>0.558846463159887</text:p>
          </table:table-cell>
          <table:table-cell office:value-type="float" office:value="0.00473132092770935" calcext:value-type="float">
            <text:p>0.004731320927709</text:p>
          </table:table-cell>
          <table:table-cell table:formula="of:=[.C38]*(1-[.E38]/[.D38])" office:value-type="float" office:value="0.193897816922373" calcext:value-type="float">
            <text:p>0.193897816922373</text:p>
          </table:table-cell>
          <table:table-cell office:value-type="float" office:value="0.195553416506507" calcext:value-type="float">
            <text:p>0.195553416506507</text:p>
          </table:table-cell>
          <table:table-cell office:value-type="float" office:value="0.558846463159887" calcext:value-type="float">
            <text:p>0.558846463159887</text:p>
          </table:table-cell>
          <table:table-cell office:value-type="float" office:value="0.00473132092770935" calcext:value-type="float">
            <text:p>0.004731320927709</text:p>
          </table:table-cell>
          <table:table-cell table:formula="of:=[.G38]*(1-[.I38]/[.H38])" office:value-type="float" office:value="0.193897816922373" calcext:value-type="float">
            <text:p>0.193897816922373</text:p>
          </table:table-cell>
          <table:table-cell table:number-columns-repeated="15" office:value-type="string" calcext:value-type="string">
            <text:p>NaN</text:p>
          </table:table-cell>
          <table:table-cell table:style-name="ce81" office:value-type="float" office:value="0.1913177" calcext:value-type="float">
            <text:p>1.91E-01</text:p>
          </table:table-cell>
          <table:table-cell table:style-name="ce81" office:value-type="float" office:value="0.557943" calcext:value-type="float">
            <text:p>5.58E-01</text:p>
          </table:table-cell>
          <table:table-cell table:style-name="ce81" office:value-type="float" office:value="0.000009356954" calcext:value-type="float">
            <text:p>9.36E-06</text:p>
          </table:table-cell>
          <table:table-cell table:style-name="ce81" office:value-type="float" office:value="-6.343229" calcext:value-type="float">
            <text:p>-6.34E+00</text:p>
          </table:table-cell>
          <table:table-cell office:value-type="string" calcext:value-type="string">
            <text:p>NaN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332831" calcext:value-type="float">
            <text:p>1.33E-01</text:p>
          </table:table-cell>
          <table:table-cell office:value-type="float" office:value="0.5650005" calcext:value-type="float">
            <text:p>5.65E-01</text:p>
          </table:table-cell>
          <table:table-cell office:value-type="float" office:value="0.00000002862283" calcext:value-type="float">
            <text:p>2.86E-08</text:p>
          </table:table-cell>
          <table:table-cell table:formula="of:=-[.AF38]*LOG([.AH38]/[.AG38])" office:value-type="float" office:value="0.972345032406635" calcext:value-type="float">
            <text:p>0.972345032406635</text:p>
          </table:table-cell>
          <table:table-cell office:value-type="float" office:value="0.196704664" calcext:value-type="float">
            <text:p>0.196704664</text:p>
          </table:table-cell>
          <table:table-cell office:value-type="float" office:value="0.557183497" calcext:value-type="float">
            <text:p>0.557183497</text:p>
          </table:table-cell>
          <table:table-cell office:value-type="float" office:value="0.004556406" calcext:value-type="float">
            <text:p>0.004556406</text:p>
          </table:table-cell>
          <table:table-cell office:value-type="float" office:value="0.672239661" calcext:value-type="float">
            <text:p>0.672239661</text:p>
          </table:table-cell>
          <table:table-cell office:value-type="float" office:value="-23.340750956" calcext:value-type="float">
            <text:p>-23.340750956</text:p>
          </table:table-cell>
          <table:table-cell office:value-type="float" office:value="0.19509605260204" calcext:value-type="float">
            <text:p>0.19509605260204</text:p>
          </table:table-cell>
          <table:table-cell office:value-type="float" office:value="0.196704668" calcext:value-type="float">
            <text:p>0.196704668</text:p>
          </table:table-cell>
          <table:table-cell office:value-type="float" office:value="0.557183519" calcext:value-type="float">
            <text:p>0.557183519</text:p>
          </table:table-cell>
          <table:table-cell office:value-type="float" office:value="0.004556403" calcext:value-type="float">
            <text:p>0.004556403</text:p>
          </table:table-cell>
          <table:table-cell table:formula="of:=[.AP38]*(1-[.AR38]/[.AQ38])" office:value-type="float" office:value="0.195096103301249" calcext:value-type="float">
            <text:p>0.195096103301249</text:p>
          </table:table-cell>
          <table:table-cell office:value-type="float" office:value="0.3618415411" calcext:value-type="float">
            <text:p>0.3618415411</text:p>
          </table:table-cell>
          <table:table-cell office:value-type="float" office:value="0.5609975871" calcext:value-type="float">
            <text:p>0.5609975871</text:p>
          </table:table-cell>
          <table:table-cell office:value-type="float" office:value="0.0008112072" calcext:value-type="float">
            <text:p>0.0008112072</text:p>
          </table:table-cell>
          <table:table-cell office:value-type="float" office:value="0.4414794459" calcext:value-type="float">
            <text:p>0.4414794459</text:p>
          </table:table-cell>
          <table:table-cell table:formula="of:=[.AT38]*(1-([.AV38]/[.AU38])^[.AW38])" office:value-type="float" office:value="0.341667532379222" calcext:value-type="float">
            <text:p>0.341667532379222</text:p>
          </table:table-cell>
          <table:table-cell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mp_35C strain_Gris1.6</text:p>
          </table:table-cell>
          <table:table-cell office:value-type="float" office:value="0.2753216090466" calcext:value-type="float">
            <text:p>0.2753216090466</text:p>
          </table:table-cell>
          <table:table-cell office:value-type="float" office:value="0.603108208644564" calcext:value-type="float">
            <text:p>0.603108208644564</text:p>
          </table:table-cell>
          <table:table-cell office:value-type="float" office:value="0.00178389364912203" calcext:value-type="float">
            <text:p>0.001783893649122</text:p>
          </table:table-cell>
          <table:table-cell table:formula="of:=[.C39]*(1-[.E39]/[.D39])" office:value-type="float" office:value="0.274507253574722" calcext:value-type="float">
            <text:p>0.274507253574722</text:p>
          </table:table-cell>
          <table:table-cell office:value-type="float" office:value="0.2753216090466" calcext:value-type="float">
            <text:p>0.2753216090466</text:p>
          </table:table-cell>
          <table:table-cell office:value-type="float" office:value="0.603108208644564" calcext:value-type="float">
            <text:p>0.603108208644564</text:p>
          </table:table-cell>
          <table:table-cell office:value-type="float" office:value="0.00178389364912203" calcext:value-type="float">
            <text:p>0.001783893649122</text:p>
          </table:table-cell>
          <table:table-cell table:formula="of:=[.G39]*(1-[.I39]/[.H39])" office:value-type="float" office:value="0.274507253574722" calcext:value-type="float">
            <text:p>0.274507253574722</text:p>
          </table:table-cell>
          <table:table-cell office:value-type="float" office:value="0.26102044" calcext:value-type="float">
            <text:p>0.26102044</text:p>
          </table:table-cell>
          <table:table-cell office:value-type="float" office:value="4.325399" calcext:value-type="float">
            <text:p>4.325399</text:p>
          </table:table-cell>
          <table:table-cell office:value-type="float" office:value="5.0297495" calcext:value-type="float">
            <text:p>5.0297495</text:p>
          </table:table-cell>
          <table:table-cell office:value-type="float" office:value="0.25849049" calcext:value-type="float">
            <text:p>0.25849049</text:p>
          </table:table-cell>
          <table:table-cell office:value-type="float" office:value="4.293216" calcext:value-type="float">
            <text:p>4.293216</text:p>
          </table:table-cell>
          <table:table-cell office:value-type="float" office:value="5.597041" calcext:value-type="float">
            <text:p>5.597041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5689068" calcext:value-type="float">
            <text:p>0.25689068</text:p>
          </table:table-cell>
          <table:table-cell office:value-type="float" office:value="4.313865" calcext:value-type="float">
            <text:p>4.313865</text:p>
          </table:table-cell>
          <table:table-cell office:value-type="float" office:value="5.1336867" calcext:value-type="float">
            <text:p>5.1336867</text:p>
          </table:table-cell>
          <table:table-cell office:value-type="float" office:value="0.29519771" calcext:value-type="float">
            <text:p>0.29519771</text:p>
          </table:table-cell>
          <table:table-cell office:value-type="float" office:value="0.267315278" calcext:value-type="float">
            <text:p>0.267315278</text:p>
          </table:table-cell>
          <table:table-cell office:value-type="float" office:value="0.611962147" calcext:value-type="float">
            <text:p>0.611962147</text:p>
          </table:table-cell>
          <table:table-cell office:value-type="float" office:value="0.003096124" calcext:value-type="float">
            <text:p>0.003096124</text:p>
          </table:table-cell>
          <table:table-cell office:value-type="float" office:value="0.337374775" calcext:value-type="float">
            <text:p>0.337374775</text:p>
          </table:table-cell>
          <table:table-cell office:value-type="float" office:value="0.247677661554632" calcext:value-type="float">
            <text:p>0.247677661554632</text:p>
          </table:table-cell>
          <table:table-cell office:value-type="float" office:value="0.204056" calcext:value-type="float">
            <text:p>0.204056</text:p>
          </table:table-cell>
          <table:table-cell office:value-type="float" office:value="0.1864744" calcext:value-type="float">
            <text:p>1.86E-01</text:p>
          </table:table-cell>
          <table:table-cell office:value-type="float" office:value="0.616661" calcext:value-type="float">
            <text:p>6.17E-01</text:p>
          </table:table-cell>
          <table:table-cell office:value-type="float" office:value="4.183992E-015" calcext:value-type="float">
            <text:p>4.18E-15</text:p>
          </table:table-cell>
          <table:table-cell table:formula="of:=-[.AF39]*LOG([.AH39]/[.AG39])" office:value-type="float" office:value="2.64205426390769" calcext:value-type="float">
            <text:p>2.64205426390769</text:p>
          </table:table-cell>
          <table:table-cell office:value-type="float" office:value="0.3541864619" calcext:value-type="float">
            <text:p>0.3541864619</text:p>
          </table:table-cell>
          <table:table-cell office:value-type="float" office:value="0.7091096167" calcext:value-type="float">
            <text:p>0.7091096167</text:p>
          </table:table-cell>
          <table:table-cell office:value-type="float" office:value="0.0006976735" calcext:value-type="float">
            <text:p>0.0006976735</text:p>
          </table:table-cell>
          <table:table-cell office:value-type="float" office:value="-0.1862600688" calcext:value-type="float">
            <text:p>-0.1862600688</text:p>
          </table:table-cell>
          <table:table-cell office:value-type="float" office:value="24.7906211438" calcext:value-type="float">
            <text:p>24.7906211438</text:p>
          </table:table-cell>
          <table:table-cell office:value-type="float" office:value="0.350377123279344" calcext:value-type="float">
            <text:p>0.350377123279344</text:p>
          </table:table-cell>
          <table:table-cell office:value-type="float" office:value="0.266358637" calcext:value-type="float">
            <text:p>0.266358637</text:p>
          </table:table-cell>
          <table:table-cell office:value-type="float" office:value="0.612026964" calcext:value-type="float">
            <text:p>0.612026964</text:p>
          </table:table-cell>
          <table:table-cell office:value-type="float" office:value="0.002262869" calcext:value-type="float">
            <text:p>0.002262869</text:p>
          </table:table-cell>
          <table:table-cell table:formula="of:=[.AP39]*(1-[.AR39]/[.AQ39])" office:value-type="float" office:value="0.265373819764808" calcext:value-type="float">
            <text:p>0.265373819764808</text:p>
          </table:table-cell>
          <table:table-cell office:value-type="float" office:value="0.3958756768" calcext:value-type="float">
            <text:p>0.3958756768</text:p>
          </table:table-cell>
          <table:table-cell office:value-type="float" office:value="0.6138220599" calcext:value-type="float">
            <text:p>0.6138220599</text:p>
          </table:table-cell>
          <table:table-cell office:value-type="float" office:value="0.0005116316" calcext:value-type="float">
            <text:p>0.0005116316</text:p>
          </table:table-cell>
          <table:table-cell office:value-type="float" office:value="0.5816984834" calcext:value-type="float">
            <text:p>0.5816984834</text:p>
          </table:table-cell>
          <table:table-cell table:formula="of:=[.AT39]*(1-([.AV39]/[.AU39])^[.AW39])" office:value-type="float" office:value="0.38947155376142" calcext:value-type="float">
            <text:p>0.38947155376142</text:p>
          </table:table-cell>
          <table:table-cell office:value-type="float" office:value="0.2962239" calcext:value-type="float">
            <text:p>0.2962239</text:p>
          </table:table-cell>
          <table:table-cell table:number-columns-repeated="9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mp_35C strain_Gris2.3.4</text:p>
          </table:table-cell>
          <table:table-cell office:value-type="float" office:value="0.281614476783777" calcext:value-type="float">
            <text:p>0.281614476783777</text:p>
          </table:table-cell>
          <table:table-cell office:value-type="float" office:value="0.617923053355771" calcext:value-type="float">
            <text:p>0.617923053355771</text:p>
          </table:table-cell>
          <table:table-cell office:value-type="float" office:value="0.00113613126259164" calcext:value-type="float">
            <text:p>0.001136131262592</text:p>
          </table:table-cell>
          <table:table-cell table:formula="of:=[.C40]*(1-[.E40]/[.D40])" office:value-type="float" office:value="0.28109669223223" calcext:value-type="float">
            <text:p>0.28109669223223</text:p>
          </table:table-cell>
          <table:table-cell office:value-type="float" office:value="0.281614476783777" calcext:value-type="float">
            <text:p>0.281614476783777</text:p>
          </table:table-cell>
          <table:table-cell office:value-type="float" office:value="0.617923053355771" calcext:value-type="float">
            <text:p>0.617923053355771</text:p>
          </table:table-cell>
          <table:table-cell office:value-type="float" office:value="0.00113613126259164" calcext:value-type="float">
            <text:p>0.001136131262592</text:p>
          </table:table-cell>
          <table:table-cell table:formula="of:=[.G40]*(1-[.I40]/[.H40])" office:value-type="float" office:value="0.28109669223223" calcext:value-type="float">
            <text:p>0.28109669223223</text:p>
          </table:table-cell>
          <table:table-cell office:value-type="float" office:value="0.23847956" calcext:value-type="float">
            <text:p>0.23847956</text:p>
          </table:table-cell>
          <table:table-cell office:value-type="float" office:value="4.455839" calcext:value-type="float">
            <text:p>4.455839</text:p>
          </table:table-cell>
          <table:table-cell office:value-type="float" office:value="4.4159054" calcext:value-type="float">
            <text:p>4.4159054</text:p>
          </table:table-cell>
          <table:table-cell office:value-type="float" office:value="0.23578576" calcext:value-type="float">
            <text:p>0.23578576</text:p>
          </table:table-cell>
          <table:table-cell office:value-type="float" office:value="4.418269" calcext:value-type="float">
            <text:p>4.418269</text:p>
          </table:table-cell>
          <table:table-cell office:value-type="float" office:value="5.0487901" calcext:value-type="float">
            <text:p>5.0487901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3426125" calcext:value-type="float">
            <text:p>0.23426125</text:p>
          </table:table-cell>
          <table:table-cell office:value-type="float" office:value="4.435288" calcext:value-type="float">
            <text:p>4.435288</text:p>
          </table:table-cell>
          <table:table-cell office:value-type="float" office:value="4.6478126" calcext:value-type="float">
            <text:p>4.6478126</text:p>
          </table:table-cell>
          <table:table-cell office:value-type="float" office:value="0.4624954" calcext:value-type="float">
            <text:p>0.4624954</text:p>
          </table:table-cell>
          <table:table-cell office:value-type="float" office:value="0.281643918" calcext:value-type="float">
            <text:p>0.281643918</text:p>
          </table:table-cell>
          <table:table-cell office:value-type="float" office:value="0.62552026" calcext:value-type="float">
            <text:p>0.62552026</text:p>
          </table:table-cell>
          <table:table-cell office:value-type="float" office:value="0.008759379" calcext:value-type="float">
            <text:p>0.008759379</text:p>
          </table:table-cell>
          <table:table-cell office:value-type="float" office:value="2.031041397" calcext:value-type="float">
            <text:p>2.031041397</text:p>
          </table:table-cell>
          <table:table-cell office:value-type="float" office:value="0.225639051435371" calcext:value-type="float">
            <text:p>0.225639051435371</text:p>
          </table:table-cell>
          <table:table-cell office:value-type="float" office:value="0.185632" calcext:value-type="float">
            <text:p>0.185632</text:p>
          </table:table-cell>
          <table:table-cell office:value-type="float" office:value="0.191153" calcext:value-type="float">
            <text:p>1.91E-01</text:p>
          </table:table-cell>
          <table:table-cell office:value-type="float" office:value="0.6306592" calcext:value-type="float">
            <text:p>6.31E-01</text:p>
          </table:table-cell>
          <table:table-cell office:value-type="float" office:value="1.066174E-020" calcext:value-type="float">
            <text:p>1.07E-20</text:p>
          </table:table-cell>
          <table:table-cell table:formula="of:=-[.AF40]*LOG([.AH40]/[.AG40])" office:value-type="float" office:value="3.77947074067745" calcext:value-type="float">
            <text:p>3.77947074067745</text:p>
          </table:table-cell>
          <table:table-cell office:value-type="float" office:value="0.27274664" calcext:value-type="float">
            <text:p>0.27274664</text:p>
          </table:table-cell>
          <table:table-cell office:value-type="float" office:value="0.62608374" calcext:value-type="float">
            <text:p>0.62608374</text:p>
          </table:table-cell>
          <table:table-cell office:value-type="float" office:value="0.00144863" calcext:value-type="float">
            <text:p>0.00144863</text:p>
          </table:table-cell>
          <table:table-cell office:value-type="float" office:value="-2.50424153" calcext:value-type="float">
            <text:p>-2.50424153</text:p>
          </table:table-cell>
          <table:table-cell office:value-type="float" office:value="132.80976656" calcext:value-type="float">
            <text:p>132.80976656</text:p>
          </table:table-cell>
          <table:table-cell office:value-type="float" office:value="0.272115551345209" calcext:value-type="float">
            <text:p>0.272115551345209</text:p>
          </table:table-cell>
          <table:table-cell office:value-type="float" office:value="0.272746574" calcext:value-type="float">
            <text:p>0.272746574</text:p>
          </table:table-cell>
          <table:table-cell office:value-type="float" office:value="0.626083745" calcext:value-type="float">
            <text:p>0.626083745</text:p>
          </table:table-cell>
          <table:table-cell office:value-type="float" office:value="0.001448632" calcext:value-type="float">
            <text:p>0.001448632</text:p>
          </table:table-cell>
          <table:table-cell table:formula="of:=[.AP40]*(1-[.AR40]/[.AQ40])" office:value-type="float" office:value="0.272115493225036" calcext:value-type="float">
            <text:p>0.272115493225036</text:p>
          </table:table-cell>
          <table:table-cell office:value-type="float" office:value="0.278944608" calcext:value-type="float">
            <text:p>0.278944608</text:p>
          </table:table-cell>
          <table:table-cell office:value-type="float" office:value="0.626218631" calcext:value-type="float">
            <text:p>0.626218631</text:p>
          </table:table-cell>
          <table:table-cell office:value-type="float" office:value="0.001327931" calcext:value-type="float">
            <text:p>0.001327931</text:p>
          </table:table-cell>
          <table:table-cell office:value-type="float" office:value="0.966692377" calcext:value-type="float">
            <text:p>0.966692377</text:p>
          </table:table-cell>
          <table:table-cell table:formula="of:=[.AT40]*(1-([.AV40]/[.AU40])^[.AW40])" office:value-type="float" office:value="0.278218473440072" calcext:value-type="float">
            <text:p>0.278218473440072</text:p>
          </table:table-cell>
          <table:table-cell office:value-type="float" office:value="0.2668986" calcext:value-type="float">
            <text:p>0.2668986</text:p>
          </table:table-cell>
          <table:table-cell table:number-columns-repeated="9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mp_35C strain_Gris3.4</text:p>
          </table:table-cell>
          <table:table-cell office:value-type="float" office:value="0.269846758520948" calcext:value-type="float">
            <text:p>0.269846758520948</text:p>
          </table:table-cell>
          <table:table-cell office:value-type="float" office:value="0.675869807563919" calcext:value-type="float">
            <text:p>0.675869807563919</text:p>
          </table:table-cell>
          <table:table-cell office:value-type="float" office:value="0.00316894682244006" calcext:value-type="float">
            <text:p>0.00316894682244</text:p>
          </table:table-cell>
          <table:table-cell table:formula="of:=[.C41]*(1-[.E41]/[.D41])" office:value-type="float" office:value="0.26858152959906" calcext:value-type="float">
            <text:p>0.26858152959906</text:p>
          </table:table-cell>
          <table:table-cell office:value-type="float" office:value="0.269846758520948" calcext:value-type="float">
            <text:p>0.269846758520948</text:p>
          </table:table-cell>
          <table:table-cell office:value-type="float" office:value="0.675869807563919" calcext:value-type="float">
            <text:p>0.675869807563919</text:p>
          </table:table-cell>
          <table:table-cell office:value-type="float" office:value="0.00316894682244006" calcext:value-type="float">
            <text:p>0.00316894682244</text:p>
          </table:table-cell>
          <table:table-cell table:formula="of:=[.G41]*(1-[.I41]/[.H41])" office:value-type="float" office:value="0.26858152959906" calcext:value-type="float">
            <text:p>0.26858152959906</text:p>
          </table:table-cell>
          <table:table-cell office:value-type="float" office:value="0.27330392" calcext:value-type="float">
            <text:p>0.27330392</text:p>
          </table:table-cell>
          <table:table-cell office:value-type="float" office:value="4.532327" calcext:value-type="float">
            <text:p>4.532327</text:p>
          </table:table-cell>
          <table:table-cell office:value-type="float" office:value="3.4472694" calcext:value-type="float">
            <text:p>3.4472694</text:p>
          </table:table-cell>
          <table:table-cell office:value-type="float" office:value="0.27004737" calcext:value-type="float">
            <text:p>0.27004737</text:p>
          </table:table-cell>
          <table:table-cell office:value-type="float" office:value="4.499832" calcext:value-type="float">
            <text:p>4.499832</text:p>
          </table:table-cell>
          <table:table-cell office:value-type="float" office:value="3.9931954" calcext:value-type="float">
            <text:p>3.993195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6974811" calcext:value-type="float">
            <text:p>0.26974811</text:p>
          </table:table-cell>
          <table:table-cell office:value-type="float" office:value="4.523423" calcext:value-type="float">
            <text:p>4.523423</text:p>
          </table:table-cell>
          <table:table-cell office:value-type="float" office:value="3.5186596" calcext:value-type="float">
            <text:p>3.5186596</text:p>
          </table:table-cell>
          <table:table-cell office:value-type="float" office:value="0.21737859" calcext:value-type="float">
            <text:p>0.21737859</text:p>
          </table:table-cell>
          <table:table-cell table:style-name="ce81" office:value-type="float" office:value="0.2584898" calcext:value-type="float">
            <text:p>2.58E-01</text:p>
          </table:table-cell>
          <table:table-cell table:style-name="ce81" office:value-type="float" office:value="0.6843426" calcext:value-type="float">
            <text:p>6.84E-01</text:p>
          </table:table-cell>
          <table:table-cell table:style-name="ce81" office:value-type="float" office:value="0.00005237564" calcext:value-type="float">
            <text:p>5.24E-05</text:p>
          </table:table-cell>
          <table:table-cell table:style-name="ce81" office:value-type="float" office:value="-4.380361" calcext:value-type="float">
            <text:p>-4.38E+00</text:p>
          </table:table-cell>
          <table:table-cell office:value-type="string" calcext:value-type="string">
            <text:p>NaN</text:p>
          </table:table-cell>
          <table:table-cell office:value-type="float" office:value="0.216239" calcext:value-type="float">
            <text:p>0.216239</text:p>
          </table:table-cell>
          <table:table-cell office:value-type="float" office:value="0.1807479" calcext:value-type="float">
            <text:p>1.81E-01</text:p>
          </table:table-cell>
          <table:table-cell office:value-type="float" office:value="0.6900465" calcext:value-type="float">
            <text:p>6.90E-01</text:p>
          </table:table-cell>
          <table:table-cell office:value-type="float" office:value="0.00000000005763808" calcext:value-type="float">
            <text:p>5.76E-11</text:p>
          </table:table-cell>
          <table:table-cell table:formula="of:=-[.AF41]*LOG([.AH41]/[.AG41])" office:value-type="float" office:value="1.82160785583687" calcext:value-type="float">
            <text:p>1.82160785583687</text:p>
          </table:table-cell>
          <table:table-cell office:value-type="float" office:value="0.26262538" calcext:value-type="float">
            <text:p>0.26262538</text:p>
          </table:table-cell>
          <table:table-cell office:value-type="float" office:value="0.683998477" calcext:value-type="float">
            <text:p>0.683998477</text:p>
          </table:table-cell>
          <table:table-cell office:value-type="float" office:value="0.003799203" calcext:value-type="float">
            <text:p>0.003799203</text:p>
          </table:table-cell>
          <table:table-cell office:value-type="float" office:value="-2.152840742" calcext:value-type="float">
            <text:p>-2.152840742</text:p>
          </table:table-cell>
          <table:table-cell office:value-type="float" office:value="268.378370236" calcext:value-type="float">
            <text:p>268.378370236</text:p>
          </table:table-cell>
          <table:table-cell office:value-type="float" office:value="0.261166633830356" calcext:value-type="float">
            <text:p>0.261166633830356</text:p>
          </table:table-cell>
          <table:table-cell office:value-type="float" office:value="0.26262482" calcext:value-type="float">
            <text:p>0.26262482</text:p>
          </table:table-cell>
          <table:table-cell office:value-type="float" office:value="0.68399857" calcext:value-type="float">
            <text:p>0.68399857</text:p>
          </table:table-cell>
          <table:table-cell office:value-type="float" office:value="0.00379924" calcext:value-type="float">
            <text:p>0.00379924</text:p>
          </table:table-cell>
          <table:table-cell table:formula="of:=[.AP41]*(1-[.AR41]/[.AQ41])" office:value-type="float" office:value="0.261166081977877" calcext:value-type="float">
            <text:p>0.261166081977877</text:p>
          </table:table-cell>
          <table:table-cell office:value-type="float" office:value="0.6347037097" calcext:value-type="float">
            <text:p>0.6347037097</text:p>
          </table:table-cell>
          <table:table-cell office:value-type="float" office:value="0.6879263865" calcext:value-type="float">
            <text:p>0.6879263865</text:p>
          </table:table-cell>
          <table:table-cell office:value-type="float" office:value="0.0001669656" calcext:value-type="float">
            <text:p>0.0001669656</text:p>
          </table:table-cell>
          <table:table-cell office:value-type="float" office:value="0.3220930231" calcext:value-type="float">
            <text:p>0.3220930231</text:p>
          </table:table-cell>
          <table:table-cell table:formula="of:=[.AT41]*(1-([.AV41]/[.AU41])^[.AW41])" office:value-type="float" office:value="0.591229454818166" calcext:value-type="float">
            <text:p>0.591229454818166</text:p>
          </table:table-cell>
          <table:table-cell office:value-type="float" office:value="0.2689918" calcext:value-type="float">
            <text:p>0.2689918</text:p>
          </table:table-cell>
          <table:table-cell table:number-columns-repeated="9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mp_35C strain_Nev3CBA3</text:p>
          </table:table-cell>
          <table:table-cell office:value-type="float" office:value="0.270147640642498" calcext:value-type="float">
            <text:p>0.270147640642498</text:p>
          </table:table-cell>
          <table:table-cell office:value-type="float" office:value="0.77089987790399" calcext:value-type="float">
            <text:p>0.77089987790399</text:p>
          </table:table-cell>
          <table:table-cell office:value-type="float" office:value="0.00320988095012774" calcext:value-type="float">
            <text:p>0.003209880950128</text:p>
          </table:table-cell>
          <table:table-cell table:formula="of:=[.C42]*(1-[.E42]/[.D42])" office:value-type="float" office:value="0.269022797079443" calcext:value-type="float">
            <text:p>0.269022797079443</text:p>
          </table:table-cell>
          <table:table-cell office:value-type="float" office:value="0.270147640642498" calcext:value-type="float">
            <text:p>0.270147640642498</text:p>
          </table:table-cell>
          <table:table-cell office:value-type="float" office:value="0.77089987790399" calcext:value-type="float">
            <text:p>0.77089987790399</text:p>
          </table:table-cell>
          <table:table-cell office:value-type="float" office:value="0.00320988095012774" calcext:value-type="float">
            <text:p>0.003209880950128</text:p>
          </table:table-cell>
          <table:table-cell table:formula="of:=[.G42]*(1-[.I42]/[.H42])" office:value-type="float" office:value="0.269022797079443" calcext:value-type="float">
            <text:p>0.269022797079443</text:p>
          </table:table-cell>
          <table:table-cell office:value-type="float" office:value="0.27868402" calcext:value-type="float">
            <text:p>0.27868402</text:p>
          </table:table-cell>
          <table:table-cell office:value-type="float" office:value="4.849714" calcext:value-type="float">
            <text:p>4.849714</text:p>
          </table:table-cell>
          <table:table-cell office:value-type="float" office:value="1.9111684" calcext:value-type="float">
            <text:p>1.9111684</text:p>
          </table:table-cell>
          <table:table-cell office:value-type="float" office:value="0.2653692" calcext:value-type="float">
            <text:p>0.2653692</text:p>
          </table:table-cell>
          <table:table-cell office:value-type="float" office:value="4.818681" calcext:value-type="float">
            <text:p>4.818681</text:p>
          </table:table-cell>
          <table:table-cell office:value-type="float" office:value="2.1305267" calcext:value-type="float">
            <text:p>2.1305267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27446623" calcext:value-type="float">
            <text:p>0.27446623</text:p>
          </table:table-cell>
          <table:table-cell office:value-type="float" office:value="0.77674171" calcext:value-type="float">
            <text:p>0.77674171</text:p>
          </table:table-cell>
          <table:table-cell office:value-type="float" office:value="0.01316465" calcext:value-type="float">
            <text:p>0.01316465</text:p>
          </table:table-cell>
          <table:table-cell office:value-type="float" office:value="1.50493758" calcext:value-type="float">
            <text:p>1.50493758</text:p>
          </table:table-cell>
          <table:table-cell office:value-type="float" office:value="0.217830197475" calcext:value-type="float">
            <text:p>0.217830197475</text:p>
          </table:table-cell>
          <table:table-cell office:value-type="float" office:value="0.23679" calcext:value-type="float">
            <text:p>0.23679</text:p>
          </table:table-cell>
          <table:table-cell office:value-type="float" office:value="0.1761349" calcext:value-type="float">
            <text:p>1.76E-01</text:p>
          </table:table-cell>
          <table:table-cell office:value-type="float" office:value="0.7856157" calcext:value-type="float">
            <text:p>7.86E-01</text:p>
          </table:table-cell>
          <table:table-cell office:value-type="float" office:value="0.00000000007955903" calcext:value-type="float">
            <text:p>7.96E-11</text:p>
          </table:table-cell>
          <table:table-cell table:formula="of:=-[.AF42]*LOG([.AH42]/[.AG42])" office:value-type="float" office:value="1.76038389954582" calcext:value-type="float">
            <text:p>1.76038389954582</text:p>
          </table:table-cell>
          <table:table-cell table:style-name="ce94" office:value-type="float" office:value="0.2636946" calcext:value-type="float">
            <text:p>2.64E-01</text:p>
          </table:table-cell>
          <table:table-cell table:style-name="ce94" office:value-type="float" office:value="0.7776558" calcext:value-type="float">
            <text:p>7.78E-01</text:p>
          </table:table-cell>
          <table:table-cell table:style-name="ce94" office:value-type="float" office:value="0.003765904" calcext:value-type="float">
            <text:p>3.77E-03</text:p>
          </table:table-cell>
          <table:table-cell table:style-name="ce94" office:value-type="float" office:value="0.5742642" calcext:value-type="float">
            <text:p>5.74E-01</text:p>
          </table:table-cell>
          <table:table-cell table:style-name="ce94" office:value-type="float" office:value="-466.7869" calcext:value-type="float">
            <text:p>-4.67E+02</text:p>
          </table:table-cell>
          <table:table-cell office:value-type="float" office:value="0.262720702988162" calcext:value-type="float">
            <text:p>0.262720702988162</text:p>
          </table:table-cell>
          <table:table-cell office:value-type="float" office:value="0.263694823" calcext:value-type="float">
            <text:p>0.263694823</text:p>
          </table:table-cell>
          <table:table-cell office:value-type="float" office:value="0.777655814" calcext:value-type="float">
            <text:p>0.777655814</text:p>
          </table:table-cell>
          <table:table-cell office:value-type="float" office:value="0.003765884" calcext:value-type="float">
            <text:p>0.003765884</text:p>
          </table:table-cell>
          <table:table-cell table:formula="of:=[.AP42]*(1-[.AR42]/[.AQ42])" office:value-type="float" office:value="0.262417851752642" calcext:value-type="float">
            <text:p>0.262417851752642</text:p>
          </table:table-cell>
          <table:table-cell office:value-type="float" office:value="0.249194091" calcext:value-type="float">
            <text:p>0.249194091</text:p>
          </table:table-cell>
          <table:table-cell office:value-type="float" office:value="0.777016905" calcext:value-type="float">
            <text:p>0.777016905</text:p>
          </table:table-cell>
          <table:table-cell office:value-type="float" office:value="0.004453151" calcext:value-type="float">
            <text:p>0.004453151</text:p>
          </table:table-cell>
          <table:table-cell office:value-type="float" office:value="1.098555092" calcext:value-type="float">
            <text:p>1.098555092</text:p>
          </table:table-cell>
          <table:table-cell table:formula="of:=[.AT42]*(1-([.AV42]/[.AU42])^[.AW42])" office:value-type="float" office:value="0.248335398774526" calcext:value-type="float">
            <text:p>0.248335398774526</text:p>
          </table:table-cell>
          <table:table-cell office:value-type="float" office:value="0.4015638" calcext:value-type="float">
            <text:p>0.4015638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mp_35C strain_Nev4.2</text:p>
          </table:table-cell>
          <table:table-cell office:value-type="float" office:value="0.256148726115428" calcext:value-type="float">
            <text:p>0.256148726115428</text:p>
          </table:table-cell>
          <table:table-cell office:value-type="float" office:value="0.791279583822415" calcext:value-type="float">
            <text:p>0.791279583822415</text:p>
          </table:table-cell>
          <table:table-cell office:value-type="float" office:value="0.00200156294116253" calcext:value-type="float">
            <text:p>0.002001562941163</text:p>
          </table:table-cell>
          <table:table-cell table:formula="of:=[.C43]*(1-[.E43]/[.D43])" office:value-type="float" office:value="0.255500791039002" calcext:value-type="float">
            <text:p>0.255500791039002</text:p>
          </table:table-cell>
          <table:table-cell office:value-type="float" office:value="0.256148726115428" calcext:value-type="float">
            <text:p>0.256148726115428</text:p>
          </table:table-cell>
          <table:table-cell office:value-type="float" office:value="0.791279583822415" calcext:value-type="float">
            <text:p>0.791279583822415</text:p>
          </table:table-cell>
          <table:table-cell office:value-type="float" office:value="0.00200156294116253" calcext:value-type="float">
            <text:p>0.002001562941163</text:p>
          </table:table-cell>
          <table:table-cell table:formula="of:=[.G43]*(1-[.I43]/[.H43])" office:value-type="float" office:value="0.255500791039002" calcext:value-type="float">
            <text:p>0.255500791039002</text:p>
          </table:table-cell>
          <table:table-cell office:value-type="float" office:value="0.22267773" calcext:value-type="float">
            <text:p>0.22267773</text:p>
          </table:table-cell>
          <table:table-cell office:value-type="float" office:value="4.422012" calcext:value-type="float">
            <text:p>4.422012</text:p>
          </table:table-cell>
          <table:table-cell office:value-type="float" office:value="3.6736483" calcext:value-type="float">
            <text:p>3.6736483</text:p>
          </table:table-cell>
          <table:table-cell office:value-type="float" office:value="0.21479157" calcext:value-type="float">
            <text:p>0.21479157</text:p>
          </table:table-cell>
          <table:table-cell office:value-type="float" office:value="4.383145" calcext:value-type="float">
            <text:p>4.383145</text:p>
          </table:table-cell>
          <table:table-cell office:value-type="float" office:value="4.0081165" calcext:value-type="float">
            <text:p>4.0081165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26661825" calcext:value-type="float">
            <text:p>0.26661825</text:p>
          </table:table-cell>
          <table:table-cell office:value-type="float" office:value="0.80036492" calcext:value-type="float">
            <text:p>0.80036492</text:p>
          </table:table-cell>
          <table:table-cell office:value-type="float" office:value="0.02238112" calcext:value-type="float">
            <text:p>0.02238112</text:p>
          </table:table-cell>
          <table:table-cell office:value-type="float" office:value="2.68699799" calcext:value-type="float">
            <text:p>2.68699799</text:p>
          </table:table-cell>
          <table:table-cell office:value-type="float" office:value="0.192441460718746" calcext:value-type="float">
            <text:p>0.192441460718746</text:p>
          </table:table-cell>
          <table:table-cell office:value-type="float" office:value="0.22025" calcext:value-type="float">
            <text:p>0.22025</text:p>
          </table:table-cell>
          <table:table-cell office:value-type="float" office:value="0.1656465" calcext:value-type="float">
            <text:p>1.66E-01</text:p>
          </table:table-cell>
          <table:table-cell office:value-type="float" office:value="0.8105896" calcext:value-type="float">
            <text:p>8.11E-01</text:p>
          </table:table-cell>
          <table:table-cell office:value-type="float" office:value="0.00000000000005734414" calcext:value-type="float">
            <text:p>5.73E-14</text:p>
          </table:table-cell>
          <table:table-cell table:formula="of:=-[.AF43]*LOG([.AH43]/[.AG43])" office:value-type="float" office:value="2.17830315396434" calcext:value-type="float">
            <text:p>2.17830315396434</text:p>
          </table:table-cell>
          <table:table-cell office:value-type="float" office:value="0.246766447" calcext:value-type="float">
            <text:p>0.246766447</text:p>
          </table:table-cell>
          <table:table-cell office:value-type="float" office:value="0.802176367" calcext:value-type="float">
            <text:p>0.802176367</text:p>
          </table:table-cell>
          <table:table-cell office:value-type="float" office:value="0.002615085" calcext:value-type="float">
            <text:p>0.002615085</text:p>
          </table:table-cell>
          <table:table-cell office:value-type="float" office:value="-0.626488851" calcext:value-type="float">
            <text:p>-0.626488851</text:p>
          </table:table-cell>
          <table:table-cell office:value-type="float" office:value="394.95976233" calcext:value-type="float">
            <text:p>394.95976233</text:p>
          </table:table-cell>
          <table:table-cell office:value-type="float" office:value="0.245961981555354" calcext:value-type="float">
            <text:p>0.245961981555354</text:p>
          </table:table-cell>
          <table:table-cell office:value-type="float" office:value="0.246766599" calcext:value-type="float">
            <text:p>0.246766599</text:p>
          </table:table-cell>
          <table:table-cell office:value-type="float" office:value="0.802176351" calcext:value-type="float">
            <text:p>0.802176351</text:p>
          </table:table-cell>
          <table:table-cell office:value-type="float" office:value="0.002615076" calcext:value-type="float">
            <text:p>0.002615076</text:p>
          </table:table-cell>
          <table:table-cell table:formula="of:=[.AP43]*(1-[.AR43]/[.AQ43])" office:value-type="float" office:value="0.245962145702615" calcext:value-type="float">
            <text:p>0.245962145702615</text:p>
          </table:table-cell>
          <table:table-cell office:value-type="float" office:value="0.171748521" calcext:value-type="float">
            <text:p>0.171748521</text:p>
          </table:table-cell>
          <table:table-cell office:value-type="float" office:value="0.796989424" calcext:value-type="float">
            <text:p>0.796989424</text:p>
          </table:table-cell>
          <table:table-cell office:value-type="float" office:value="0.008155231" calcext:value-type="float">
            <text:p>0.008155231</text:p>
          </table:table-cell>
          <table:table-cell office:value-type="float" office:value="2.021649803" calcext:value-type="float">
            <text:p>2.021649803</text:p>
          </table:table-cell>
          <table:table-cell table:formula="of:=[.AT43]*(1-([.AV43]/[.AU43])^[.AW43])" office:value-type="float" office:value="0.171732236404979" calcext:value-type="float">
            <text:p>0.171732236404979</text:p>
          </table:table-cell>
          <table:table-cell office:value-type="float" office:value="0.4104922" calcext:value-type="float">
            <text:p>0.4104922</text:p>
          </table:table-cell>
          <table:table-cell table:number-columns-repeated="9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mp_35C strain_Occ4.2</text:p>
          </table:table-cell>
          <table:table-cell office:value-type="float" office:value="0.215332128321127" calcext:value-type="float">
            <text:p>0.215332128321127</text:p>
          </table:table-cell>
          <table:table-cell office:value-type="float" office:value="0.825596707884171" calcext:value-type="float">
            <text:p>0.825596707884171</text:p>
          </table:table-cell>
          <table:table-cell office:value-type="float" office:value="0.0106736963333181" calcext:value-type="float">
            <text:p>0.010673696333318</text:p>
          </table:table-cell>
          <table:table-cell table:formula="of:=[.C44]*(1-[.E44]/[.D44])" office:value-type="float" office:value="0.212548214908491" calcext:value-type="float">
            <text:p>0.212548214908491</text:p>
          </table:table-cell>
          <table:table-cell office:value-type="float" office:value="0.215332128321127" calcext:value-type="float">
            <text:p>0.215332128321127</text:p>
          </table:table-cell>
          <table:table-cell office:value-type="float" office:value="0.825596707884171" calcext:value-type="float">
            <text:p>0.825596707884171</text:p>
          </table:table-cell>
          <table:table-cell office:value-type="float" office:value="0.0106736963333181" calcext:value-type="float">
            <text:p>0.010673696333318</text:p>
          </table:table-cell>
          <table:table-cell table:formula="of:=[.G44]*(1-[.I44]/[.H44])" office:value-type="float" office:value="0.212548214908491" calcext:value-type="float">
            <text:p>0.212548214908491</text:p>
          </table:table-cell>
          <table:table-cell office:value-type="float" office:value="0.28732087" calcext:value-type="float">
            <text:p>0.28732087</text:p>
          </table:table-cell>
          <table:table-cell office:value-type="float" office:value="4.328638" calcext:value-type="float">
            <text:p>4.328638</text:p>
          </table:table-cell>
          <table:table-cell office:value-type="float" office:value="4.5825073" calcext:value-type="float">
            <text:p>4.5825073</text:p>
          </table:table-cell>
          <table:table-cell office:value-type="float" office:value="0.28905589" calcext:value-type="float">
            <text:p>0.28905589</text:p>
          </table:table-cell>
          <table:table-cell office:value-type="float" office:value="4.296021" calcext:value-type="float">
            <text:p>4.296021</text:p>
          </table:table-cell>
          <table:table-cell office:value-type="float" office:value="5.182051" calcext:value-type="float">
            <text:p>5.182051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8888799" calcext:value-type="float">
            <text:p>0.28888799</text:p>
          </table:table-cell>
          <table:table-cell office:value-type="float" office:value="4.331626" calcext:value-type="float">
            <text:p>4.331626</text:p>
          </table:table-cell>
          <table:table-cell office:value-type="float" office:value="4.5670134" calcext:value-type="float">
            <text:p>4.5670134</text:p>
          </table:table-cell>
          <table:table-cell office:value-type="float" office:value="-0.06846461" calcext:value-type="float">
            <text:p>-0.06846461</text:p>
          </table:table-cell>
          <table:table-cell table:style-name="ce81" office:value-type="float" office:value="0.1953436" calcext:value-type="float">
            <text:p>1.95E-01</text:p>
          </table:table-cell>
          <table:table-cell table:style-name="ce81" office:value-type="float" office:value="0.8407073" calcext:value-type="float">
            <text:p>8.41E-01</text:p>
          </table:table-cell>
          <table:table-cell table:style-name="ce81" office:value-type="float" office:value="0.00001128764" calcext:value-type="float">
            <text:p>1.13E-05</text:p>
          </table:table-cell>
          <table:table-cell table:style-name="ce81" office:value-type="float" office:value="-7.33127" calcext:value-type="float">
            <text:p>-7.33E+00</text:p>
          </table:table-cell>
          <table:table-cell office:value-type="string" calcext:value-type="string">
            <text:p>NaN</text:p>
          </table:table-cell>
          <table:table-cell office:value-type="float" office:value="0.241438" calcext:value-type="float">
            <text:p>0.241438</text:p>
          </table:table-cell>
          <table:table-cell office:value-type="float" office:value="0.1421566" calcext:value-type="float">
            <text:p>1.42E-01</text:p>
          </table:table-cell>
          <table:table-cell office:value-type="float" office:value="0.8493373" calcext:value-type="float">
            <text:p>8.49E-01</text:p>
          </table:table-cell>
          <table:table-cell office:value-type="float" office:value="0.000009718538" calcext:value-type="float">
            <text:p>9.72E-06</text:p>
          </table:table-cell>
          <table:table-cell table:formula="of:=-[.AF44]*LOG([.AH44]/[.AG44])" office:value-type="float" office:value="0.70246389058896" calcext:value-type="float">
            <text:p>0.70246389058896</text:p>
          </table:table-cell>
          <table:table-cell office:value-type="float" office:value="0.2094164" calcext:value-type="float">
            <text:p>0.2094164</text:p>
          </table:table-cell>
          <table:table-cell office:value-type="float" office:value="0.8376778" calcext:value-type="float">
            <text:p>0.8376778</text:p>
          </table:table-cell>
          <table:table-cell office:value-type="float" office:value="0.0125272" calcext:value-type="float">
            <text:p>0.0125272</text:p>
          </table:table-cell>
          <table:table-cell office:value-type="float" office:value="3.4033406" calcext:value-type="float">
            <text:p>3.4033406</text:p>
          </table:table-cell>
          <table:table-cell office:value-type="float" office:value="-251.7386557" calcext:value-type="float">
            <text:p>-251.7386557</text:p>
          </table:table-cell>
          <table:table-cell office:value-type="float" office:value="0.20628461331107" calcext:value-type="float">
            <text:p>0.20628461331107</text:p>
          </table:table-cell>
          <table:table-cell office:value-type="float" office:value="0.20941694" calcext:value-type="float">
            <text:p>0.20941694</text:p>
          </table:table-cell>
          <table:table-cell office:value-type="float" office:value="0.8376776" calcext:value-type="float">
            <text:p>0.8376776</text:p>
          </table:table-cell>
          <table:table-cell office:value-type="float" office:value="0.01252709" calcext:value-type="float">
            <text:p>0.01252709</text:p>
          </table:table-cell>
          <table:table-cell table:formula="of:=[.AP44]*(1-[.AR44]/[.AQ44])" office:value-type="float" office:value="0.206285204288188" calcext:value-type="float">
            <text:p>0.206285204288188</text:p>
          </table:table-cell>
          <table:table-cell table:style-name="ce103" office:value-type="float" office:value="10.76294" calcext:value-type="float">
            <text:p>1.08E+01</text:p>
          </table:table-cell>
          <table:table-cell table:style-name="ce103" office:value-type="float" office:value="0.8492017" calcext:value-type="float">
            <text:p>8.49E-01</text:p>
          </table:table-cell>
          <table:table-cell table:style-name="ce103" office:value-type="float" office:value="0.00001758692" calcext:value-type="float">
            <text:p>1.76E-05</text:p>
          </table:table-cell>
          <table:table-cell table:style-name="ce103" office:value-type="float" office:value="0.01326395" calcext:value-type="float">
            <text:p>1.33E-02</text:p>
          </table:table-cell>
          <table:table-cell table:formula="of:=[.AT44]*(1-([.AV44]/[.AU44])^[.AW44])" office:value-type="float" office:value="1.43458745848194" calcext:value-type="float">
            <text:p>1.43458745848194</text:p>
          </table:table-cell>
          <table:table-cell office:value-type="float" office:value="0.2760802" calcext:value-type="float">
            <text:p>0.2760802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mp_35C strain_PEB0178</text:p>
          </table:table-cell>
          <table:table-cell office:value-type="float" office:value="0.115801773264875" calcext:value-type="float">
            <text:p>0.115801773264875</text:p>
          </table:table-cell>
          <table:table-cell office:value-type="float" office:value="0.460425811382887" calcext:value-type="float">
            <text:p>0.460425811382887</text:p>
          </table:table-cell>
          <table:table-cell office:value-type="float" office:value="0.0120830855674122" calcext:value-type="float">
            <text:p>0.012083085567412</text:p>
          </table:table-cell>
          <table:table-cell table:formula="of:=[.C45]*(1-[.E45]/[.D45])" office:value-type="float" office:value="0.112762754381431" calcext:value-type="float">
            <text:p>0.112762754381431</text:p>
          </table:table-cell>
          <table:table-cell office:value-type="float" office:value="0.115801773264875" calcext:value-type="float">
            <text:p>0.115801773264875</text:p>
          </table:table-cell>
          <table:table-cell office:value-type="float" office:value="0.460425811382887" calcext:value-type="float">
            <text:p>0.460425811382887</text:p>
          </table:table-cell>
          <table:table-cell office:value-type="float" office:value="0.0120830855674122" calcext:value-type="float">
            <text:p>0.012083085567412</text:p>
          </table:table-cell>
          <table:table-cell table:formula="of:=[.G45]*(1-[.I45]/[.H45])" office:value-type="float" office:value="0.112762754381431" calcext:value-type="float">
            <text:p>0.112762754381431</text:p>
          </table:table-cell>
          <table:table-cell table:number-columns-repeated="15" office:value-type="string" calcext:value-type="string">
            <text:p>NaN</text:p>
          </table:table-cell>
          <table:table-cell table:style-name="ce81" office:value-type="float" office:value="0.1035742" calcext:value-type="float">
            <text:p>1.04E-01</text:p>
          </table:table-cell>
          <table:table-cell table:style-name="ce81" office:value-type="float" office:value="0.4657813" calcext:value-type="float">
            <text:p>4.66E-01</text:p>
          </table:table-cell>
          <table:table-cell table:style-name="ce81" office:value-type="float" office:value="0.000009074747" calcext:value-type="float">
            <text:p>9.07E-06</text:p>
          </table:table-cell>
          <table:table-cell table:style-name="ce81" office:value-type="float" office:value="-7.632205" calcext:value-type="float">
            <text:p>-7.63E+00</text:p>
          </table:table-cell>
          <table:table-cell office:value-type="string" calcext:value-type="string">
            <text:p>NaN</text:p>
          </table:table-cell>
          <table:table-cell office:value-type="float" office:value="0.44302" calcext:value-type="float">
            <text:p>0.44302</text:p>
          </table:table-cell>
          <table:table-cell table:style-name="ce89" office:value-type="float" office:value="0.071194386" calcext:value-type="float">
            <text:p>0.071194386</text:p>
          </table:table-cell>
          <table:table-cell table:style-name="ce89" office:value-type="float" office:value="0.48490229" calcext:value-type="float">
            <text:p>0.48490229</text:p>
          </table:table-cell>
          <table:table-cell table:style-name="ce89" office:value-type="float" office:value="0.000684469" calcext:value-type="float">
            <text:p>0.000684469</text:p>
          </table:table-cell>
          <table:table-cell table:formula="of:=-[.AF45]*LOG([.AH45]/[.AG45])" office:value-type="float" office:value="0.20292539057108" calcext:value-type="float">
            <text:p>0.20292539057108</text:p>
          </table:table-cell>
          <table:table-cell office:value-type="float" office:value="1.08634491" calcext:value-type="float">
            <text:p>1.08634491</text:p>
          </table:table-cell>
          <table:table-cell office:value-type="float" office:value="1.509425616" calcext:value-type="float">
            <text:p>1.509425616</text:p>
          </table:table-cell>
          <table:table-cell office:value-type="float" office:value="0.001281381" calcext:value-type="float">
            <text:p>0.001281381</text:p>
          </table:table-cell>
          <table:table-cell office:value-type="float" office:value="-0.066882412" calcext:value-type="float">
            <text:p>-0.066882412</text:p>
          </table:table-cell>
          <table:table-cell office:value-type="float" office:value="-11.086416728" calcext:value-type="float">
            <text:p>-11.086416728</text:p>
          </table:table-cell>
          <table:table-cell office:value-type="float" office:value="0.350242546804935" calcext:value-type="float">
            <text:p>0.350242546804935</text:p>
          </table:table-cell>
          <table:table-cell office:value-type="float" office:value="0.11678244" calcext:value-type="float">
            <text:p>0.11678244</text:p>
          </table:table-cell>
          <table:table-cell office:value-type="float" office:value="0.4581389" calcext:value-type="float">
            <text:p>0.4581389</text:p>
          </table:table-cell>
          <table:table-cell office:value-type="float" office:value="0.01157538" calcext:value-type="float">
            <text:p>0.01157538</text:p>
          </table:table-cell>
          <table:table-cell table:formula="of:=[.AP45]*(1-[.AR45]/[.AQ45])" office:value-type="float" office:value="0.113831804024039" calcext:value-type="float">
            <text:p>0.113831804024039</text:p>
          </table:table-cell>
          <table:table-cell office:value-type="float" office:value="4.530762347" calcext:value-type="float">
            <text:p>4.530762347</text:p>
          </table:table-cell>
          <table:table-cell office:value-type="float" office:value="0.4842317144" calcext:value-type="float">
            <text:p>0.4842317144</text:p>
          </table:table-cell>
          <table:table-cell office:value-type="float" office:value="0.0008042789" calcext:value-type="float">
            <text:p>0.0008042789</text:p>
          </table:table-cell>
          <table:table-cell office:value-type="float" office:value="0.0158606193" calcext:value-type="float">
            <text:p>0.0158606193</text:p>
          </table:table-cell>
          <table:table-cell table:formula="of:=[.AT45]*(1-([.AV45]/[.AU45])^[.AW45])" office:value-type="float" office:value="0.4373606351453" calcext:value-type="float">
            <text:p>0.4373606351453</text:p>
          </table:table-cell>
          <table:table-cell office:value-type="string" calcext:value-type="string">
            <text:p>NaN</text:p>
          </table:table-cell>
          <table:table-cell table:number-columns-repeated="9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emp_35C strain_Snod2.1.5</text:p>
          </table:table-cell>
          <table:table-cell office:value-type="float" office:value="0.230037505075393" calcext:value-type="float">
            <text:p>0.230037505075393</text:p>
          </table:table-cell>
          <table:table-cell office:value-type="float" office:value="0.393545867261082" calcext:value-type="float">
            <text:p>0.393545867261082</text:p>
          </table:table-cell>
          <table:table-cell office:value-type="float" office:value="0.00185739356230693" calcext:value-type="float">
            <text:p>0.001857393562307</text:p>
          </table:table-cell>
          <table:table-cell table:formula="of:=[.C46]*(1-[.E46]/[.D46])" office:value-type="float" office:value="0.228951811598315" calcext:value-type="float">
            <text:p>0.228951811598315</text:p>
          </table:table-cell>
          <table:table-cell office:value-type="float" office:value="0.230037505075393" calcext:value-type="float">
            <text:p>0.230037505075393</text:p>
          </table:table-cell>
          <table:table-cell office:value-type="float" office:value="0.393545867261082" calcext:value-type="float">
            <text:p>0.393545867261082</text:p>
          </table:table-cell>
          <table:table-cell office:value-type="float" office:value="0.00185739356230693" calcext:value-type="float">
            <text:p>0.001857393562307</text:p>
          </table:table-cell>
          <table:table-cell table:formula="of:=[.G46]*(1-[.I46]/[.H46])" office:value-type="float" office:value="0.228951811598315" calcext:value-type="float">
            <text:p>0.228951811598315</text:p>
          </table:table-cell>
          <table:table-cell office:value-type="float" office:value="0.25651766" calcext:value-type="float">
            <text:p>0.25651766</text:p>
          </table:table-cell>
          <table:table-cell office:value-type="float" office:value="4.822098" calcext:value-type="float">
            <text:p>4.822098</text:p>
          </table:table-cell>
          <table:table-cell office:value-type="float" office:value="4.366985" calcext:value-type="float">
            <text:p>4.366985</text:p>
          </table:table-cell>
          <table:table-cell office:value-type="float" office:value="0.25450446" calcext:value-type="float">
            <text:p>0.25450446</text:p>
          </table:table-cell>
          <table:table-cell office:value-type="float" office:value="4.776488" calcext:value-type="float">
            <text:p>4.776488</text:p>
          </table:table-cell>
          <table:table-cell office:value-type="float" office:value="4.9704866" calcext:value-type="float">
            <text:p>4.9704866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5303332" calcext:value-type="float">
            <text:p>0.25303332</text:p>
          </table:table-cell>
          <table:table-cell office:value-type="float" office:value="4.805876" calcext:value-type="float">
            <text:p>4.805876</text:p>
          </table:table-cell>
          <table:table-cell office:value-type="float" office:value="4.4760628" calcext:value-type="float">
            <text:p>4.4760628</text:p>
          </table:table-cell>
          <table:table-cell office:value-type="float" office:value="0.28241559" calcext:value-type="float">
            <text:p>0.28241559</text:p>
          </table:table-cell>
          <table:table-cell table:style-name="ce81" office:value-type="float" office:value="0.2178353" calcext:value-type="float">
            <text:p>2.18E-01</text:p>
          </table:table-cell>
          <table:table-cell table:style-name="ce81" office:value-type="float" office:value="0.3979771" calcext:value-type="float">
            <text:p>3.98E-01</text:p>
          </table:table-cell>
          <table:table-cell table:style-name="ce81" office:value-type="float" office:value="0.000008195203" calcext:value-type="float">
            <text:p>8.20E-06</text:p>
          </table:table-cell>
          <table:table-cell table:style-name="ce81" office:value-type="float" office:value="-5.742095" calcext:value-type="float">
            <text:p>-5.74E+00</text:p>
          </table:table-cell>
          <table:table-cell office:value-type="string" calcext:value-type="string">
            <text:p>NaN</text:p>
          </table:table-cell>
          <table:table-cell office:value-type="float" office:value="0.21731" calcext:value-type="float">
            <text:p>0.21731</text:p>
          </table:table-cell>
          <table:table-cell office:value-type="float" office:value="0.1420631" calcext:value-type="float">
            <text:p>1.42E-01</text:p>
          </table:table-cell>
          <table:table-cell office:value-type="float" office:value="0.4055781" calcext:value-type="float">
            <text:p>4.06E-01</text:p>
          </table:table-cell>
          <table:table-cell office:value-type="float" office:value="0.000000004031481" calcext:value-type="float">
            <text:p>4.03E-09</text:p>
          </table:table-cell>
          <table:table-cell table:formula="of:=-[.AF46]*LOG([.AH46]/[.AG46])" office:value-type="float" office:value="1.13687556750276" calcext:value-type="float">
            <text:p>1.13687556750276</text:p>
          </table:table-cell>
          <table:table-cell office:value-type="float" office:value="0.224277901" calcext:value-type="float">
            <text:p>0.224277901</text:p>
          </table:table-cell>
          <table:table-cell office:value-type="float" office:value="0.397348788" calcext:value-type="float">
            <text:p>0.397348788</text:p>
          </table:table-cell>
          <table:table-cell office:value-type="float" office:value="0.003317791" calcext:value-type="float">
            <text:p>0.003317791</text:p>
          </table:table-cell>
          <table:table-cell office:value-type="float" office:value="1.763941211" calcext:value-type="float">
            <text:p>1.763941211</text:p>
          </table:table-cell>
          <table:table-cell office:value-type="float" office:value="1.871163037" calcext:value-type="float">
            <text:p>1.871163037</text:p>
          </table:table-cell>
          <table:table-cell office:value-type="float" office:value="0.219774247902185" calcext:value-type="float">
            <text:p>0.219774247902185</text:p>
          </table:table-cell>
          <table:table-cell office:value-type="float" office:value="0.224166872" calcext:value-type="float">
            <text:p>0.224166872</text:p>
          </table:table-cell>
          <table:table-cell office:value-type="float" office:value="0.397360945" calcext:value-type="float">
            <text:p>0.397360945</text:p>
          </table:table-cell>
          <table:table-cell office:value-type="float" office:value="0.002182368" calcext:value-type="float">
            <text:p>0.002182368</text:p>
          </table:table-cell>
          <table:table-cell table:formula="of:=[.AP46]*(1-[.AR46]/[.AQ46])" office:value-type="float" office:value="0.222935712737197" calcext:value-type="float">
            <text:p>0.222935712737197</text:p>
          </table:table-cell>
          <table:table-cell table:style-name="ce103" office:value-type="float" office:value="6.043989" calcext:value-type="float">
            <text:p>6.04E+00</text:p>
          </table:table-cell>
          <table:table-cell table:style-name="ce103" office:value-type="float" office:value="0.4053789" calcext:value-type="float">
            <text:p>4.05E-01</text:p>
          </table:table-cell>
          <table:table-cell table:style-name="ce103" office:value-type="float" office:value="0.00000005329031" calcext:value-type="float">
            <text:p>5.33E-08</text:p>
          </table:table-cell>
          <table:table-cell table:style-name="ce103" office:value-type="float" office:value="0.02373589" calcext:value-type="float">
            <text:p>2.37E-02</text:p>
          </table:table-cell>
          <table:table-cell table:formula="of:=[.AT46]*(1-([.AV46]/[.AU46])^[.AW46])" office:value-type="float" office:value="1.89452545980334" calcext:value-type="float">
            <text:p>1.89452545980334</text:p>
          </table:table-cell>
          <table:table-cell office:value-type="float" office:value="0.2794248" calcext:value-type="float">
            <text:p>0.2794248</text:p>
          </table:table-cell>
          <table:table-cell table:number-columns-repeated="9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mp_35C strain_WF3.3</text:p>
          </table:table-cell>
          <table:table-cell office:value-type="float" office:value="0.177189621828769" calcext:value-type="float">
            <text:p>0.177189621828769</text:p>
          </table:table-cell>
          <table:table-cell office:value-type="float" office:value="0.629163703577513" calcext:value-type="float">
            <text:p>0.629163703577513</text:p>
          </table:table-cell>
          <table:table-cell office:value-type="float" office:value="0.00354681114250315" calcext:value-type="float">
            <text:p>0.003546811142503</text:p>
          </table:table-cell>
          <table:table-cell table:formula="of:=[.C47]*(1-[.E47]/[.D47])" office:value-type="float" office:value="0.176190743283385" calcext:value-type="float">
            <text:p>0.176190743283385</text:p>
          </table:table-cell>
          <table:table-cell office:value-type="float" office:value="0.177189621828769" calcext:value-type="float">
            <text:p>0.177189621828769</text:p>
          </table:table-cell>
          <table:table-cell office:value-type="float" office:value="0.629163703577513" calcext:value-type="float">
            <text:p>0.629163703577513</text:p>
          </table:table-cell>
          <table:table-cell office:value-type="float" office:value="0.00354681114250315" calcext:value-type="float">
            <text:p>0.003546811142503</text:p>
          </table:table-cell>
          <table:table-cell table:formula="of:=[.G47]*(1-[.I47]/[.H47])" office:value-type="float" office:value="0.176190743283385" calcext:value-type="float">
            <text:p>0.176190743283385</text:p>
          </table:table-cell>
          <table:table-cell office:value-type="float" office:value="0.22463651" calcext:value-type="float">
            <text:p>0.22463651</text:p>
          </table:table-cell>
          <table:table-cell office:value-type="float" office:value="4.840251" calcext:value-type="float">
            <text:p>4.840251</text:p>
          </table:table-cell>
          <table:table-cell office:value-type="float" office:value="7.133305" calcext:value-type="float">
            <text:p>7.133305</text:p>
          </table:table-cell>
          <table:table-cell office:value-type="float" office:value="0.22351148" calcext:value-type="float">
            <text:p>0.22351148</text:p>
          </table:table-cell>
          <table:table-cell office:value-type="float" office:value="4.777811" calcext:value-type="float">
            <text:p>4.777811</text:p>
          </table:table-cell>
          <table:table-cell office:value-type="float" office:value="7.8102386" calcext:value-type="float">
            <text:p>7.8102386</text:p>
          </table:table-cell>
          <table:table-cell office:value-type="float" office:value="0.22484848" calcext:value-type="float">
            <text:p>0.22484848</text:p>
          </table:table-cell>
          <table:table-cell office:value-type="float" office:value="4.837752" calcext:value-type="float">
            <text:p>4.837752</text:p>
          </table:table-cell>
          <table:table-cell office:value-type="float" office:value="7.1401013" calcext:value-type="float">
            <text:p>7.1401013</text:p>
          </table:table-cell>
          <table:table-cell office:value-type="float" office:value="0.287483279" calcext:value-type="float">
            <text:p>0.287483279</text:p>
          </table:table-cell>
          <table:table-cell office:value-type="float" office:value="92.25879" calcext:value-type="float">
            <text:p>92.25879</text:p>
          </table:table-cell>
          <table:table-cell office:value-type="float" office:value="0.22152388" calcext:value-type="float">
            <text:p>0.22152388</text:p>
          </table:table-cell>
          <table:table-cell office:value-type="float" office:value="4.81337" calcext:value-type="float">
            <text:p>4.81337</text:p>
          </table:table-cell>
          <table:table-cell office:value-type="float" office:value="7.2970765" calcext:value-type="float">
            <text:p>7.2970765</text:p>
          </table:table-cell>
          <table:table-cell office:value-type="float" office:value="0.34954136" calcext:value-type="float">
            <text:p>0.34954136</text:p>
          </table:table-cell>
          <table:table-cell table:style-name="ce81" office:value-type="float" office:value="0.1689287" calcext:value-type="float">
            <text:p>1.69E-01</text:p>
          </table:table-cell>
          <table:table-cell table:style-name="ce81" office:value-type="float" office:value="0.636522" calcext:value-type="float">
            <text:p>6.37E-01</text:p>
          </table:table-cell>
          <table:table-cell table:style-name="ce81" office:value-type="float" office:value="0.00000918081" calcext:value-type="float">
            <text:p>9.18E-06</text:p>
          </table:table-cell>
          <table:table-cell table:style-name="ce81" office:value-type="float" office:value="-6.234773" calcext:value-type="float">
            <text:p>-6.23E+00</text:p>
          </table:table-cell>
          <table:table-cell office:value-type="string" calcext:value-type="string">
            <text:p>NaN</text:p>
          </table:table-cell>
          <table:table-cell office:value-type="float" office:value="0.190646" calcext:value-type="float">
            <text:p>0.190646</text:p>
          </table:table-cell>
          <table:table-cell office:value-type="float" office:value="0.1146974" calcext:value-type="float">
            <text:p>1.15E-01</text:p>
          </table:table-cell>
          <table:table-cell office:value-type="float" office:value="0.651129" calcext:value-type="float">
            <text:p>6.51E-01</text:p>
          </table:table-cell>
          <table:table-cell office:value-type="float" office:value="0.000000003571927" calcext:value-type="float">
            <text:p>3.57E-09</text:p>
          </table:table-cell>
          <table:table-cell table:formula="of:=-[.AF47]*LOG([.AH47]/[.AG47])" office:value-type="float" office:value="0.947488206013656" calcext:value-type="float">
            <text:p>0.947488206013656</text:p>
          </table:table-cell>
          <table:table-cell office:value-type="float" office:value="0.173940038" calcext:value-type="float">
            <text:p>0.173940038</text:p>
          </table:table-cell>
          <table:table-cell office:value-type="float" office:value="0.634960507" calcext:value-type="float">
            <text:p>0.634960507</text:p>
          </table:table-cell>
          <table:table-cell office:value-type="float" office:value="0.003996653" calcext:value-type="float">
            <text:p>0.003996653</text:p>
          </table:table-cell>
          <table:table-cell office:value-type="float" office:value="0.50710087" calcext:value-type="float">
            <text:p>0.50710087</text:p>
          </table:table-cell>
          <table:table-cell office:value-type="float" office:value="-20.8861555" calcext:value-type="float">
            <text:p>-20.8861555</text:p>
          </table:table-cell>
          <table:table-cell office:value-type="float" office:value="0.172840848335909" calcext:value-type="float">
            <text:p>0.172840848335909</text:p>
          </table:table-cell>
          <table:table-cell office:value-type="float" office:value="0.173940044" calcext:value-type="float">
            <text:p>0.173940044</text:p>
          </table:table-cell>
          <table:table-cell office:value-type="float" office:value="0.634960547" calcext:value-type="float">
            <text:p>0.634960547</text:p>
          </table:table-cell>
          <table:table-cell office:value-type="float" office:value="0.003996629" calcext:value-type="float">
            <text:p>0.003996629</text:p>
          </table:table-cell>
          <table:table-cell table:formula="of:=[.AP47]*(1-[.AR47]/[.AQ47])" office:value-type="float" office:value="0.172845214049704" calcext:value-type="float">
            <text:p>0.172845214049704</text:p>
          </table:table-cell>
          <table:table-cell table:style-name="ce103" office:value-type="float" office:value="4.005655" calcext:value-type="float">
            <text:p>4.01E+00</text:p>
          </table:table-cell>
          <table:table-cell table:style-name="ce103" office:value-type="float" office:value="0.6506078" calcext:value-type="float">
            <text:p>6.51E-01</text:p>
          </table:table-cell>
          <table:table-cell table:style-name="ce103" office:value-type="float" office:value="0.0000000895149" calcext:value-type="float">
            <text:p>8.95E-08</text:p>
          </table:table-cell>
          <table:table-cell table:style-name="ce103" office:value-type="float" office:value="0.02897163" calcext:value-type="float">
            <text:p>2.90E-02</text:p>
          </table:table-cell>
          <table:table-cell table:formula="of:=[.AT47]*(1-([.AV47]/[.AU47])^[.AW47])" office:value-type="float" office:value="1.47118645252174" calcext:value-type="float">
            <text:p>1.47118645252174</text:p>
          </table:table-cell>
          <table:table-cell office:value-type="float" office:value="0.2410208" calcext:value-type="float">
            <text:p>0.2410208</text:p>
          </table:table-cell>
          <table:table-cell table:number-columns-repeated="9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mp_35C strain_wkB12</text:p>
          </table:table-cell>
          <table:table-cell office:value-type="float" office:value="0.282802332316225" calcext:value-type="float">
            <text:p>0.282802332316225</text:p>
          </table:table-cell>
          <table:table-cell office:value-type="float" office:value="0.659430845741161" calcext:value-type="float">
            <text:p>0.659430845741161</text:p>
          </table:table-cell>
          <table:table-cell office:value-type="float" office:value="0.00026652842594281" calcext:value-type="float">
            <text:p>0.000266528425943</text:p>
          </table:table-cell>
          <table:table-cell table:formula="of:=[.C48]*(1-[.E48]/[.D48])" office:value-type="float" office:value="0.282688029412483" calcext:value-type="float">
            <text:p>0.282688029412483</text:p>
          </table:table-cell>
          <table:table-cell office:value-type="float" office:value="0.282802332316225" calcext:value-type="float">
            <text:p>0.282802332316225</text:p>
          </table:table-cell>
          <table:table-cell office:value-type="float" office:value="0.659430845741161" calcext:value-type="float">
            <text:p>0.659430845741161</text:p>
          </table:table-cell>
          <table:table-cell office:value-type="float" office:value="0.00026652842594281" calcext:value-type="float">
            <text:p>0.000266528425943</text:p>
          </table:table-cell>
          <table:table-cell table:formula="of:=[.G48]*(1-[.I48]/[.H48])" office:value-type="float" office:value="0.282688029412483" calcext:value-type="float">
            <text:p>0.282688029412483</text:p>
          </table:table-cell>
          <table:table-cell office:value-type="float" office:value="0.21611428" calcext:value-type="float">
            <text:p>0.21611428</text:p>
          </table:table-cell>
          <table:table-cell office:value-type="float" office:value="4.790494" calcext:value-type="float">
            <text:p>4.790494</text:p>
          </table:table-cell>
          <table:table-cell office:value-type="float" office:value="6.5399843" calcext:value-type="float">
            <text:p>6.5399843</text:p>
          </table:table-cell>
          <table:table-cell office:value-type="float" office:value="0.21509384" calcext:value-type="float">
            <text:p>0.21509384</text:p>
          </table:table-cell>
          <table:table-cell office:value-type="float" office:value="4.732614" calcext:value-type="float">
            <text:p>4.732614</text:p>
          </table:table-cell>
          <table:table-cell office:value-type="float" office:value="7.3252537" calcext:value-type="float">
            <text:p>7.3252537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1403903" calcext:value-type="float">
            <text:p>0.21403903</text:p>
          </table:table-cell>
          <table:table-cell office:value-type="float" office:value="4.740229" calcext:value-type="float">
            <text:p>4.740229</text:p>
          </table:table-cell>
          <table:table-cell office:value-type="float" office:value="7.1503537" calcext:value-type="float">
            <text:p>7.1503537</text:p>
          </table:table-cell>
          <table:table-cell office:value-type="float" office:value="0.81808622" calcext:value-type="float">
            <text:p>0.81808622</text:p>
          </table:table-cell>
          <table:table-cell office:value-type="float" office:value="0.29017718" calcext:value-type="float">
            <text:p>0.29017718</text:p>
          </table:table-cell>
          <table:table-cell office:value-type="float" office:value="0.66494617" calcext:value-type="float">
            <text:p>0.66494617</text:p>
          </table:table-cell>
          <table:table-cell office:value-type="float" office:value="0.01248764" calcext:value-type="float">
            <text:p>0.01248764</text:p>
          </table:table-cell>
          <table:table-cell office:value-type="float" office:value="4.06970273" calcext:value-type="float">
            <text:p>4.06970273</text:p>
          </table:table-cell>
          <table:table-cell office:value-type="float" office:value="0.220749347432259" calcext:value-type="float">
            <text:p>0.220749347432259</text:p>
          </table:table-cell>
          <table:table-cell office:value-type="float" office:value="0.17538" calcext:value-type="float">
            <text:p>0.17538</text:p>
          </table:table-cell>
          <table:table-cell office:value-type="float" office:value="0.1644359" calcext:value-type="float">
            <text:p>1.64E-01</text:p>
          </table:table-cell>
          <table:table-cell office:value-type="float" office:value="0.6782171" calcext:value-type="float">
            <text:p>6.78E-01</text:p>
          </table:table-cell>
          <table:table-cell office:value-type="float" office:value="1.64018E-027" calcext:value-type="float">
            <text:p>1.64E-27</text:p>
          </table:table-cell>
          <table:table-cell table:formula="of:=-[.AF48]*LOG([.AH48]/[.AG48])" office:value-type="float" office:value="4.37670438709532" calcext:value-type="float">
            <text:p>4.37670438709532</text:p>
          </table:table-cell>
          <table:table-cell office:value-type="float" office:value="0.330429549" calcext:value-type="float">
            <text:p>0.330429549</text:p>
          </table:table-cell>
          <table:table-cell office:value-type="float" office:value="0.663843432" calcext:value-type="float">
            <text:p>0.663843432</text:p>
          </table:table-cell>
          <table:table-cell office:value-type="float" office:value="0.008205505" calcext:value-type="float">
            <text:p>0.008205505</text:p>
          </table:table-cell>
          <table:table-cell office:value-type="float" office:value="0.143845027" calcext:value-type="float">
            <text:p>0.143845027</text:p>
          </table:table-cell>
          <table:table-cell office:value-type="float" office:value="14.591628545" calcext:value-type="float">
            <text:p>14.591628545</text:p>
          </table:table-cell>
          <table:table-cell office:value-type="float" office:value="0.201984411368121" calcext:value-type="float">
            <text:p>0.201984411368121</text:p>
          </table:table-cell>
          <table:table-cell office:value-type="float" office:value="0.275758885" calcext:value-type="float">
            <text:p>0.275758885</text:p>
          </table:table-cell>
          <table:table-cell office:value-type="float" office:value="0.665922753" calcext:value-type="float">
            <text:p>0.665922753</text:p>
          </table:table-cell>
          <table:table-cell office:value-type="float" office:value="0.000335353" calcext:value-type="float">
            <text:p>0.000335353</text:p>
          </table:table-cell>
          <table:table-cell table:formula="of:=[.AP48]*(1-[.AR48]/[.AQ48])" office:value-type="float" office:value="0.275620015185228" calcext:value-type="float">
            <text:p>0.275620015185228</text:p>
          </table:table-cell>
          <table:table-cell office:value-type="float" office:value="0.206916202" calcext:value-type="float">
            <text:p>0.206916202</text:p>
          </table:table-cell>
          <table:table-cell office:value-type="float" office:value="0.663488122" calcext:value-type="float">
            <text:p>0.663488122</text:p>
          </table:table-cell>
          <table:table-cell office:value-type="float" office:value="0.001360035" calcext:value-type="float">
            <text:p>0.001360035</text:p>
          </table:table-cell>
          <table:table-cell office:value-type="float" office:value="1.637221111" calcext:value-type="float">
            <text:p>1.637221111</text:p>
          </table:table-cell>
          <table:table-cell table:formula="of:=[.AT48]*(1-([.AV48]/[.AU48])^[.AW48])" office:value-type="float" office:value="0.206907989399299" calcext:value-type="float">
            <text:p>0.206907989399299</text:p>
          </table:table-cell>
          <table:table-cell office:value-type="float" office:value="0.2542145" calcext:value-type="float">
            <text:p>0.2542145</text:p>
          </table:table-cell>
          <table:table-cell table:number-columns-repeated="9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mp_35C strain_wkB2</text:p>
          </table:table-cell>
          <table:table-cell office:value-type="float" office:value="0.20565263290469" calcext:value-type="float">
            <text:p>0.20565263290469</text:p>
          </table:table-cell>
          <table:table-cell office:value-type="float" office:value="0.492928847024127" calcext:value-type="float">
            <text:p>0.492928847024127</text:p>
          </table:table-cell>
          <table:table-cell office:value-type="float" office:value="0.00316161661825558" calcext:value-type="float">
            <text:p>0.003161616618256</text:p>
          </table:table-cell>
          <table:table-cell table:formula="of:=[.C49]*(1-[.E49]/[.D49])" office:value-type="float" office:value="0.204333589018935" calcext:value-type="float">
            <text:p>0.204333589018935</text:p>
          </table:table-cell>
          <table:table-cell office:value-type="float" office:value="0.20565263290469" calcext:value-type="float">
            <text:p>0.20565263290469</text:p>
          </table:table-cell>
          <table:table-cell office:value-type="float" office:value="0.492928847024127" calcext:value-type="float">
            <text:p>0.492928847024127</text:p>
          </table:table-cell>
          <table:table-cell office:value-type="float" office:value="0.00316161661825558" calcext:value-type="float">
            <text:p>0.003161616618256</text:p>
          </table:table-cell>
          <table:table-cell table:formula="of:=[.G49]*(1-[.I49]/[.H49])" office:value-type="float" office:value="0.204333589018935" calcext:value-type="float">
            <text:p>0.204333589018935</text:p>
          </table:table-cell>
          <table:table-cell office:value-type="float" office:value="0.24273892" calcext:value-type="float">
            <text:p>0.24273892</text:p>
          </table:table-cell>
          <table:table-cell office:value-type="float" office:value="4.425091" calcext:value-type="float">
            <text:p>4.425091</text:p>
          </table:table-cell>
          <table:table-cell office:value-type="float" office:value="5.7309541" calcext:value-type="float">
            <text:p>5.7309541</text:p>
          </table:table-cell>
          <table:table-cell office:value-type="float" office:value="0.2408797" calcext:value-type="float">
            <text:p>0.2408797</text:p>
          </table:table-cell>
          <table:table-cell office:value-type="float" office:value="4.38151" calcext:value-type="float">
            <text:p>4.38151</text:p>
          </table:table-cell>
          <table:table-cell office:value-type="float" office:value="6.2804564" calcext:value-type="float">
            <text:p>6.2804564</text:p>
          </table:table-cell>
          <table:table-cell office:value-type="float" office:value="0.24395698" calcext:value-type="float">
            <text:p>0.24395698</text:p>
          </table:table-cell>
          <table:table-cell office:value-type="float" office:value="4.366651" calcext:value-type="float">
            <text:p>4.366651</text:p>
          </table:table-cell>
          <table:table-cell office:value-type="float" office:value="6.0009184" calcext:value-type="float">
            <text:p>6.0009184</text:p>
          </table:table-cell>
          <table:table-cell office:value-type="float" office:value="0.003854947" calcext:value-type="float">
            <text:p>0.003854947</text:p>
          </table:table-cell>
          <table:table-cell office:value-type="float" office:value="1186.77496" calcext:value-type="float">
            <text:p>1186.77496</text:p>
          </table:table-cell>
          <table:table-cell office:value-type="float" office:value="0.24037857" calcext:value-type="float">
            <text:p>0.24037857</text:p>
          </table:table-cell>
          <table:table-cell office:value-type="float" office:value="4.417533" calcext:value-type="float">
            <text:p>4.417533</text:p>
          </table:table-cell>
          <table:table-cell office:value-type="float" office:value="5.755705" calcext:value-type="float">
            <text:p>5.755705</text:p>
          </table:table-cell>
          <table:table-cell office:value-type="float" office:value="0.13851237" calcext:value-type="float">
            <text:p>0.13851237</text:p>
          </table:table-cell>
          <table:table-cell table:style-name="ce81" office:value-type="float" office:value="0.1949701" calcext:value-type="float">
            <text:p>1.95E-01</text:p>
          </table:table-cell>
          <table:table-cell table:style-name="ce81" office:value-type="float" office:value="0.5002489" calcext:value-type="float">
            <text:p>5.00E-01</text:p>
          </table:table-cell>
          <table:table-cell table:style-name="ce81" office:value-type="float" office:value="0.00001619561" calcext:value-type="float">
            <text:p>1.62E-05</text:p>
          </table:table-cell>
          <table:table-cell table:style-name="ce81" office:value-type="float" office:value="-5.597542" calcext:value-type="float">
            <text:p>-5.60E+00</text:p>
          </table:table-cell>
          <table:table-cell office:value-type="string" calcext:value-type="string">
            <text:p>NaN</text:p>
          </table:table-cell>
          <table:table-cell office:value-type="float" office:value="0.206928" calcext:value-type="float">
            <text:p>0.206928</text:p>
          </table:table-cell>
          <table:table-cell office:value-type="float" office:value="0.1328582" calcext:value-type="float">
            <text:p>1.33E-01</text:p>
          </table:table-cell>
          <table:table-cell office:value-type="float" office:value="0.5078134" calcext:value-type="float">
            <text:p>5.08E-01</text:p>
          </table:table-cell>
          <table:table-cell office:value-type="float" office:value="0.0000000261362" calcext:value-type="float">
            <text:p>2.61E-08</text:p>
          </table:table-cell>
          <table:table-cell table:formula="of:=-[.AF49]*LOG([.AH49]/[.AG49])" office:value-type="float" office:value="0.968331903811945" calcext:value-type="float">
            <text:p>0.968331903811945</text:p>
          </table:table-cell>
          <table:table-cell office:value-type="float" office:value="0.199976517" calcext:value-type="float">
            <text:p>0.199976517</text:p>
          </table:table-cell>
          <table:table-cell office:value-type="float" office:value="0.499616517" calcext:value-type="float">
            <text:p>0.499616517</text:p>
          </table:table-cell>
          <table:table-cell office:value-type="float" office:value="0.006069517" calcext:value-type="float">
            <text:p>0.006069517</text:p>
          </table:table-cell>
          <table:table-cell office:value-type="float" office:value="2.390080898" calcext:value-type="float">
            <text:p>2.390080898</text:p>
          </table:table-cell>
          <table:table-cell office:value-type="float" office:value="2.378471543" calcext:value-type="float">
            <text:p>2.378471543</text:p>
          </table:table-cell>
          <table:table-cell office:value-type="float" office:value="0.195537742713648" calcext:value-type="float">
            <text:p>0.195537742713648</text:p>
          </table:table-cell>
          <table:table-cell office:value-type="float" office:value="0.199850169" calcext:value-type="float">
            <text:p>0.199850169</text:p>
          </table:table-cell>
          <table:table-cell office:value-type="float" office:value="0.499636756" calcext:value-type="float">
            <text:p>0.499636756</text:p>
          </table:table-cell>
          <table:table-cell office:value-type="float" office:value="0.003800106" calcext:value-type="float">
            <text:p>0.003800106</text:p>
          </table:table-cell>
          <table:table-cell table:formula="of:=[.AP49]*(1-[.AR49]/[.AQ49])" office:value-type="float" office:value="0.19833016107985" calcext:value-type="float">
            <text:p>0.19833016107985</text:p>
          </table:table-cell>
          <table:table-cell office:value-type="float" office:value="0.577269807" calcext:value-type="float">
            <text:p>0.577269807</text:p>
          </table:table-cell>
          <table:table-cell office:value-type="float" office:value="0.5052898486" calcext:value-type="float">
            <text:p>0.5052898486</text:p>
          </table:table-cell>
          <table:table-cell office:value-type="float" office:value="0.0001562907" calcext:value-type="float">
            <text:p>0.0001562907</text:p>
          </table:table-cell>
          <table:table-cell office:value-type="float" office:value="0.2572753915" calcext:value-type="float">
            <text:p>0.2572753915</text:p>
          </table:table-cell>
          <table:table-cell table:formula="of:=[.AT49]*(1-([.AV49]/[.AU49])^[.AW49])" office:value-type="float" office:value="0.505085429463667" calcext:value-type="float">
            <text:p>0.505085429463667</text:p>
          </table:table-cell>
          <table:table-cell office:value-type="float" office:value="0.2742145" calcext:value-type="float">
            <text:p>0.2742145</text:p>
          </table:table-cell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mp_35C strain_wkB273</text:p>
          </table:table-cell>
          <table:table-cell office:value-type="float" office:value="0.195742779587995" calcext:value-type="float">
            <text:p>0.195742779587995</text:p>
          </table:table-cell>
          <table:table-cell office:value-type="float" office:value="0.807313989002362" calcext:value-type="float">
            <text:p>0.807313989002362</text:p>
          </table:table-cell>
          <table:table-cell office:value-type="float" office:value="0.00865934235967594" calcext:value-type="float">
            <text:p>0.008659342359676</text:p>
          </table:table-cell>
          <table:table-cell table:formula="of:=[.C50]*(1-[.E50]/[.D50])" office:value-type="float" office:value="0.193643220103114" calcext:value-type="float">
            <text:p>0.193643220103114</text:p>
          </table:table-cell>
          <table:table-cell office:value-type="float" office:value="0.195742779587995" calcext:value-type="float">
            <text:p>0.195742779587995</text:p>
          </table:table-cell>
          <table:table-cell office:value-type="float" office:value="0.807313989002362" calcext:value-type="float">
            <text:p>0.807313989002362</text:p>
          </table:table-cell>
          <table:table-cell office:value-type="float" office:value="0.00865934235967594" calcext:value-type="float">
            <text:p>0.008659342359676</text:p>
          </table:table-cell>
          <table:table-cell table:formula="of:=[.G50]*(1-[.I50]/[.H50])" office:value-type="float" office:value="0.193643220103114" calcext:value-type="float">
            <text:p>0.193643220103114</text:p>
          </table:table-cell>
          <table:table-cell office:value-type="float" office:value="0.27043091" calcext:value-type="float">
            <text:p>0.27043091</text:p>
          </table:table-cell>
          <table:table-cell office:value-type="float" office:value="5.659401" calcext:value-type="float">
            <text:p>5.659401</text:p>
          </table:table-cell>
          <table:table-cell office:value-type="float" office:value="0.334825" calcext:value-type="float">
            <text:p>0.334825</text:p>
          </table:table-cell>
          <table:table-cell office:value-type="float" office:value="0.26100831" calcext:value-type="float">
            <text:p>0.26100831</text:p>
          </table:table-cell>
          <table:table-cell office:value-type="float" office:value="5.608681" calcext:value-type="float">
            <text:p>5.608681</text:p>
          </table:table-cell>
          <table:table-cell office:value-type="float" office:value="0.685584" calcext:value-type="float">
            <text:p>0.685584</text:p>
          </table:table-cell>
          <table:table-cell office:value-type="float" office:value="0.27240315" calcext:value-type="float">
            <text:p>0.27240315</text:p>
          </table:table-cell>
          <table:table-cell office:value-type="float" office:value="5.637037" calcext:value-type="float">
            <text:p>5.637037</text:p>
          </table:table-cell>
          <table:table-cell office:value-type="float" office:value="0.3833477" calcext:value-type="float">
            <text:p>0.3833477</text:p>
          </table:table-cell>
          <table:table-cell office:value-type="float" office:value="0.186408208" calcext:value-type="float">
            <text:p>0.186408208</text:p>
          </table:table-cell>
          <table:table-cell office:value-type="float" office:value="92.69048" calcext:value-type="float">
            <text:p>92.69048</text:p>
          </table:table-cell>
          <table:table-cell office:value-type="float" office:value="0.27451804" calcext:value-type="float">
            <text:p>0.27451804</text:p>
          </table:table-cell>
          <table:table-cell office:value-type="float" office:value="5.669762" calcext:value-type="float">
            <text:p>5.669762</text:p>
          </table:table-cell>
          <table:table-cell office:value-type="float" office:value="0.3355509" calcext:value-type="float">
            <text:p>0.3355509</text:p>
          </table:table-cell>
          <table:table-cell office:value-type="float" office:value="-0.13417854" calcext:value-type="float">
            <text:p>-0.13417854</text:p>
          </table:table-cell>
          <table:table-cell table:style-name="ce81" office:value-type="float" office:value="0.1842843" calcext:value-type="float">
            <text:p>1.84E-01</text:p>
          </table:table-cell>
          <table:table-cell table:style-name="ce81" office:value-type="float" office:value="0.8130513" calcext:value-type="float">
            <text:p>8.13E-01</text:p>
          </table:table-cell>
          <table:table-cell table:style-name="ce81" office:value-type="float" office:value="0.00001230582" calcext:value-type="float">
            <text:p>1.23E-05</text:p>
          </table:table-cell>
          <table:table-cell table:style-name="ce81" office:value-type="float" office:value="-6.860804" calcext:value-type="float">
            <text:p>-6.86E+00</text:p>
          </table:table-cell>
          <table:table-cell office:value-type="string" calcext:value-type="string">
            <text:p>NaN</text:p>
          </table:table-cell>
          <table:table-cell office:value-type="float" office:value="0.24283" calcext:value-type="float">
            <text:p>0.24283</text:p>
          </table:table-cell>
          <table:table-cell office:value-type="float" office:value="0.1242314" calcext:value-type="float">
            <text:p>1.24E-01</text:p>
          </table:table-cell>
          <table:table-cell office:value-type="float" office:value="0.828581" calcext:value-type="float">
            <text:p>8.29E-01</text:p>
          </table:table-cell>
          <table:table-cell office:value-type="float" office:value="0.000005778076" calcext:value-type="float">
            <text:p>5.78E-06</text:p>
          </table:table-cell>
          <table:table-cell table:formula="of:=-[.AF50]*LOG([.AH50]/[.AG50])" office:value-type="float" office:value="0.640605639407149" calcext:value-type="float">
            <text:p>0.640605639407149</text:p>
          </table:table-cell>
          <table:table-cell office:value-type="float" office:value="0.194061345" calcext:value-type="float">
            <text:p>0.194061345</text:p>
          </table:table-cell>
          <table:table-cell office:value-type="float" office:value="0.810582823" calcext:value-type="float">
            <text:p>0.810582823</text:p>
          </table:table-cell>
          <table:table-cell office:value-type="float" office:value="0.009106229" calcext:value-type="float">
            <text:p>0.009106229</text:p>
          </table:table-cell>
          <table:table-cell office:value-type="float" office:value="3.063574148" calcext:value-type="float">
            <text:p>3.063574148</text:p>
          </table:table-cell>
          <table:table-cell office:value-type="float" office:value="-5.309410686" calcext:value-type="float">
            <text:p>-5.309410686</text:p>
          </table:table-cell>
          <table:table-cell office:value-type="float" office:value="0.191881188493781" calcext:value-type="float">
            <text:p>0.191881188493781</text:p>
          </table:table-cell>
          <table:table-cell office:value-type="float" office:value="0.194061015" calcext:value-type="float">
            <text:p>0.194061015</text:p>
          </table:table-cell>
          <table:table-cell office:value-type="float" office:value="0.810582963" calcext:value-type="float">
            <text:p>0.810582963</text:p>
          </table:table-cell>
          <table:table-cell office:value-type="float" office:value="0.009106288" calcext:value-type="float">
            <text:p>0.009106288</text:p>
          </table:table-cell>
          <table:table-cell table:formula="of:=[.AP50]*(1-[.AR50]/[.AQ50])" office:value-type="float" office:value="0.191880885916578" calcext:value-type="float">
            <text:p>0.191880885916578</text:p>
          </table:table-cell>
          <table:table-cell table:style-name="ce103" office:value-type="float" office:value="6.291367" calcext:value-type="float">
            <text:p>6.29E+00</text:p>
          </table:table-cell>
          <table:table-cell table:style-name="ce103" office:value-type="float" office:value="0.8281652" calcext:value-type="float">
            <text:p>8.28E-01</text:p>
          </table:table-cell>
          <table:table-cell table:style-name="ce103" office:value-type="float" office:value="0.00001409355" calcext:value-type="float">
            <text:p>1.41E-05</text:p>
          </table:table-cell>
          <table:table-cell table:style-name="ce103" office:value-type="float" office:value="0.01991428" calcext:value-type="float">
            <text:p>1.99E-02</text:p>
          </table:table-cell>
          <table:table-cell table:formula="of:=[.AT50]*(1-([.AV50]/[.AU50])^[.AW50])" office:value-type="float" office:value="1.23577642604496" calcext:value-type="float">
            <text:p>1.23577642604496</text:p>
          </table:table-cell>
          <table:table-cell office:value-type="float" office:value="0.3694651" calcext:value-type="float">
            <text:p>0.3694651</text:p>
          </table:table-cell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mp_35C strain_wkB29</text:p>
          </table:table-cell>
          <table:table-cell office:value-type="float" office:value="0.28342021894823" calcext:value-type="float">
            <text:p>0.28342021894823</text:p>
          </table:table-cell>
          <table:table-cell office:value-type="float" office:value="0.668561053615055" calcext:value-type="float">
            <text:p>0.668561053615055</text:p>
          </table:table-cell>
          <table:table-cell office:value-type="float" office:value="0.00196638486193386" calcext:value-type="float">
            <text:p>0.001966384861934</text:p>
          </table:table-cell>
          <table:table-cell table:formula="of:=[.C51]*(1-[.E51]/[.D51])" office:value-type="float" office:value="0.28258661785063" calcext:value-type="float">
            <text:p>0.28258661785063</text:p>
          </table:table-cell>
          <table:table-cell office:value-type="float" office:value="0.28342021894823" calcext:value-type="float">
            <text:p>0.28342021894823</text:p>
          </table:table-cell>
          <table:table-cell office:value-type="float" office:value="0.668561053615055" calcext:value-type="float">
            <text:p>0.668561053615055</text:p>
          </table:table-cell>
          <table:table-cell office:value-type="float" office:value="0.00196638486193386" calcext:value-type="float">
            <text:p>0.001966384861934</text:p>
          </table:table-cell>
          <table:table-cell table:formula="of:=[.G51]*(1-[.I51]/[.H51])" office:value-type="float" office:value="0.28258661785063" calcext:value-type="float">
            <text:p>0.28258661785063</text:p>
          </table:table-cell>
          <table:table-cell office:value-type="float" office:value="0.27645522" calcext:value-type="float">
            <text:p>0.27645522</text:p>
          </table:table-cell>
          <table:table-cell office:value-type="float" office:value="4.833717" calcext:value-type="float">
            <text:p>4.833717</text:p>
          </table:table-cell>
          <table:table-cell office:value-type="float" office:value="3.1056061" calcext:value-type="float">
            <text:p>3.1056061</text:p>
          </table:table-cell>
          <table:table-cell office:value-type="float" office:value="0.27124961" calcext:value-type="float">
            <text:p>0.27124961</text:p>
          </table:table-cell>
          <table:table-cell office:value-type="float" office:value="4.798333" calcext:value-type="float">
            <text:p>4.798333</text:p>
          </table:table-cell>
          <table:table-cell office:value-type="float" office:value="3.6231474" calcext:value-type="float">
            <text:p>3.623147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7291217" calcext:value-type="float">
            <text:p>0.27291217</text:p>
          </table:table-cell>
          <table:table-cell office:value-type="float" office:value="4.824941" calcext:value-type="float">
            <text:p>4.824941</text:p>
          </table:table-cell>
          <table:table-cell office:value-type="float" office:value="3.162821" calcext:value-type="float">
            <text:p>3.162821</text:p>
          </table:table-cell>
          <table:table-cell office:value-type="float" office:value="0.19182483" calcext:value-type="float">
            <text:p>0.19182483</text:p>
          </table:table-cell>
          <table:table-cell office:value-type="float" office:value="0.276827816" calcext:value-type="float">
            <text:p>0.276827816</text:p>
          </table:table-cell>
          <table:table-cell office:value-type="float" office:value="0.674596755" calcext:value-type="float">
            <text:p>0.674596755</text:p>
          </table:table-cell>
          <table:table-cell office:value-type="float" office:value="0.001890448" calcext:value-type="float">
            <text:p>0.001890448</text:p>
          </table:table-cell>
          <table:table-cell office:value-type="float" office:value="-0.20511266" calcext:value-type="float">
            <text:p>-0.20511266</text:p>
          </table:table-cell>
          <table:table-cell office:value-type="string" calcext:value-type="string">
            <text:p>NaN</text:p>
          </table:table-cell>
          <table:table-cell office:value-type="float" office:value="0.229675" calcext:value-type="float">
            <text:p>0.229675</text:p>
          </table:table-cell>
          <table:table-cell office:value-type="float" office:value="0.1914562" calcext:value-type="float">
            <text:p>1.91E-01</text:p>
          </table:table-cell>
          <table:table-cell office:value-type="float" office:value="0.6801647" calcext:value-type="float">
            <text:p>6.80E-01</text:p>
          </table:table-cell>
          <table:table-cell office:value-type="float" office:value="3.087433E-015" calcext:value-type="float">
            <text:p>3.09E-15</text:p>
          </table:table-cell>
          <table:table-cell table:formula="of:=-[.AF51]*LOG([.AH51]/[.AG51])" office:value-type="float" office:value="2.74605944459673" calcext:value-type="float">
            <text:p>2.74605944459673</text:p>
          </table:table-cell>
          <table:table-cell office:value-type="float" office:value="0.277300824" calcext:value-type="float">
            <text:p>0.277300824</text:p>
          </table:table-cell>
          <table:table-cell office:value-type="float" office:value="0.674562248" calcext:value-type="float">
            <text:p>0.674562248</text:p>
          </table:table-cell>
          <table:table-cell office:value-type="float" office:value="0.002294792" calcext:value-type="float">
            <text:p>0.002294792</text:p>
          </table:table-cell>
          <table:table-cell office:value-type="float" office:value="-0.416432411" calcext:value-type="float">
            <text:p>-0.416432411</text:p>
          </table:table-cell>
          <table:table-cell office:value-type="float" office:value="337.235507217" calcext:value-type="float">
            <text:p>337.235507217</text:p>
          </table:table-cell>
          <table:table-cell office:value-type="float" office:value="0.276357461830301" calcext:value-type="float">
            <text:p>0.276357461830301</text:p>
          </table:table-cell>
          <table:table-cell office:value-type="float" office:value="0.2773007" calcext:value-type="float">
            <text:p>0.2773007</text:p>
          </table:table-cell>
          <table:table-cell office:value-type="float" office:value="0.6745623" calcext:value-type="float">
            <text:p>0.6745623</text:p>
          </table:table-cell>
          <table:table-cell office:value-type="float" office:value="0.0022948" calcext:value-type="float">
            <text:p>0.0022948</text:p>
          </table:table-cell>
          <table:table-cell table:formula="of:=[.AP51]*(1-[.AR51]/[.AQ51])" office:value-type="float" office:value="0.276357348071853" calcext:value-type="float">
            <text:p>0.276357348071853</text:p>
          </table:table-cell>
          <table:table-cell office:value-type="float" office:value="0.4655990285" calcext:value-type="float">
            <text:p>0.4655990285</text:p>
          </table:table-cell>
          <table:table-cell office:value-type="float" office:value="0.6772395026" calcext:value-type="float">
            <text:p>0.6772395026</text:p>
          </table:table-cell>
          <table:table-cell office:value-type="float" office:value="0.0003013439" calcext:value-type="float">
            <text:p>0.0003013439</text:p>
          </table:table-cell>
          <table:table-cell office:value-type="float" office:value="0.4953965321" calcext:value-type="float">
            <text:p>0.4953965321</text:p>
          </table:table-cell>
          <table:table-cell table:formula="of:=[.AT51]*(1-([.AV51]/[.AU51])^[.AW51])" office:value-type="float" office:value="0.455422457253331" calcext:value-type="float">
            <text:p>0.455422457253331</text:p>
          </table:table-cell>
          <table:table-cell office:value-type="float" office:value="0.2637456" calcext:value-type="float">
            <text:p>0.2637456</text:p>
          </table:table-cell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emp_35C strain_wkB332</text:p>
          </table:table-cell>
          <table:table-cell office:value-type="float" office:value="0.157809495462572" calcext:value-type="float">
            <text:p>0.157809495462572</text:p>
          </table:table-cell>
          <table:table-cell office:value-type="float" office:value="0.353546797036674" calcext:value-type="float">
            <text:p>0.353546797036674</text:p>
          </table:table-cell>
          <table:table-cell office:value-type="float" office:value="0.00552110848172701" calcext:value-type="float">
            <text:p>0.005521108481727</text:p>
          </table:table-cell>
          <table:table-cell table:formula="of:=[.C52]*(1-[.E52]/[.D52])" office:value-type="float" office:value="0.155345088059653" calcext:value-type="float">
            <text:p>0.155345088059653</text:p>
          </table:table-cell>
          <table:table-cell office:value-type="float" office:value="0.157809495462572" calcext:value-type="float">
            <text:p>0.157809495462572</text:p>
          </table:table-cell>
          <table:table-cell office:value-type="float" office:value="0.353546797036674" calcext:value-type="float">
            <text:p>0.353546797036674</text:p>
          </table:table-cell>
          <table:table-cell office:value-type="float" office:value="0.00552110848172701" calcext:value-type="float">
            <text:p>0.005521108481727</text:p>
          </table:table-cell>
          <table:table-cell table:formula="of:=[.G52]*(1-[.I52]/[.H52])" office:value-type="float" office:value="0.155345088059653" calcext:value-type="float">
            <text:p>0.155345088059653</text:p>
          </table:table-cell>
          <table:table-cell office:value-type="float" office:value="0.22089904" calcext:value-type="float">
            <text:p>0.22089904</text:p>
          </table:table-cell>
          <table:table-cell office:value-type="float" office:value="4.80573" calcext:value-type="float">
            <text:p>4.80573</text:p>
          </table:table-cell>
          <table:table-cell office:value-type="float" office:value="1.6966802" calcext:value-type="float">
            <text:p>1.6966802</text:p>
          </table:table-cell>
          <table:table-cell office:value-type="float" office:value="0.21424254" calcext:value-type="float">
            <text:p>0.21424254</text:p>
          </table:table-cell>
          <table:table-cell office:value-type="float" office:value="4.750886" calcext:value-type="float">
            <text:p>4.750886</text:p>
          </table:table-cell>
          <table:table-cell office:value-type="float" office:value="2.0285848" calcext:value-type="float">
            <text:p>2.0285848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23232757" calcext:value-type="float">
            <text:p>0.23232757</text:p>
          </table:table-cell>
          <table:table-cell office:value-type="float" office:value="4.839225" calcext:value-type="float">
            <text:p>4.839225</text:p>
          </table:table-cell>
          <table:table-cell office:value-type="float" office:value="1.7675187" calcext:value-type="float">
            <text:p>1.7675187</text:p>
          </table:table-cell>
          <table:table-cell office:value-type="float" office:value="-0.36456687" calcext:value-type="float">
            <text:p>-0.36456687</text:p>
          </table:table-cell>
          <table:table-cell table:style-name="ce81" office:value-type="float" office:value="0.1479211" calcext:value-type="float">
            <text:p>1.48E-01</text:p>
          </table:table-cell>
          <table:table-cell table:style-name="ce81" office:value-type="float" office:value="0.3577675" calcext:value-type="float">
            <text:p>3.58E-01</text:p>
          </table:table-cell>
          <table:table-cell table:style-name="ce81" office:value-type="float" office:value="0.00005332838" calcext:value-type="float">
            <text:p>5.33E-05</text:p>
          </table:table-cell>
          <table:table-cell table:style-name="ce81" office:value-type="float" office:value="-4.978929" calcext:value-type="float">
            <text:p>-4.98E+00</text:p>
          </table:table-cell>
          <table:table-cell office:value-type="string" calcext:value-type="string">
            <text:p>NaN</text:p>
          </table:table-cell>
          <table:table-cell office:value-type="float" office:value="0.209752" calcext:value-type="float">
            <text:p>0.209752</text:p>
          </table:table-cell>
          <table:table-cell office:value-type="float" office:value="0.1018532" calcext:value-type="float">
            <text:p>1.02E-01</text:p>
          </table:table-cell>
          <table:table-cell office:value-type="float" office:value="0.3648074" calcext:value-type="float">
            <text:p>3.65E-01</text:p>
          </table:table-cell>
          <table:table-cell office:value-type="float" office:value="0.00003012591" calcext:value-type="float">
            <text:p>3.01E-05</text:p>
          </table:table-cell>
          <table:table-cell table:formula="of:=-[.AF52]*LOG([.AH52]/[.AG52])" office:value-type="float" office:value="0.415879190899925" calcext:value-type="float">
            <text:p>0.415879190899925</text:p>
          </table:table-cell>
          <table:table-cell office:value-type="float" office:value="0.155138953" calcext:value-type="float">
            <text:p>0.155138953</text:p>
          </table:table-cell>
          <table:table-cell office:value-type="float" office:value="0.35676222" calcext:value-type="float">
            <text:p>0.35676222</text:p>
          </table:table-cell>
          <table:table-cell office:value-type="float" office:value="0.006091278" calcext:value-type="float">
            <text:p>0.006091278</text:p>
          </table:table-cell>
          <table:table-cell office:value-type="float" office:value="0.306836277" calcext:value-type="float">
            <text:p>0.306836277</text:p>
          </table:table-cell>
          <table:table-cell office:value-type="float" office:value="-58.760744589" calcext:value-type="float">
            <text:p>-58.760744589</text:p>
          </table:table-cell>
          <table:table-cell office:value-type="float" office:value="0.152490122919957" calcext:value-type="float">
            <text:p>0.152490122919957</text:p>
          </table:table-cell>
          <table:table-cell office:value-type="float" office:value="0.155138905" calcext:value-type="float">
            <text:p>0.155138905</text:p>
          </table:table-cell>
          <table:table-cell office:value-type="float" office:value="0.35676223" calcext:value-type="float">
            <text:p>0.35676223</text:p>
          </table:table-cell>
          <table:table-cell office:value-type="float" office:value="0.006091285" calcext:value-type="float">
            <text:p>0.006091285</text:p>
          </table:table-cell>
          <table:table-cell table:formula="of:=[.AP52]*(1-[.AR52]/[.AQ52])" office:value-type="float" office:value="0.152490095217241" calcext:value-type="float">
            <text:p>0.152490095217241</text:p>
          </table:table-cell>
          <table:table-cell office:value-type="float" office:value="0.181119411" calcext:value-type="float">
            <text:p>0.181119411</text:p>
          </table:table-cell>
          <table:table-cell office:value-type="float" office:value="0.357961992" calcext:value-type="float">
            <text:p>0.357961992</text:p>
          </table:table-cell>
          <table:table-cell office:value-type="float" office:value="0.004576279" calcext:value-type="float">
            <text:p>0.004576279</text:p>
          </table:table-cell>
          <table:table-cell office:value-type="float" office:value="0.792361692" calcext:value-type="float">
            <text:p>0.792361692</text:p>
          </table:table-cell>
          <table:table-cell table:formula="of:=[.AT52]*(1-([.AV52]/[.AU52])^[.AW52])" office:value-type="float" office:value="0.175394519574643" calcext:value-type="float">
            <text:p>0.175394519574643</text:p>
          </table:table-cell>
          <table:table-cell office:value-type="float" office:value="0.2499565" calcext:value-type="float">
            <text:p>0.2499565</text:p>
          </table:table-cell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mp_35C strain_wkB9</text:p>
          </table:table-cell>
          <table:table-cell office:value-type="float" office:value="0.127938564645029" calcext:value-type="float">
            <text:p>0.127938564645029</text:p>
          </table:table-cell>
          <table:table-cell office:value-type="float" office:value="0.639212057191487" calcext:value-type="float">
            <text:p>0.639212057191487</text:p>
          </table:table-cell>
          <table:table-cell office:value-type="float" office:value="0.00987373541392918" calcext:value-type="float">
            <text:p>0.009873735413929</text:p>
          </table:table-cell>
          <table:table-cell table:formula="of:=[.C53]*(1-[.E53]/[.D53])" office:value-type="float" office:value="0.125962332309717" calcext:value-type="float">
            <text:p>0.125962332309717</text:p>
          </table:table-cell>
          <table:table-cell office:value-type="float" office:value="0.127938564645029" calcext:value-type="float">
            <text:p>0.127938564645029</text:p>
          </table:table-cell>
          <table:table-cell office:value-type="float" office:value="0.639212057191487" calcext:value-type="float">
            <text:p>0.639212057191487</text:p>
          </table:table-cell>
          <table:table-cell office:value-type="float" office:value="0.00987373541392918" calcext:value-type="float">
            <text:p>0.009873735413929</text:p>
          </table:table-cell>
          <table:table-cell table:formula="of:=[.G53]*(1-[.I53]/[.H53])" office:value-type="float" office:value="0.125962332309717" calcext:value-type="float">
            <text:p>0.125962332309717</text:p>
          </table:table-cell>
          <table:table-cell office:value-type="float" office:value="0.17248269" calcext:value-type="float">
            <text:p>0.17248269</text:p>
          </table:table-cell>
          <table:table-cell office:value-type="float" office:value="4.180794" calcext:value-type="float">
            <text:p>4.180794</text:p>
          </table:table-cell>
          <table:table-cell office:value-type="float" office:value="5.6305773" calcext:value-type="float">
            <text:p>5.6305773</text:p>
          </table:table-cell>
          <table:table-cell office:value-type="float" office:value="0.16603714" calcext:value-type="float">
            <text:p>0.16603714</text:p>
          </table:table-cell>
          <table:table-cell office:value-type="float" office:value="4.11989" calcext:value-type="float">
            <text:p>4.11989</text:p>
          </table:table-cell>
          <table:table-cell office:value-type="float" office:value="5.8819998" calcext:value-type="float">
            <text:p>5.8819998</text:p>
          </table:table-cell>
          <table:table-cell table:number-columns-repeated="9" office:value-type="string" calcext:value-type="string">
            <text:p>NaN</text:p>
          </table:table-cell>
          <table:table-cell table:style-name="ce81" office:value-type="float" office:value="0.1169567" calcext:value-type="float">
            <text:p>1.17E-01</text:p>
          </table:table-cell>
          <table:table-cell table:style-name="ce81" office:value-type="float" office:value="0.6534201" calcext:value-type="float">
            <text:p>6.53E-01</text:p>
          </table:table-cell>
          <table:table-cell table:style-name="ce81" office:value-type="float" office:value="0.00003188845" calcext:value-type="float">
            <text:p>3.19E-05</text:p>
          </table:table-cell>
          <table:table-cell table:style-name="ce81" office:value-type="float" office:value="-6.175542" calcext:value-type="float">
            <text:p>-6.18E+00</text:p>
          </table:table-cell>
          <table:table-cell office:value-type="string" calcext:value-type="string">
            <text:p>NaN</text:p>
          </table:table-cell>
          <table:table-cell office:value-type="float" office:value="0.19617" calcext:value-type="float">
            <text:p>0.19617</text:p>
          </table:table-cell>
          <table:table-cell table:style-name="ce89" office:value-type="float" office:value="0.0771352884" calcext:value-type="float">
            <text:p>0.0771352884</text:p>
          </table:table-cell>
          <table:table-cell table:style-name="ce89" office:value-type="float" office:value="0.6816226573" calcext:value-type="float">
            <text:p>0.6816226573</text:p>
          </table:table-cell>
          <table:table-cell table:style-name="ce89" office:value-type="float" office:value="0.0001509766" calcext:value-type="float">
            <text:p>0.0001509766</text:p>
          </table:table-cell>
          <table:table-cell table:formula="of:=-[.AF53]*LOG([.AH53]/[.AG53])" office:value-type="float" office:value="0.281901276684739" calcext:value-type="float">
            <text:p>0.281901276684739</text:p>
          </table:table-cell>
          <table:table-cell table:style-name="ce94" office:value-type="float" office:value="2.141394" calcext:value-type="float">
            <text:p>2.14E+00</text:p>
          </table:table-cell>
          <table:table-cell table:style-name="ce94" office:value-type="float" office:value="0.6804097" calcext:value-type="float">
            <text:p>6.80E-01</text:p>
          </table:table-cell>
          <table:table-cell table:style-name="ce94" office:value-type="float" office:value="0.004493119" calcext:value-type="float">
            <text:p>4.49E-03</text:p>
          </table:table-cell>
          <table:table-cell table:style-name="ce94" office:value-type="float" office:value="-0.01861883" calcext:value-type="float">
            <text:p>-1.86E-02</text:p>
          </table:table-cell>
          <table:table-cell table:style-name="ce94" office:value-type="float" office:value="-121.8921" calcext:value-type="float">
            <text:p>-1.22E+02</text:p>
          </table:table-cell>
          <table:table-cell office:value-type="float" office:value="0.199206842399491" calcext:value-type="float">
            <text:p>0.199206842399491</text:p>
          </table:table-cell>
          <table:table-cell office:value-type="float" office:value="0.12449739" calcext:value-type="float">
            <text:p>0.12449739</text:p>
          </table:table-cell>
          <table:table-cell office:value-type="float" office:value="0.64871543" calcext:value-type="float">
            <text:p>0.64871543</text:p>
          </table:table-cell>
          <table:table-cell office:value-type="float" office:value="0.01146618" calcext:value-type="float">
            <text:p>0.01146618</text:p>
          </table:table-cell>
          <table:table-cell table:formula="of:=[.AP53]*(1-[.AR53]/[.AQ53])" office:value-type="float" office:value="0.122296872766627" calcext:value-type="float">
            <text:p>0.122296872766627</text:p>
          </table:table-cell>
          <table:table-cell office:value-type="float" office:value="0.252603302" calcext:value-type="float">
            <text:p>0.252603302</text:p>
          </table:table-cell>
          <table:table-cell office:value-type="float" office:value="0.665383173" calcext:value-type="float">
            <text:p>0.665383173</text:p>
          </table:table-cell>
          <table:table-cell office:value-type="float" office:value="0.003394037" calcext:value-type="float">
            <text:p>0.003394037</text:p>
          </table:table-cell>
          <table:table-cell office:value-type="float" office:value="0.373558478" calcext:value-type="float">
            <text:p>0.373558478</text:p>
          </table:table-cell>
          <table:table-cell table:formula="of:=[.AT53]*(1-([.AV53]/[.AU53])^[.AW53])" office:value-type="float" office:value="0.217438328996192" calcext:value-type="float">
            <text:p>0.217438328996192</text:p>
          </table:table-cell>
          <table:table-cell office:value-type="float" office:value="0.2603499" calcext:value-type="float">
            <text:p>0.2603499</text:p>
          </table:table-cell>
          <table:table-cell table:number-columns-repeated="973"/>
        </table:table-row>
        <table:table-row table:style-name="ro1" table:number-rows-repeated="9">
          <table:table-cell table:style-name="Default" table:number-columns-repeated="51"/>
          <table:table-cell table:number-columns-repeated="973"/>
        </table:table-row>
        <table:table-row table:style-name="ro1">
          <table:table-cell table:style-name="Default" table:number-columns-repeated="2"/>
          <table:table-cell table:style-name="ce55"/>
          <table:table-cell table:style-name="Default" table:number-columns-repeated="48"/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7:45:29.664424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7:14:28.594268981</meta:creation-date>
    <dc:date>2022-02-01T17:54:05.943171448</dc:date>
    <meta:editing-duration>PT9H23M49S</meta:editing-duration>
    <meta:editing-cycles>29</meta:editing-cycles>
    <meta:generator>LibreOffice/6.4.7.2$Linux_X86_64 LibreOffice_project/40$Build-2</meta:generator>
    <meta:document-statistic meta:table-count="1" meta:cell-count="2148" meta:object-count="0"/>
  </office:meta>
</office:document-meta>
</file>